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1.31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4.964cm"/>
    </style:style>
    <style:style style:name="co9" style:family="table-column">
      <style:table-column-properties fo:break-before="auto" style:column-width="5.89cm"/>
    </style:style>
    <style:style style:name="co10" style:family="table-column">
      <style:table-column-properties fo:break-before="auto" style:column-width="4.066cm"/>
    </style:style>
    <style:style style:name="co11" style:family="table-column">
      <style:table-column-properties fo:break-before="auto" style:column-width="5.4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Pivot_20_Table_20_Field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Pivot_20_Table_20_Category" style:data-style-name="N0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Pivot_20_Table_20_Title" style:data-style-name="N0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Pivot_20_Table_20_Corner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Pivot_20_Table_20_Value" style:data-style-name="N0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Pivot_20_Table_20_Result" style:data-style-name="N0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Pivot_20_Table_20_Field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Pivot_20_Table_20_Category" style:data-style-name="N0">
      <style:table-cell-properties fo:background-color="#ff8000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9" style:family="table-cell" style:parent-style-name="Pivot_20_Table_20_Corner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Pivot_20_Table_20_Value" style:data-style-name="N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udenci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row table:style-name="ro1">
          <table:table-cell table:style-name="ce20" office:value-type="string" calcext:value-type="string">
            <text:p>pesel</text:p>
          </table:table-cell>
          <table:table-cell table:style-name="ce20" office:value-type="string" calcext:value-type="string">
            <text:p>nazwisko</text:p>
          </table:table-cell>
          <table:table-cell table:style-name="ce20" office:value-type="string" calcext:value-type="string">
            <text:p>imie</text:p>
          </table:table-cell>
        </table:table-row>
        <table:table-row table:style-name="ro1"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BAJOREK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SLOTARZ</text:p>
          </table:table-cell>
          <table:table-cell office:value-type="string" calcext:value-type="string">
            <text:p>MARIANNA</text:p>
          </table:table-cell>
        </table:table-row>
        <table:table-row table:style-name="ro1"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WNUK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LESKO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WACHOWIAK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JASTRZEBSKI</text:p>
          </table:table-cell>
          <table:table-cell office:value-type="string" calcext:value-type="string">
            <text:p>IGNACY</text:p>
          </table:table-cell>
        </table:table-row>
        <table:table-row table:style-name="ro1"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CICHON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LUKASZEWICZ</text:p>
          </table:table-cell>
          <table:table-cell office:value-type="string" calcext:value-type="string">
            <text:p>PAULA</text:p>
          </table:table-cell>
        </table:table-row>
        <table:table-row table:style-name="ro1"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RATAJCZAK</text:p>
          </table:table-cell>
          <table:table-cell office:value-type="string" calcext:value-type="string">
            <text:p>OLIWIER</text:p>
          </table:table-cell>
        </table:table-row>
        <table:table-row table:style-name="ro1"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PLISZKA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KASZUBOWSKA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ORAWIEC</text:p>
          </table:table-cell>
          <table:table-cell office:value-type="string" calcext:value-type="string">
            <text:p>DAWID</text:p>
          </table:table-cell>
        </table:table-row>
        <table:table-row table:style-name="ro1"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OGONOWSKA</text:p>
          </table:table-cell>
          <table:table-cell office:value-type="string" calcext:value-type="string">
            <text:p>JULIUSZ</text:p>
          </table:table-cell>
        </table:table-row>
        <table:table-row table:style-name="ro1"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SZYMONIAK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SIUDYM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SASOR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KLOC</text:p>
          </table:table-cell>
          <table:table-cell office:value-type="string" calcext:value-type="string">
            <text:p>DAWID</text:p>
          </table:table-cell>
        </table:table-row>
        <table:table-row table:style-name="ro1"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SMOLEN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STOLARZ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MODZELEWSKA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WOROBIJ</text:p>
          </table:table-cell>
          <table:table-cell office:value-type="string" calcext:value-type="string">
            <text:p>STANISLAWA</text:p>
          </table:table-cell>
        </table:table-row>
        <table:table-row table:style-name="ro1"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NAPORA</text:p>
          </table:table-cell>
          <table:table-cell office:value-type="string" calcext:value-type="string">
            <text:p>MAREK</text:p>
          </table:table-cell>
        </table:table-row>
        <table:table-row table:style-name="ro1"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SLADOWSKI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LIZON</text:p>
          </table:table-cell>
          <table:table-cell office:value-type="string" calcext:value-type="string">
            <text:p>NATANAEL</text:p>
          </table:table-cell>
        </table:table-row>
        <table:table-row table:style-name="ro1"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SANKALA</text:p>
          </table:table-cell>
          <table:table-cell office:value-type="string" calcext:value-type="string">
            <text:p>JOZEF</text:p>
          </table:table-cell>
        </table:table-row>
        <table:table-row table:style-name="ro1"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GRZEGOREK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float" office:value="92082477625" calcext:value-type="float">
            <text:p>92082477625</text:p>
          </table:table-cell>
          <table:table-cell office:value-type="string" calcext:value-type="string">
            <text:p>ZALESKA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CIBOROWSKI</text:p>
          </table:table-cell>
          <table:table-cell office:value-type="string" calcext:value-type="string">
            <text:p>EDWARD</text:p>
          </table:table-cell>
        </table:table-row>
        <table:table-row table:style-name="ro1"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PIATKOWSKA</text:p>
          </table:table-cell>
          <table:table-cell office:value-type="string" calcext:value-type="string">
            <text:p>EWA</text:p>
          </table:table-cell>
        </table:table-row>
        <table:table-row table:style-name="ro1"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CWIKLA</text:p>
          </table:table-cell>
          <table:table-cell office:value-type="string" calcext:value-type="string">
            <text:p>MARIAN</text:p>
          </table:table-cell>
        </table:table-row>
        <table:table-row table:style-name="ro1"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BLASZCZYK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SIERON</text:p>
          </table:table-cell>
          <table:table-cell office:value-type="string" calcext:value-type="string">
            <text:p>LECH</text:p>
          </table:table-cell>
        </table:table-row>
        <table:table-row table:style-name="ro1"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TUCHOLSKI</text:p>
          </table:table-cell>
          <table:table-cell office:value-type="string" calcext:value-type="string">
            <text:p>DAWID</text:p>
          </table:table-cell>
        </table:table-row>
        <table:table-row table:style-name="ro1"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MENDRELA</text:p>
          </table:table-cell>
          <table:table-cell office:value-type="string" calcext:value-type="string">
            <text:p>ARTUR</text:p>
          </table:table-cell>
        </table:table-row>
        <table:table-row table:style-name="ro1"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ANTOLAK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SPIEWAK</text:p>
          </table:table-cell>
          <table:table-cell office:value-type="string" calcext:value-type="string">
            <text:p>RAFAL</text:p>
          </table:table-cell>
        </table:table-row>
        <table:table-row table:style-name="ro1"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PIEKUT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MAREK</text:p>
          </table:table-cell>
        </table:table-row>
        <table:table-row table:style-name="ro1"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MALESA</text:p>
          </table:table-cell>
          <table:table-cell office:value-type="string" calcext:value-type="string">
            <text:p>GABRIELA</text:p>
          </table:table-cell>
        </table:table-row>
        <table:table-row table:style-name="ro1"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SWIERCZYNSKI</text:p>
          </table:table-cell>
          <table:table-cell office:value-type="string" calcext:value-type="string">
            <text:p>JANUSZ</text:p>
          </table:table-cell>
        </table:table-row>
        <table:table-row table:style-name="ro1"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KORCZAK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PIWKOWSKI</text:p>
          </table:table-cell>
          <table:table-cell office:value-type="string" calcext:value-type="string">
            <text:p>EUGENIUSZ</text:p>
          </table:table-cell>
        </table:table-row>
        <table:table-row table:style-name="ro1"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CIESLA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WOLANIN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ZYMANECKA</text:p>
          </table:table-cell>
          <table:table-cell office:value-type="string" calcext:value-type="string">
            <text:p>SONIA</text:p>
          </table:table-cell>
        </table:table-row>
        <table:table-row table:style-name="ro1"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MAREK</text:p>
          </table:table-cell>
        </table:table-row>
        <table:table-row table:style-name="ro1"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DANIELAK</text:p>
          </table:table-cell>
          <table:table-cell office:value-type="string" calcext:value-type="string">
            <text:p>FRANCISZEK</text:p>
          </table:table-cell>
        </table:table-row>
        <table:table-row table:style-name="ro1"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KEPARA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PEPLIN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IES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MARCINKIEWICZ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GRYJGIER</text:p>
          </table:table-cell>
          <table:table-cell office:value-type="string" calcext:value-type="string">
            <text:p>RAFAL</text:p>
          </table:table-cell>
        </table:table-row>
        <table:table-row table:style-name="ro1"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KUKIELKA</text:p>
          </table:table-cell>
          <table:table-cell office:value-type="string" calcext:value-type="string">
            <text:p>BARBARA</text:p>
          </table:table-cell>
        </table:table-row>
        <table:table-row table:style-name="ro1"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NIEDZIOLKA</text:p>
          </table:table-cell>
          <table:table-cell office:value-type="string" calcext:value-type="string">
            <text:p>BARBARA</text:p>
          </table:table-cell>
        </table:table-row>
        <table:table-row table:style-name="ro1"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PLACHTA</text:p>
          </table:table-cell>
          <table:table-cell office:value-type="string" calcext:value-type="string">
            <text:p>EWA</text:p>
          </table:table-cell>
        </table:table-row>
        <table:table-row table:style-name="ro1"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MATRAS</text:p>
          </table:table-cell>
          <table:table-cell office:value-type="string" calcext:value-type="string">
            <text:p>KLAUDIA</text:p>
          </table:table-cell>
        </table:table-row>
        <table:table-row table:style-name="ro1"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ANTOSIEWICZ</text:p>
          </table:table-cell>
          <table:table-cell office:value-type="string" calcext:value-type="string">
            <text:p>MARCELINA</text:p>
          </table:table-cell>
        </table:table-row>
        <table:table-row table:style-name="ro1"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DEKA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KLICH</text:p>
          </table:table-cell>
          <table:table-cell office:value-type="string" calcext:value-type="string">
            <text:p>EMILIA</text:p>
          </table:table-cell>
        </table:table-row>
        <table:table-row table:style-name="ro1"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CEGLAREK</text:p>
          </table:table-cell>
          <table:table-cell office:value-type="string" calcext:value-type="string">
            <text:p>TOMASZ</text:p>
          </table:table-cell>
        </table:table-row>
        <table:table-row table:style-name="ro1"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ALEKSANDRA</text:p>
          </table:table-cell>
        </table:table-row>
        <table:table-row table:style-name="ro1"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DAWID</text:p>
          </table:table-cell>
        </table:table-row>
        <table:table-row table:style-name="ro1"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PYZIK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GAWRYS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KUCZYNSKA</text:p>
          </table:table-cell>
          <table:table-cell office:value-type="string" calcext:value-type="string">
            <text:p>OLIWIA</text:p>
          </table:table-cell>
        </table:table-row>
        <table:table-row table:style-name="ro1"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JOPKIEWICZ</text:p>
          </table:table-cell>
          <table:table-cell office:value-type="string" calcext:value-type="string">
            <text:p>ZBIGNIEW</text:p>
          </table:table-cell>
        </table:table-row>
        <table:table-row table:style-name="ro1"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WAJAND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KULAK</text:p>
          </table:table-cell>
          <table:table-cell office:value-type="string" calcext:value-type="string">
            <text:p>ZANETA</text:p>
          </table:table-cell>
        </table:table-row>
        <table:table-row table:style-name="ro1"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IWINSKI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ZAJA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JAROCKA</text:p>
          </table:table-cell>
          <table:table-cell office:value-type="string" calcext:value-type="string">
            <text:p>URSZULA</text:p>
          </table:table-cell>
        </table:table-row>
        <table:table-row table:style-name="ro1"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JACKOWSKI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ADAMCZAK</text:p>
          </table:table-cell>
          <table:table-cell office:value-type="string" calcext:value-type="string">
            <text:p>OLIWIA</text:p>
          </table:table-cell>
        </table:table-row>
        <table:table-row table:style-name="ro1"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MIECZNIKOWSKI</text:p>
          </table:table-cell>
          <table:table-cell office:value-type="string" calcext:value-type="string">
            <text:p>EDWARD</text:p>
          </table:table-cell>
        </table:table-row>
        <table:table-row table:style-name="ro1"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SOJDA</text:p>
          </table:table-cell>
          <table:table-cell office:value-type="string" calcext:value-type="string">
            <text:p>BARBARA</text:p>
          </table:table-cell>
        </table:table-row>
        <table:table-row table:style-name="ro1"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MALECKI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LUCZYK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SIEKIERKOWSKI</text:p>
          </table:table-cell>
          <table:table-cell office:value-type="string" calcext:value-type="string">
            <text:p>JANUSZ</text:p>
          </table:table-cell>
        </table:table-row>
        <table:table-row table:style-name="ro1"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GARBOWSKI</text:p>
          </table:table-cell>
          <table:table-cell office:value-type="string" calcext:value-type="string">
            <text:p>DAWID</text:p>
          </table:table-cell>
        </table:table-row>
        <table:table-row table:style-name="ro1"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SZCZEPANCZYK</text:p>
          </table:table-cell>
          <table:table-cell office:value-type="string" calcext:value-type="string">
            <text:p>PAWEL</text:p>
          </table:table-cell>
        </table:table-row>
        <table:table-row table:style-name="ro1"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RACZEK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PALYS</text:p>
          </table:table-cell>
          <table:table-cell office:value-type="string" calcext:value-type="string">
            <text:p>LUKASZ</text:p>
          </table:table-cell>
        </table:table-row>
        <table:table-row table:style-name="ro1"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CIOSEK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NEJMAN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NIEMYJSKA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ACANOW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MARZENA</text:p>
          </table:table-cell>
        </table:table-row>
        <table:table-row table:style-name="ro1"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NIECKARZ</text:p>
          </table:table-cell>
          <table:table-cell office:value-type="string" calcext:value-type="string">
            <text:p>EMILIA</text:p>
          </table:table-cell>
        </table:table-row>
        <table:table-row table:style-name="ro1"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SZWED</text:p>
          </table:table-cell>
          <table:table-cell office:value-type="string" calcext:value-type="string">
            <text:p>WIKTOR</text:p>
          </table:table-cell>
        </table:table-row>
        <table:table-row table:style-name="ro1"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SZNAJDER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PORADA</text:p>
          </table:table-cell>
          <table:table-cell office:value-type="string" calcext:value-type="string">
            <text:p>EDWARD</text:p>
          </table:table-cell>
        </table:table-row>
        <table:table-row table:style-name="ro1"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MARKOLINO</text:p>
          </table:table-cell>
          <table:table-cell office:value-type="string" calcext:value-type="string">
            <text:p>STEFAN</text:p>
          </table:table-cell>
        </table:table-row>
        <table:table-row table:style-name="ro1"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MROZINSKI</text:p>
          </table:table-cell>
          <table:table-cell office:value-type="string" calcext:value-type="string">
            <text:p>ROBERT</text:p>
          </table:table-cell>
        </table:table-row>
        <table:table-row table:style-name="ro1"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UKLEJA</text:p>
          </table:table-cell>
          <table:table-cell office:value-type="string" calcext:value-type="string">
            <text:p>KRYSTYNA</text:p>
          </table:table-cell>
        </table:table-row>
        <table:table-row table:style-name="ro1"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TOMASZ</text:p>
          </table:table-cell>
        </table:table-row>
        <table:table-row table:style-name="ro1"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SKOREK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ZUROWSKI</text:p>
          </table:table-cell>
          <table:table-cell office:value-type="string" calcext:value-type="string">
            <text:p>WIKTOR</text:p>
          </table:table-cell>
        </table:table-row>
        <table:table-row table:style-name="ro1"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WIERZBINSKA</text:p>
          </table:table-cell>
          <table:table-cell office:value-type="string" calcext:value-type="string">
            <text:p>SANDRA</text:p>
          </table:table-cell>
        </table:table-row>
        <table:table-row table:style-name="ro1"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MARCIN</text:p>
          </table:table-cell>
        </table:table-row>
        <table:table-row table:style-name="ro1"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KRZYZANOWSKI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EK</text:p>
          </table:table-cell>
          <table:table-cell office:value-type="string" calcext:value-type="string">
            <text:p>TOMASZ</text:p>
          </table:table-cell>
        </table:table-row>
        <table:table-row table:style-name="ro1"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PODGORSKA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JABLONCZYK</text:p>
          </table:table-cell>
          <table:table-cell office:value-type="string" calcext:value-type="string">
            <text:p>ANTONI</text:p>
          </table:table-cell>
        </table:table-row>
        <table:table-row table:style-name="ro1"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MASTALERZ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KOLODZIEJ</text:p>
          </table:table-cell>
          <table:table-cell office:value-type="string" calcext:value-type="string">
            <text:p>BARBARA</text:p>
          </table:table-cell>
        </table:table-row>
        <table:table-row table:style-name="ro1"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KACPERSKA</text:p>
          </table:table-cell>
          <table:table-cell office:value-type="string" calcext:value-type="string">
            <text:p>BARBARA</text:p>
          </table:table-cell>
        </table:table-row>
        <table:table-row table:style-name="ro1"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ZIETEK</text:p>
          </table:table-cell>
          <table:table-cell office:value-type="string" calcext:value-type="string">
            <text:p>EDYTA</text:p>
          </table:table-cell>
        </table:table-row>
        <table:table-row table:style-name="ro1"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LISZEWSKA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LIGOROWSKI</text:p>
          </table:table-cell>
          <table:table-cell office:value-type="string" calcext:value-type="string">
            <text:p>MARCIN</text:p>
          </table:table-cell>
        </table:table-row>
        <table:table-row table:style-name="ro1"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BADURA</text:p>
          </table:table-cell>
          <table:table-cell office:value-type="string" calcext:value-type="string">
            <text:p>JANUSZ</text:p>
          </table:table-cell>
        </table:table-row>
        <table:table-row table:style-name="ro1">
          <table:table-cell office:value-type="float" office:value="93123086325" calcext:value-type="float">
            <text:p>93123086325</text:p>
          </table:table-cell>
          <table:table-cell office:value-type="string" calcext:value-type="string">
            <text:p>FRACKIEWICZ</text:p>
          </table:table-cell>
          <table:table-cell office:value-type="string" calcext:value-type="string">
            <text:p>MARZENA</text:p>
          </table:table-cell>
        </table:table-row>
        <table:table-row table:style-name="ro1"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BRODZIL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MACHOWSKA</text:p>
          </table:table-cell>
          <table:table-cell office:value-type="string" calcext:value-type="string">
            <text:p>MARCELINA</text:p>
          </table:table-cell>
        </table:table-row>
        <table:table-row table:style-name="ro1"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CABAN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JASKULSKI</text:p>
          </table:table-cell>
          <table:table-cell office:value-type="string" calcext:value-type="string">
            <text:p>TOMASZ</text:p>
          </table:table-cell>
        </table:table-row>
        <table:table-row table:style-name="ro1"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KALICKI</text:p>
          </table:table-cell>
          <table:table-cell office:value-type="string" calcext:value-type="string">
            <text:p>LUKASZ</text:p>
          </table:table-cell>
        </table:table-row>
        <table:table-row table:style-name="ro1"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SZABLOWSKI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WROBEL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SIERADZKI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BIELAK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WADOLOWSKA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GRALAK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PILISZCZUK</text:p>
          </table:table-cell>
          <table:table-cell office:value-type="string" calcext:value-type="string">
            <text:p>MARCIN</text:p>
          </table:table-cell>
        </table:table-row>
        <table:table-row table:style-name="ro1"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SZCZERBOWSKI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STASKIEWICZ</text:p>
          </table:table-cell>
          <table:table-cell office:value-type="string" calcext:value-type="string">
            <text:p>MALWINA</text:p>
          </table:table-cell>
        </table:table-row>
        <table:table-row table:style-name="ro1"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JAMROZ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KRAWCZYNSKI</text:p>
          </table:table-cell>
          <table:table-cell office:value-type="string" calcext:value-type="string">
            <text:p>RAFAL</text:p>
          </table:table-cell>
        </table:table-row>
        <table:table-row table:style-name="ro1"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BEBENEK</text:p>
          </table:table-cell>
          <table:table-cell office:value-type="string" calcext:value-type="string">
            <text:p>KINGA</text:p>
          </table:table-cell>
        </table:table-row>
        <table:table-row table:style-name="ro1"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IWAN</text:p>
          </table:table-cell>
          <table:table-cell office:value-type="string" calcext:value-type="string">
            <text:p>GRZEGORZ</text:p>
          </table:table-cell>
        </table:table-row>
        <table:table-row table:style-name="ro1"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LOZOWSKI</text:p>
          </table:table-cell>
          <table:table-cell office:value-type="string" calcext:value-type="string">
            <text:p>ANTONI</text:p>
          </table:table-cell>
        </table:table-row>
        <table:table-row table:style-name="ro1"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TOMASZCZYK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MANJURA</text:p>
          </table:table-cell>
          <table:table-cell office:value-type="string" calcext:value-type="string">
            <text:p>EWELINA</text:p>
          </table:table-cell>
        </table:table-row>
        <table:table-row table:style-name="ro1"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PLACZEK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KAMAN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KOTULA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GALECKI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MIELNICZUK</text:p>
          </table:table-cell>
          <table:table-cell office:value-type="string" calcext:value-type="string">
            <text:p>KLAUDIA</text:p>
          </table:table-cell>
        </table:table-row>
        <table:table-row table:style-name="ro1"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PIETRZYKOWSKI</text:p>
          </table:table-cell>
          <table:table-cell office:value-type="string" calcext:value-type="string">
            <text:p>FRANCISZEK</text:p>
          </table:table-cell>
        </table:table-row>
        <table:table-row table:style-name="ro1"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CZARNIK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SIEMINSKI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KULAS</text:p>
          </table:table-cell>
          <table:table-cell office:value-type="string" calcext:value-type="string">
            <text:p>ARTUR</text:p>
          </table:table-cell>
        </table:table-row>
        <table:table-row table:style-name="ro1"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WIKTOR</text:p>
          </table:table-cell>
        </table:table-row>
        <table:table-row table:style-name="ro1"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GOLEC</text:p>
          </table:table-cell>
          <table:table-cell office:value-type="string" calcext:value-type="string">
            <text:p>TOMASZ</text:p>
          </table:table-cell>
        </table:table-row>
        <table:table-row table:style-name="ro1"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KUBAK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PUCHALSKA</text:p>
          </table:table-cell>
          <table:table-cell office:value-type="string" calcext:value-type="string">
            <text:p>NIKOLA</text:p>
          </table:table-cell>
        </table:table-row>
        <table:table-row table:style-name="ro1"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KRASOWSKA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ONOPKA</text:p>
          </table:table-cell>
          <table:table-cell office:value-type="string" calcext:value-type="string">
            <text:p>ZDZISLAWA</text:p>
          </table:table-cell>
        </table:table-row>
        <table:table-row table:style-name="ro1"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LANGEROWICZ</text:p>
          </table:table-cell>
          <table:table-cell office:value-type="string" calcext:value-type="string">
            <text:p>MARCELI</text:p>
          </table:table-cell>
        </table:table-row>
        <table:table-row table:style-name="ro1"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CZYZEWSKA</text:p>
          </table:table-cell>
          <table:table-cell office:value-type="string" calcext:value-type="string">
            <text:p>EWA</text:p>
          </table:table-cell>
        </table:table-row>
        <table:table-row table:style-name="ro1"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KUZNIAR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float" office:value="94070532538" calcext:value-type="float">
            <text:p>94070532538</text:p>
          </table:table-cell>
          <table:table-cell office:value-type="string" calcext:value-type="string">
            <text:p>NAJDA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CIESLEWICZ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GOMOLKA</text:p>
          </table:table-cell>
          <table:table-cell office:value-type="string" calcext:value-type="string">
            <text:p>MARZENA</text:p>
          </table:table-cell>
        </table:table-row>
        <table:table-row table:style-name="ro1"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KONKOL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ZIOLKOWSKA</text:p>
          </table:table-cell>
          <table:table-cell office:value-type="string" calcext:value-type="string">
            <text:p>EWELINA</text:p>
          </table:table-cell>
        </table:table-row>
        <table:table-row table:style-name="ro1"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KLIMKOWSKA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SEKOWSKI</text:p>
          </table:table-cell>
          <table:table-cell office:value-type="string" calcext:value-type="string">
            <text:p>MARCIN</text:p>
          </table:table-cell>
        </table:table-row>
        <table:table-row table:style-name="ro1"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DWORACZEK</text:p>
          </table:table-cell>
          <table:table-cell office:value-type="string" calcext:value-type="string">
            <text:p>LUKASZ</text:p>
          </table:table-cell>
        </table:table-row>
        <table:table-row table:style-name="ro1"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SANDRA</text:p>
          </table:table-cell>
        </table:table-row>
        <table:table-row table:style-name="ro1"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JANDA</text:p>
          </table:table-cell>
          <table:table-cell office:value-type="string" calcext:value-type="string">
            <text:p>MARCELI</text:p>
          </table:table-cell>
        </table:table-row>
        <table:table-row table:style-name="ro1"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FRANKOWSKI</text:p>
          </table:table-cell>
          <table:table-cell office:value-type="string" calcext:value-type="string">
            <text:p>EDWARD</text:p>
          </table:table-cell>
        </table:table-row>
        <table:table-row table:style-name="ro1"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BEDKOWSKI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float" office:value="94091411788" calcext:value-type="float">
            <text:p>94091411788</text:p>
          </table:table-cell>
          <table:table-cell office:value-type="string" calcext:value-type="string">
            <text:p>DOLINSKA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SLAWOMIR</text:p>
          </table:table-cell>
        </table:table-row>
        <table:table-row table:style-name="ro1"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MALINOWSKA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SZEWCZAK</text:p>
          </table:table-cell>
          <table:table-cell office:value-type="string" calcext:value-type="string">
            <text:p>ADRIANNA</text:p>
          </table:table-cell>
        </table:table-row>
        <table:table-row table:style-name="ro1"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SKULIMOWSKI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OSINSKI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JANICKI</text:p>
          </table:table-cell>
          <table:table-cell office:value-type="string" calcext:value-type="string">
            <text:p>MIROSLAW</text:p>
          </table:table-cell>
        </table:table-row>
        <table:table-row table:style-name="ro1"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RAJCA</text:p>
          </table:table-cell>
          <table:table-cell office:value-type="string" calcext:value-type="string">
            <text:p>WITOLD</text:p>
          </table:table-cell>
        </table:table-row>
        <table:table-row table:style-name="ro1"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MAREK</text:p>
          </table:table-cell>
        </table:table-row>
        <table:table-row table:style-name="ro1"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WILCZAK</text:p>
          </table:table-cell>
          <table:table-cell office:value-type="string" calcext:value-type="string">
            <text:p>DARIUSZ</text:p>
          </table:table-cell>
        </table:table-row>
        <table:table-row table:style-name="ro1"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LAKOMY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SALWA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float" office:value="94121421336" calcext:value-type="float">
            <text:p>94121421336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SZATAN</text:p>
          </table:table-cell>
          <table:table-cell office:value-type="string" calcext:value-type="string">
            <text:p>ANTONI</text:p>
          </table:table-cell>
        </table:table-row>
        <table:table-row table:style-name="ro1"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GRZEGORZ</text:p>
          </table:table-cell>
        </table:table-row>
        <table:table-row table:style-name="ro1"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RESZKA</text:p>
          </table:table-cell>
          <table:table-cell office:value-type="string" calcext:value-type="string">
            <text:p>ARTUR</text:p>
          </table:table-cell>
        </table:table-row>
        <table:table-row table:style-name="ro1"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MORISON</text:p>
          </table:table-cell>
          <table:table-cell office:value-type="string" calcext:value-type="string">
            <text:p>BARBARA</text:p>
          </table:table-cell>
        </table:table-row>
        <table:table-row table:style-name="ro1"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GRUSZECKI</text:p>
          </table:table-cell>
          <table:table-cell office:value-type="string" calcext:value-type="string">
            <text:p>DARIUSZ</text:p>
          </table:table-cell>
        </table:table-row>
        <table:table-row table:style-name="ro1"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ZBIGNIEWICZ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KOPICZYNSKI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DRAGAN</text:p>
          </table:table-cell>
          <table:table-cell office:value-type="string" calcext:value-type="string">
            <text:p>EUGENIUSZ</text:p>
          </table:table-cell>
        </table:table-row>
        <table:table-row table:style-name="ro1"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BUDNIK</text:p>
          </table:table-cell>
          <table:table-cell office:value-type="string" calcext:value-type="string">
            <text:p>STEFAN</text:p>
          </table:table-cell>
        </table:table-row>
        <table:table-row table:style-name="ro1"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ADRIANNA</text:p>
          </table:table-cell>
        </table:table-row>
        <table:table-row table:style-name="ro1"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WACHOWICZ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JOZEFOWICZ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LEWKOWICZ</text:p>
          </table:table-cell>
          <table:table-cell office:value-type="string" calcext:value-type="string">
            <text:p>DARIUSZ</text:p>
          </table:table-cell>
        </table:table-row>
        <table:table-row table:style-name="ro1"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SZCZERB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KEDZIOR</text:p>
          </table:table-cell>
          <table:table-cell office:value-type="string" calcext:value-type="string">
            <text:p>MARCIN</text:p>
          </table:table-cell>
        </table:table-row>
        <table:table-row table:style-name="ro1"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GORNIAK</text:p>
          </table:table-cell>
          <table:table-cell office:value-type="string" calcext:value-type="string">
            <text:p>EDYTA</text:p>
          </table:table-cell>
        </table:table-row>
        <table:table-row table:style-name="ro1"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GOLAB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BUTKIEWICZ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BEREZA</text:p>
          </table:table-cell>
          <table:table-cell office:value-type="string" calcext:value-type="string">
            <text:p>IGNACY</text:p>
          </table:table-cell>
        </table:table-row>
        <table:table-row table:style-name="ro1"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DUDZIC</text:p>
          </table:table-cell>
          <table:table-cell office:value-type="string" calcext:value-type="string">
            <text:p>KLAUDIUSZ</text:p>
          </table:table-cell>
        </table:table-row>
        <table:table-row table:style-name="ro1"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PALENTA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KUBICKI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CISOW</text:p>
          </table:table-cell>
          <table:table-cell office:value-type="string" calcext:value-type="string">
            <text:p>EWA</text:p>
          </table:table-cell>
        </table:table-row>
        <table:table-row table:style-name="ro1"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ZAWISTOWSKI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GNIESZKA</text:p>
          </table:table-cell>
        </table:table-row>
        <table:table-row table:style-name="ro1"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NIEZDAR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CHMIELOWIEC</text:p>
          </table:table-cell>
          <table:table-cell office:value-type="string" calcext:value-type="string">
            <text:p>WANDA</text:p>
          </table:table-cell>
        </table:table-row>
        <table:table-row table:style-name="ro1"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KOMINEK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JANUSZ</text:p>
          </table:table-cell>
        </table:table-row>
        <table:table-row table:style-name="ro1"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KRASUSKA</text:p>
          </table:table-cell>
          <table:table-cell office:value-type="string" calcext:value-type="string">
            <text:p>ZANETA</text:p>
          </table:table-cell>
        </table:table-row>
        <table:table-row table:style-name="ro1"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PLODOWS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LANGOWSKI</text:p>
          </table:table-cell>
          <table:table-cell office:value-type="string" calcext:value-type="string">
            <text:p>KAMIL</text:p>
          </table:table-cell>
        </table:table-row>
        <table:table-row table:style-name="ro1"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OSOWIECKA</text:p>
          </table:table-cell>
          <table:table-cell office:value-type="string" calcext:value-type="string">
            <text:p>STANISLAWA</text:p>
          </table:table-cell>
        </table:table-row>
        <table:table-row table:style-name="ro1"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SZCZYPKA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SKORKA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SZUSTAK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float" office:value="95080318259" calcext:value-type="float">
            <text:p>95080318259</text:p>
          </table:table-cell>
          <table:table-cell office:value-type="string" calcext:value-type="string">
            <text:p>PIETRASZEWSKI</text:p>
          </table:table-cell>
          <table:table-cell office:value-type="string" calcext:value-type="string">
            <text:p>STEFAN</text:p>
          </table:table-cell>
        </table:table-row>
        <table:table-row table:style-name="ro1"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SERAFIN</text:p>
          </table:table-cell>
          <table:table-cell office:value-type="string" calcext:value-type="string">
            <text:p>KAROL</text:p>
          </table:table-cell>
        </table:table-row>
        <table:table-row table:style-name="ro1"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PLACEK</text:p>
          </table:table-cell>
          <table:table-cell office:value-type="string" calcext:value-type="string">
            <text:p>JOANNA</text:p>
          </table:table-cell>
        </table:table-row>
        <table:table-row table:style-name="ro1"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OMASZ</text:p>
          </table:table-cell>
        </table:table-row>
        <table:table-row table:style-name="ro1"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SZYCHOWSKI</text:p>
          </table:table-cell>
          <table:table-cell office:value-type="string" calcext:value-type="string">
            <text:p>RADOSLAW</text:p>
          </table:table-cell>
        </table:table-row>
        <table:table-row table:style-name="ro1"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CHUDZINSKI</text:p>
          </table:table-cell>
          <table:table-cell office:value-type="string" calcext:value-type="string">
            <text:p>SLAWOMIR</text:p>
          </table:table-cell>
        </table:table-row>
        <table:table-row table:style-name="ro1"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ZEBALOWS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GREN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PIEL</text:p>
          </table:table-cell>
          <table:table-cell office:value-type="string" calcext:value-type="string">
            <text:p>EUGENIUSZ</text:p>
          </table:table-cell>
        </table:table-row>
        <table:table-row table:style-name="ro1"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ZWIERZYNSKI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ORLIKOWSKI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CHOLEW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PRZEMYSLAW</text:p>
          </table:table-cell>
        </table:table-row>
        <table:table-row table:style-name="ro1"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SZABAT</text:p>
          </table:table-cell>
          <table:table-cell office:value-type="string" calcext:value-type="string">
            <text:p>JANUSZ</text:p>
          </table:table-cell>
        </table:table-row>
        <table:table-row table:style-name="ro1"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MALKOW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BODNAR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KORCZ</text:p>
          </table:table-cell>
          <table:table-cell office:value-type="string" calcext:value-type="string">
            <text:p>NADIA</text:p>
          </table:table-cell>
        </table:table-row>
        <table:table-row table:style-name="ro1"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DOBRZYNSKI</text:p>
          </table:table-cell>
          <table:table-cell office:value-type="string" calcext:value-type="string">
            <text:p>STEFAN</text:p>
          </table:table-cell>
        </table:table-row>
        <table:table-row table:style-name="ro1"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PACZYNSKI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DUMA</text:p>
          </table:table-cell>
          <table:table-cell office:value-type="string" calcext:value-type="string">
            <text:p>ZBIGNIEW</text:p>
          </table:table-cell>
        </table:table-row>
        <table:table-row table:style-name="ro1"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LECHOWICZ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float" office:value="95122344488" calcext:value-type="float">
            <text:p>95122344488</text:p>
          </table:table-cell>
          <table:table-cell office:value-type="string" calcext:value-type="string">
            <text:p>PLONSKA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NIEZGODA</text:p>
          </table:table-cell>
          <table:table-cell office:value-type="string" calcext:value-type="string">
            <text:p>EMILIA</text:p>
          </table:table-cell>
        </table:table-row>
        <table:table-row table:style-name="ro1"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SZCZEPANSKI</text:p>
          </table:table-cell>
          <table:table-cell office:value-type="string" calcext:value-type="string">
            <text:p>LUKASZ</text:p>
          </table:table-cell>
        </table:table-row>
        <table:table-row table:style-name="ro1"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DUSZYNSKA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ZIENTEK</text:p>
          </table:table-cell>
          <table:table-cell office:value-type="string" calcext:value-type="string">
            <text:p>BOGUSLAWA</text:p>
          </table:table-cell>
        </table:table-row>
        <table:table-row table:style-name="ro1"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BUCZAK</text:p>
          </table:table-cell>
          <table:table-cell office:value-type="string" calcext:value-type="string">
            <text:p>BARBARA</text:p>
          </table:table-cell>
        </table:table-row>
        <table:table-row table:style-name="ro1"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JAWORSKA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BRYS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MORAWIN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JANOT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CZARNIECKA</text:p>
          </table:table-cell>
          <table:table-cell office:value-type="string" calcext:value-type="string">
            <text:p>URSZULA</text:p>
          </table:table-cell>
        </table:table-row>
        <table:table-row table:style-name="ro1"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ZBICKA</text:p>
          </table:table-cell>
          <table:table-cell office:value-type="string" calcext:value-type="string">
            <text:p>PAULA</text:p>
          </table:table-cell>
        </table:table-row>
        <table:table-row table:style-name="ro1">
          <table:table-cell office:value-type="float" office:value="96032039774" calcext:value-type="float">
            <text:p>96032039774</text:p>
          </table:table-cell>
          <table:table-cell office:value-type="string" calcext:value-type="string">
            <text:p>SIECZKOW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SIELSKA</text:p>
          </table:table-cell>
          <table:table-cell office:value-type="string" calcext:value-type="string">
            <text:p>GABRIELA</text:p>
          </table:table-cell>
        </table:table-row>
        <table:table-row table:style-name="ro1"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SKOLIMOWSKI</text:p>
          </table:table-cell>
          <table:table-cell office:value-type="string" calcext:value-type="string">
            <text:p>PRZEMYSLAW</text:p>
          </table:table-cell>
        </table:table-row>
        <table:table-row table:style-name="ro1"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SKRZYNIARZ</text:p>
          </table:table-cell>
          <table:table-cell office:value-type="string" calcext:value-type="string">
            <text:p>KRYSTYNA</text:p>
          </table:table-cell>
        </table:table-row>
        <table:table-row table:style-name="ro1"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WIECKOWSKA</text:p>
          </table:table-cell>
          <table:table-cell office:value-type="string" calcext:value-type="string">
            <text:p>PAULINA</text:p>
          </table:table-cell>
        </table:table-row>
        <table:table-row table:style-name="ro1"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PLUCIENNIK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BARNAS</text:p>
          </table:table-cell>
          <table:table-cell office:value-type="string" calcext:value-type="string">
            <text:p>RAFAL</text:p>
          </table:table-cell>
        </table:table-row>
        <table:table-row table:style-name="ro1"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PODLEWSKI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CIUPAGA</text:p>
          </table:table-cell>
          <table:table-cell office:value-type="string" calcext:value-type="string">
            <text:p>BOGUSLAWA</text:p>
          </table:table-cell>
        </table:table-row>
        <table:table-row table:style-name="ro1"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SZAFRAN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FOLTYN</text:p>
          </table:table-cell>
          <table:table-cell office:value-type="string" calcext:value-type="string">
            <text:p>KLAUDIUSZ</text:p>
          </table:table-cell>
        </table:table-row>
        <table:table-row table:style-name="ro1">
          <table:table-cell office:value-type="float" office:value="96051111367" calcext:value-type="float">
            <text:p>96051111367</text:p>
          </table:table-cell>
          <table:table-cell office:value-type="string" calcext:value-type="string">
            <text:p>KWASNIK</text:p>
          </table:table-cell>
          <table:table-cell office:value-type="string" calcext:value-type="string">
            <text:p>KRYSTYNA</text:p>
          </table:table-cell>
        </table:table-row>
        <table:table-row table:style-name="ro1"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SROKA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FRANCZYK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BOROWY</text:p>
          </table:table-cell>
          <table:table-cell office:value-type="string" calcext:value-type="string">
            <text:p>NIKOLA</text:p>
          </table:table-cell>
        </table:table-row>
        <table:table-row table:style-name="ro1"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GRZANKA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BISKUP</text:p>
          </table:table-cell>
          <table:table-cell office:value-type="string" calcext:value-type="string">
            <text:p>KLAUDIUSZ</text:p>
          </table:table-cell>
        </table:table-row>
        <table:table-row table:style-name="ro1"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SOWA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KLAUDIA</text:p>
          </table:table-cell>
        </table:table-row>
        <table:table-row table:style-name="ro1"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MADEJA</text:p>
          </table:table-cell>
          <table:table-cell office:value-type="string" calcext:value-type="string">
            <text:p>MIROSLAW</text:p>
          </table:table-cell>
        </table:table-row>
        <table:table-row table:style-name="ro1"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SOLTYSIAK</text:p>
          </table:table-cell>
          <table:table-cell office:value-type="string" calcext:value-type="string">
            <text:p>LUCJA</text:p>
          </table:table-cell>
        </table:table-row>
        <table:table-row table:style-name="ro1"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PETRYKOWSKI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WESOLOWS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SPIEWAK</text:p>
          </table:table-cell>
          <table:table-cell office:value-type="string" calcext:value-type="string">
            <text:p>GABRIELA</text:p>
          </table:table-cell>
        </table:table-row>
        <table:table-row table:style-name="ro1"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ANDRUSZKIEWICZ</text:p>
          </table:table-cell>
          <table:table-cell office:value-type="string" calcext:value-type="string">
            <text:p>KLAUDIA</text:p>
          </table:table-cell>
        </table:table-row>
        <table:table-row table:style-name="ro1"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GRZEGORZ</text:p>
          </table:table-cell>
        </table:table-row>
        <table:table-row table:style-name="ro1"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STRUZIK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LISZAJ</text:p>
          </table:table-cell>
          <table:table-cell office:value-type="string" calcext:value-type="string">
            <text:p>MARIANNA</text:p>
          </table:table-cell>
        </table:table-row>
        <table:table-row table:style-name="ro1"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EWA</text:p>
          </table:table-cell>
        </table:table-row>
        <table:table-row table:style-name="ro1"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ZDANOWICZ</text:p>
          </table:table-cell>
          <table:table-cell office:value-type="string" calcext:value-type="string">
            <text:p>EDYTA</text:p>
          </table:table-cell>
        </table:table-row>
        <table:table-row table:style-name="ro1"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KAROLCZAK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ROGOWSK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WOJDAK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SWIDER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KURPANIK</text:p>
          </table:table-cell>
          <table:table-cell office:value-type="string" calcext:value-type="string">
            <text:p>ZDZISLAWA</text:p>
          </table:table-cell>
        </table:table-row>
        <table:table-row table:style-name="ro1">
          <table:table-cell office:value-type="float" office:value="96092278614" calcext:value-type="float">
            <text:p>96092278614</text:p>
          </table:table-cell>
          <table:table-cell office:value-type="string" calcext:value-type="string">
            <text:p>DYLAG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SIUD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MIELCZAREK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GALENEK</text:p>
          </table:table-cell>
          <table:table-cell office:value-type="string" calcext:value-type="string">
            <text:p>ROBERT</text:p>
          </table:table-cell>
        </table:table-row>
        <table:table-row table:style-name="ro1"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DEMBEK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PIECYK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GOCYLOWICZ</text:p>
          </table:table-cell>
          <table:table-cell office:value-type="string" calcext:value-type="string">
            <text:p>LUKASZ</text:p>
          </table:table-cell>
        </table:table-row>
        <table:table-row table:style-name="ro1"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STACHANCZYK</text:p>
          </table:table-cell>
          <table:table-cell office:value-type="string" calcext:value-type="string">
            <text:p>RADOSLAW</text:p>
          </table:table-cell>
        </table:table-row>
        <table:table-row table:style-name="ro1"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FILIPCZUK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BAGIERSKI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SOLTYSIK</text:p>
          </table:table-cell>
          <table:table-cell office:value-type="string" calcext:value-type="string">
            <text:p>WANDA</text:p>
          </table:table-cell>
        </table:table-row>
        <table:table-row table:style-name="ro1"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PIECH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OSUSZEK</text:p>
          </table:table-cell>
          <table:table-cell office:value-type="string" calcext:value-type="string">
            <text:p>LUKASZ</text:p>
          </table:table-cell>
        </table:table-row>
        <table:table-row table:style-name="ro1"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OMANOWICZ</text:p>
          </table:table-cell>
          <table:table-cell office:value-type="string" calcext:value-type="string">
            <text:p>MIROSLAW</text:p>
          </table:table-cell>
        </table:table-row>
        <table:table-row table:style-name="ro1"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MADEJSKI</text:p>
          </table:table-cell>
          <table:table-cell office:value-type="string" calcext:value-type="string">
            <text:p>MAREK</text:p>
          </table:table-cell>
        </table:table-row>
        <table:table-row table:style-name="ro1"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KARWECKA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EWELINA</text:p>
          </table:table-cell>
        </table:table-row>
        <table:table-row table:style-name="ro1"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SONIA</text:p>
          </table:table-cell>
        </table:table-row>
        <table:table-row table:style-name="ro1"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PRUSAK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GRELA</text:p>
          </table:table-cell>
          <table:table-cell office:value-type="string" calcext:value-type="string">
            <text:p>KLAUDIA</text:p>
          </table:table-cell>
        </table:table-row>
        <table:table-row table:style-name="ro1"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CIECIERSKA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JANICKA</text:p>
          </table:table-cell>
          <table:table-cell office:value-type="string" calcext:value-type="string">
            <text:p>KLAUDIA</text:p>
          </table:table-cell>
        </table:table-row>
        <table:table-row table:style-name="ro1"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PACZKOWSKI</text:p>
          </table:table-cell>
          <table:table-cell office:value-type="string" calcext:value-type="string">
            <text:p>DARIUSZ</text:p>
          </table:table-cell>
        </table:table-row>
        <table:table-row table:style-name="ro1">
          <table:table-cell office:value-type="float" office:value="97020963358" calcext:value-type="float">
            <text:p>97020963358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SMILGININ</text:p>
          </table:table-cell>
          <table:table-cell office:value-type="string" calcext:value-type="string">
            <text:p>BARBARA</text:p>
          </table:table-cell>
        </table:table-row>
        <table:table-row table:style-name="ro1"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STROZYNSK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LESZCZYNSKI</text:p>
          </table:table-cell>
          <table:table-cell office:value-type="string" calcext:value-type="string">
            <text:p>SEBASTIAN</text:p>
          </table:table-cell>
        </table:table-row>
        <table:table-row table:style-name="ro1" table:number-rows-repeated="10482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eldunek" table:style-name="ta1">
        <table:table-column table:style-name="co4" table:number-columns-repeated="2" table:default-cell-style-name="ce22"/>
        <table:table-row table:style-name="ro1">
          <table:table-cell table:style-name="ce20" office:value-type="string" calcext:value-type="string">
            <text:p>pesel</text:p>
          </table:table-cell>
          <table:table-cell table:style-name="ce20" office:value-type="string" calcext:value-type="string">
            <text:p>id_pok</text:p>
          </table:table-cell>
        </table:table-row>
        <table:table-row table:style-name="ro1">
          <table:table-cell office:value-type="float" office:value="92051048757" calcext:value-type="float">
            <text:p>920510487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051861424" calcext:value-type="float">
            <text:p>920518614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052033215" calcext:value-type="float">
            <text:p>920520332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2052877491" calcext:value-type="float">
            <text:p>9205287749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2052999663" calcext:value-type="float">
            <text:p>92052999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060349478" calcext:value-type="float">
            <text:p>920603494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060618813" calcext:value-type="float">
            <text:p>920606188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2060816563" calcext:value-type="float">
            <text:p>920608165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060863855" calcext:value-type="float">
            <text:p>92060863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61083359" calcext:value-type="float">
            <text:p>920610833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061754985" calcext:value-type="float">
            <text:p>9206175498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061937214" calcext:value-type="float">
            <text:p>920619372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062548936" calcext:value-type="float">
            <text:p>920625489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062762152" calcext:value-type="float">
            <text:p>92062762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062962545" calcext:value-type="float">
            <text:p>920629625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070111188" calcext:value-type="float">
            <text:p>92070111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070336152" calcext:value-type="float">
            <text:p>920703361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070952712" calcext:value-type="float">
            <text:p>920709527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071176944" calcext:value-type="float">
            <text:p>920711769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072355391" calcext:value-type="float">
            <text:p>9207235539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2072589329" calcext:value-type="float">
            <text:p>920725893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080361249" calcext:value-type="float">
            <text:p>920803612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2080864292" calcext:value-type="float">
            <text:p>9208086429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2081076313" calcext:value-type="float">
            <text:p>920810763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081119933" calcext:value-type="float">
            <text:p>920811199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2081817558" calcext:value-type="float">
            <text:p>920818175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081982469" calcext:value-type="float">
            <text:p>920819824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2090349976" calcext:value-type="float">
            <text:p>920903499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100661849" calcext:value-type="float">
            <text:p>92100661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101543816" calcext:value-type="float">
            <text:p>921015438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103163461" calcext:value-type="float">
            <text:p>921031634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111027117" calcext:value-type="float">
            <text:p>921110271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2111479877" calcext:value-type="float">
            <text:p>921114798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112571134" calcext:value-type="float">
            <text:p>921125711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112635683" calcext:value-type="float">
            <text:p>9211263568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2121027392" calcext:value-type="float">
            <text:p>92121027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121586455" calcext:value-type="float">
            <text:p>921215864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122718336" calcext:value-type="float">
            <text:p>921227183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2122755816" calcext:value-type="float">
            <text:p>921227558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122899246" calcext:value-type="float">
            <text:p>921228992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3010287374" calcext:value-type="float">
            <text:p>930102873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011731988" calcext:value-type="float">
            <text:p>9301173198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3012248937" calcext:value-type="float">
            <text:p>9301224893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012423916" calcext:value-type="float">
            <text:p>930124239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013078979" calcext:value-type="float">
            <text:p>93013078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20294887" calcext:value-type="float">
            <text:p>9302029488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020344452" calcext:value-type="float">
            <text:p>930203444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020492353" calcext:value-type="float">
            <text:p>9302049235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020984197" calcext:value-type="float">
            <text:p>930209841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021324462" calcext:value-type="float">
            <text:p>9302132446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021966581" calcext:value-type="float">
            <text:p>930219665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022138167" calcext:value-type="float">
            <text:p>930221381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031176282" calcext:value-type="float">
            <text:p>930311762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031426752" calcext:value-type="float">
            <text:p>930314267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031439697" calcext:value-type="float">
            <text:p>930314396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031562344" calcext:value-type="float">
            <text:p>9303156234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3031853565" calcext:value-type="float">
            <text:p>930318535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3031922166" calcext:value-type="float">
            <text:p>930319221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032549924" calcext:value-type="float">
            <text:p>930325499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041061585" calcext:value-type="float">
            <text:p>9304106158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041252815" calcext:value-type="float">
            <text:p>930412528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041271841" calcext:value-type="float">
            <text:p>930412718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041329773" calcext:value-type="float">
            <text:p>9304132977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041967867" calcext:value-type="float">
            <text:p>930419678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042094111" calcext:value-type="float">
            <text:p>930420941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042372947" calcext:value-type="float">
            <text:p>930423729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042594253" calcext:value-type="float">
            <text:p>930425942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051494722" calcext:value-type="float">
            <text:p>9305149472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052164592" calcext:value-type="float">
            <text:p>930521645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052321317" calcext:value-type="float">
            <text:p>930523213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052712924" calcext:value-type="float">
            <text:p>930527129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052759398" calcext:value-type="float">
            <text:p>930527593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060314174" calcext:value-type="float">
            <text:p>930603141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3060626866" calcext:value-type="float">
            <text:p>930606268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060757559" calcext:value-type="float">
            <text:p>930607575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061087466" calcext:value-type="float">
            <text:p>930610874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061243679" calcext:value-type="float">
            <text:p>930612436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061564929" calcext:value-type="float">
            <text:p>930615649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062061135" calcext:value-type="float">
            <text:p>930620611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070995479" calcext:value-type="float">
            <text:p>930709954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071912839" calcext:value-type="float">
            <text:p>930719128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072382295" calcext:value-type="float">
            <text:p>930723822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3080133818" calcext:value-type="float">
            <text:p>930801338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080136224" calcext:value-type="float">
            <text:p>930801362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080261416" calcext:value-type="float">
            <text:p>930802614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080464147" calcext:value-type="float">
            <text:p>930804641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081269666" calcext:value-type="float">
            <text:p>930812696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081336463" calcext:value-type="float">
            <text:p>930813364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081892851" calcext:value-type="float">
            <text:p>930818928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082456168" calcext:value-type="float">
            <text:p>930824561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090575941" calcext:value-type="float">
            <text:p>930905759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090925753" calcext:value-type="float">
            <text:p>930909257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091115319" calcext:value-type="float">
            <text:p>93091115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91278935" calcext:value-type="float">
            <text:p>930912789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3091575513" calcext:value-type="float">
            <text:p>930915755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091812971" calcext:value-type="float">
            <text:p>930918129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092337785" calcext:value-type="float">
            <text:p>930923377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092435575" calcext:value-type="float">
            <text:p>930924355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092663774" calcext:value-type="float">
            <text:p>9309266377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3101369477" calcext:value-type="float">
            <text:p>9310136947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101749226" calcext:value-type="float">
            <text:p>9310174922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3102056134" calcext:value-type="float">
            <text:p>931020561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102651636" calcext:value-type="float">
            <text:p>931026516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110169918" calcext:value-type="float">
            <text:p>931101699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110195784" calcext:value-type="float">
            <text:p>931101957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110591337" calcext:value-type="float">
            <text:p>931105913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3111079234" calcext:value-type="float">
            <text:p>931110792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111422865" calcext:value-type="float">
            <text:p>931114228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12296421" calcext:value-type="float">
            <text:p>931122964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112747286" calcext:value-type="float">
            <text:p>93112747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20854668" calcext:value-type="float">
            <text:p>9312085466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3120948925" calcext:value-type="float">
            <text:p>931209489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122038392" calcext:value-type="float">
            <text:p>931220383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122174335" calcext:value-type="float">
            <text:p>931221743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123086325" calcext:value-type="float">
            <text:p>931230863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010593869" calcext:value-type="float">
            <text:p>940105938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011095964" calcext:value-type="float">
            <text:p>940110959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012177294" calcext:value-type="float">
            <text:p>940121772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4012331191" calcext:value-type="float">
            <text:p>940123311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012833877" calcext:value-type="float">
            <text:p>9401283387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4020179251" calcext:value-type="float">
            <text:p>940201792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020355996" calcext:value-type="float">
            <text:p>940203559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020368381" calcext:value-type="float">
            <text:p>9402036838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020462177" calcext:value-type="float">
            <text:p>94020462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020859896" calcext:value-type="float">
            <text:p>9402085989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021031192" calcext:value-type="float">
            <text:p>9402103119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022461945" calcext:value-type="float">
            <text:p>9402246194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030283737" calcext:value-type="float">
            <text:p>9403028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30588351" calcext:value-type="float">
            <text:p>940305883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31061512" calcext:value-type="float">
            <text:p>940310615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031766363" calcext:value-type="float">
            <text:p>940317663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031972793" calcext:value-type="float">
            <text:p>94031972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032585554" calcext:value-type="float">
            <text:p>940325855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4032747169" calcext:value-type="float">
            <text:p>940327471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040669736" calcext:value-type="float">
            <text:p>940406697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041273536" calcext:value-type="float">
            <text:p>940412735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4041715238" calcext:value-type="float">
            <text:p>940417152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042061826" calcext:value-type="float">
            <text:p>940420618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042538867" calcext:value-type="float">
            <text:p>940425388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4050341862" calcext:value-type="float">
            <text:p>9405034186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50415987" calcext:value-type="float">
            <text:p>94050415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050582715" calcext:value-type="float">
            <text:p>940505827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4051599561" calcext:value-type="float">
            <text:p>940515995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4051786439" calcext:value-type="float">
            <text:p>940517864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051886221" calcext:value-type="float">
            <text:p>940518862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051893894" calcext:value-type="float">
            <text:p>9405189389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052013633" calcext:value-type="float">
            <text:p>940520136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052063812" calcext:value-type="float">
            <text:p>940520638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52327952" calcext:value-type="float">
            <text:p>940523279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052812232" calcext:value-type="float">
            <text:p>940528122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060394564" calcext:value-type="float">
            <text:p>940603945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062364747" calcext:value-type="float">
            <text:p>94062364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062767281" calcext:value-type="float">
            <text:p>9406276728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062811591" calcext:value-type="float">
            <text:p>940628115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070167664" calcext:value-type="float">
            <text:p>940701676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4070444888" calcext:value-type="float">
            <text:p>9407044488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4072349563" calcext:value-type="float">
            <text:p>940723495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072628581" calcext:value-type="float">
            <text:p>9407262858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080228692" calcext:value-type="float">
            <text:p>9408022869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4080448661" calcext:value-type="float">
            <text:p>940804486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4080681844" calcext:value-type="float">
            <text:p>940806818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080977152" calcext:value-type="float">
            <text:p>940809771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081134358" calcext:value-type="float">
            <text:p>940811343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081268846" calcext:value-type="float">
            <text:p>940812688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4082215991" calcext:value-type="float">
            <text:p>940822159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082711312" calcext:value-type="float">
            <text:p>940827113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4083048134" calcext:value-type="float">
            <text:p>940830481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091089918" calcext:value-type="float">
            <text:p>940910899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091411788" calcext:value-type="float">
            <text:p>940914117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4091495359" calcext:value-type="float">
            <text:p>940914953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091517385" calcext:value-type="float">
            <text:p>940915173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091751347" calcext:value-type="float">
            <text:p>940917513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92286956" calcext:value-type="float">
            <text:p>940922869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4093037193" calcext:value-type="float">
            <text:p>940930371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100357838" calcext:value-type="float">
            <text:p>941003578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100835552" calcext:value-type="float">
            <text:p>941008355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102052458" calcext:value-type="float">
            <text:p>9410205245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103033254" calcext:value-type="float">
            <text:p>941030332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111993425" calcext:value-type="float">
            <text:p>941119934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4112234831" calcext:value-type="float">
            <text:p>941122348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112973718" calcext:value-type="float">
            <text:p>941129737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4121421336" calcext:value-type="float">
            <text:p>941214213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121925755" calcext:value-type="float">
            <text:p>941219257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22135195" calcext:value-type="float">
            <text:p>941221351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123156375" calcext:value-type="float">
            <text:p>941231563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010144314" calcext:value-type="float">
            <text:p>950101443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010286766" calcext:value-type="float">
            <text:p>950102867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010919439" calcext:value-type="float">
            <text:p>950109194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010931895" calcext:value-type="float">
            <text:p>950109318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5011221717" calcext:value-type="float">
            <text:p>950112217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011368836" calcext:value-type="float">
            <text:p>950113688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012344439" calcext:value-type="float">
            <text:p>9501234443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5012636248" calcext:value-type="float">
            <text:p>950126362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020584568" calcext:value-type="float">
            <text:p>9502058456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021137376" calcext:value-type="float">
            <text:p>950211373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022151559" calcext:value-type="float">
            <text:p>950221515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022812243" calcext:value-type="float">
            <text:p>950228122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030373332" calcext:value-type="float">
            <text:p>950303733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5030438448" calcext:value-type="float">
            <text:p>950304384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031582894" calcext:value-type="float">
            <text:p>9503158289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040576286" calcext:value-type="float">
            <text:p>950405762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041132892" calcext:value-type="float">
            <text:p>950411328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041645299" calcext:value-type="float">
            <text:p>950416452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042088338" calcext:value-type="float">
            <text:p>950420883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42249539" calcext:value-type="float">
            <text:p>950422495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5042653121" calcext:value-type="float">
            <text:p>95042653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050162572" calcext:value-type="float">
            <text:p>9505016257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050294464" calcext:value-type="float">
            <text:p>950502944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051277866" calcext:value-type="float">
            <text:p>95051277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051878845" calcext:value-type="float">
            <text:p>950518788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052836383" calcext:value-type="float">
            <text:p>9505283638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052939154" calcext:value-type="float">
            <text:p>95052939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53039198" calcext:value-type="float">
            <text:p>950530391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060298582" calcext:value-type="float">
            <text:p>95060298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061884197" calcext:value-type="float">
            <text:p>950618841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5062252193" calcext:value-type="float">
            <text:p>950622521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062355629" calcext:value-type="float">
            <text:p>9506235562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071044176" calcext:value-type="float">
            <text:p>950710441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071489133" calcext:value-type="float">
            <text:p>950714891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71627434" calcext:value-type="float">
            <text:p>950716274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071674573" calcext:value-type="float">
            <text:p>9507167457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080577175" calcext:value-type="float">
            <text:p>950805771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081712847" calcext:value-type="float">
            <text:p>950817128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082916158" calcext:value-type="float">
            <text:p>950829161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090322493" calcext:value-type="float">
            <text:p>9509032249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5091292595" calcext:value-type="float">
            <text:p>950912925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091617358" calcext:value-type="float">
            <text:p>950916173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092124468" calcext:value-type="float">
            <text:p>950921244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092172959" calcext:value-type="float">
            <text:p>950921729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092264276" calcext:value-type="float">
            <text:p>950922642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092628511" calcext:value-type="float">
            <text:p>950926285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101084297" calcext:value-type="float">
            <text:p>951010842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101667241" calcext:value-type="float">
            <text:p>951016672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103086594" calcext:value-type="float">
            <text:p>951030865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111035621" calcext:value-type="float">
            <text:p>951110356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5111457382" calcext:value-type="float">
            <text:p>951114573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111492877" calcext:value-type="float">
            <text:p>951114928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111824241" calcext:value-type="float">
            <text:p>951118242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5112489689" calcext:value-type="float">
            <text:p>951124896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112894814" calcext:value-type="float">
            <text:p>951128948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120191648" calcext:value-type="float">
            <text:p>951201916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20487536" calcext:value-type="float">
            <text:p>951204875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120591417" calcext:value-type="float">
            <text:p>951205914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120745656" calcext:value-type="float">
            <text:p>951207456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122261156" calcext:value-type="float">
            <text:p>951222611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122344488" calcext:value-type="float">
            <text:p>9512234448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122598863" calcext:value-type="float">
            <text:p>951225988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123151452" calcext:value-type="float">
            <text:p>9512315145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011223945" calcext:value-type="float">
            <text:p>9601122394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011338285" calcext:value-type="float">
            <text:p>960113382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011788721" calcext:value-type="float">
            <text:p>960117887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012247623" calcext:value-type="float">
            <text:p>960122476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021765853" calcext:value-type="float">
            <text:p>960217658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022049899" calcext:value-type="float">
            <text:p>96022049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022327144" calcext:value-type="float">
            <text:p>960223271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030997362" calcext:value-type="float">
            <text:p>960309973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031551327" calcext:value-type="float">
            <text:p>960315513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032965482" calcext:value-type="float">
            <text:p>960329654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040333314" calcext:value-type="float">
            <text:p>960403333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41586933" calcext:value-type="float">
            <text:p>960415869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041717944" calcext:value-type="float">
            <text:p>960417179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042084485" calcext:value-type="float">
            <text:p>960420844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042123681" calcext:value-type="float">
            <text:p>960421236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043095419" calcext:value-type="float">
            <text:p>960430954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050286545" calcext:value-type="float">
            <text:p>9605028654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6050379498" calcext:value-type="float">
            <text:p>960503794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050419725" calcext:value-type="float">
            <text:p>960504197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050641553" calcext:value-type="float">
            <text:p>960506415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6051078792" calcext:value-type="float">
            <text:p>960510787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6051111367" calcext:value-type="float">
            <text:p>960511113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051135916" calcext:value-type="float">
            <text:p>960511359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051572319" calcext:value-type="float">
            <text:p>960515723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051865921" calcext:value-type="float">
            <text:p>960518659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6052561949" calcext:value-type="float">
            <text:p>960525619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6052982418" calcext:value-type="float">
            <text:p>960529824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060783968" calcext:value-type="float">
            <text:p>9606078396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061044486" calcext:value-type="float">
            <text:p>960610444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061094795" calcext:value-type="float">
            <text:p>960610947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061777722" calcext:value-type="float">
            <text:p>960617777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062773598" calcext:value-type="float">
            <text:p>960627735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070166834" calcext:value-type="float">
            <text:p>9607016683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6070825977" calcext:value-type="float">
            <text:p>960708259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072293545" calcext:value-type="float">
            <text:p>9607229354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6080514843" calcext:value-type="float">
            <text:p>960805148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081092979" calcext:value-type="float">
            <text:p>960810929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081684932" calcext:value-type="float">
            <text:p>960816849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6081771827" calcext:value-type="float">
            <text:p>96081771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81928342" calcext:value-type="float">
            <text:p>960819283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082398784" calcext:value-type="float">
            <text:p>960823987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082593622" calcext:value-type="float">
            <text:p>960825936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090264886" calcext:value-type="float">
            <text:p>960902648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090634229" calcext:value-type="float">
            <text:p>960906342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090866484" calcext:value-type="float">
            <text:p>960908664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90923899" calcext:value-type="float">
            <text:p>9609092389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091269286" calcext:value-type="float">
            <text:p>960912692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092746489" calcext:value-type="float">
            <text:p>960927464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092784458" calcext:value-type="float">
            <text:p>9609278445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102819712" calcext:value-type="float">
            <text:p>961028197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6110243976" calcext:value-type="float">
            <text:p>961102439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110878613" calcext:value-type="float">
            <text:p>961108786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6111514855" calcext:value-type="float">
            <text:p>961115148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11524476" calcext:value-type="float">
            <text:p>961115244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111917733" calcext:value-type="float">
            <text:p>961119177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112171271" calcext:value-type="float">
            <text:p>961121712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6112275739" calcext:value-type="float">
            <text:p>961122757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112845442" calcext:value-type="float">
            <text:p>961128454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120158756" calcext:value-type="float">
            <text:p>961201587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120239628" calcext:value-type="float">
            <text:p>961202396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121964255" calcext:value-type="float">
            <text:p>961219642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122014799" calcext:value-type="float">
            <text:p>9612201479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6122095251" calcext:value-type="float">
            <text:p>961220952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122279451" calcext:value-type="float">
            <text:p>961222794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7010159347" calcext:value-type="float">
            <text:p>970101593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010621727" calcext:value-type="float">
            <text:p>970106217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7010812385" calcext:value-type="float">
            <text:p>970108123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010983179" calcext:value-type="float">
            <text:p>970109831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011693781" calcext:value-type="float">
            <text:p>970116937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012853362" calcext:value-type="float">
            <text:p>970128533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012894365" calcext:value-type="float">
            <text:p>970128943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020245331" calcext:value-type="float">
            <text:p>970202453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7020963358" calcext:value-type="float">
            <text:p>970209633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021392858" calcext:value-type="float">
            <text:p>970213928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021486467" calcext:value-type="float">
            <text:p>970214864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022426727" calcext:value-type="float">
            <text:p>970224267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022784472" calcext:value-type="float">
            <text:p>97022784472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number-rows-repeated="104824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wypozyczenia" table:style-name="ta1">
        <table:table-column table:style-name="co5" table:default-cell-style-name="ce22"/>
        <table:table-column table:style-name="co1" table:default-cell-style-name="ce22"/>
        <table:table-column table:style-name="co6" table:default-cell-style-name="ce22"/>
        <table:table-row table:style-name="ro1">
          <table:table-cell table:style-name="ce20" office:value-type="string" calcext:value-type="string">
            <text:p>lp</text:p>
          </table:table-cell>
          <table:table-cell table:style-name="ce20" office:value-type="string" calcext:value-type="string">
            <text:p>pesel</text:p>
          </table:table-cell>
          <table:table-cell table:style-name="ce20" office:value-type="string" calcext:value-type="string">
            <text:p>tytu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FIZYKA TECHNICZNA 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PROGRAMOWANIE MIKROKONTROLEROW 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ANALIZA MATEMATYCZNA 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AUTOMATYKA I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TESTY PENETRACYJNE SIECI WIF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TESTY PENETRACYJNE SIECI WIF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WSTEP DO CSS3 I HTML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AUDYT BEZPIECZENSTWA SIEC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OPTYMALIZACJA ALGORYTMOW I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FIZYKA CIALA STALEGO I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AUTOCAD DOBRE PRAKTYK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TECHNOLOGIA LITOGRAFII 20N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ALGERBA I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ALGERBA 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ALGERBA 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JAK DZIALA LINU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RELACYJNE BAZY DANYCH I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ANALIZA MATEMATYCZNA II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ELEKTRONIKA CYFROWA 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GRAFIKA KOMPUTEROWA I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AUTOMATYKA 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AUTOCAD DOBRE PRAKTYK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ALGORYTMY BEZ TAJEMNI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AUTOCAD DOBRE PRAKTYKI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GRAFIKA KOMPUTEROWA I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LINUX KSIEGA ADMINISTRATORA I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WSTEP DO TEORII LICZ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TEORIA GRAFOW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STEROWNIKI PRZEMYSLOWE I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TEORIA GRAFO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FIZYKA CIALA STALEGO II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PODSTAWY KRYPTOGRAFII II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MERNICTWO ELEKTRYCZNE II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TRANSMISJA DVB-T DVB-C I DVB-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FLASH I PHP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OPTYMALIZACJA ALGORYTMOW 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AUDYT BEZPIECZENSTWA SIECI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MERNICTWO ELEKTRYCZNE I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CHEMIA KWANTOWA I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ELEKTRONIKA CYFROWA II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ALGERBA I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TESTY PENETRACYJNE SIECI WIFI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PROGRAMOWANIE MIKROKONTROLEROW II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FIZYKA CIALA STALEGO III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LINUX KSIEGA ADMINISTRATORA I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ALGORYTMY GENETYCZN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HACKING SZTUKA PENETRACJI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RELACYJNE BAZY DANYCH II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ALGORYTMY GENETYCZN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METODY NUMERYCZNE I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GRAFIKA KOMPUTEROWA III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KOMPUTEROWA ANALIZA OBRAZOWANIA MEDYCZNEGO I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OWANIE UKLADOW VLSI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STEROWNIKI PRZEMYSLOWE 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OPTYMALIZACJA ALGORYTMOW I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TEORIA GRAFOW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TESTY PENETRACYJNE SIECI WIFI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TECHNOLOGIA LITOGRAFII 20N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GRAFIKA KOMPUTEROWA II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KANONY WIEDZY PROGRAMISTYCZNEJ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ALGERBA III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ATALOG CYFROWYCH UKLADOW SCALONYCH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PROGRAMOWANIE MIKROKONTROLEROW II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092278614" calcext:value-type="float">
            <text:p>96092278614</text:p>
          </table:table-cell>
          <table:table-cell office:value-type="string" calcext:value-type="string">
            <text:p>APARATURA POMIAROW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I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101 ZABEZPIECZEN PRZED ATAKAMI W SIECI KOMPUTEROWEJ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ZLACZA ELEKTRYCZNE I ELEKTRONICZN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ALGERBA II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HACKING SZTUKA PENETRACJ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AUTOCAD DOBRE PRAKTYKI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TESTOWANIE UKLADOW VLS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AUTOMATYKA III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GRAFIKA KOMPUTEROWA II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STEROWNIKI PRZEMYSLOWE II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FLASH I PHP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TEORIA GI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ANSI C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SYSTEMY OPERACYJN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SIECI NEURONOW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MATEMATYKA DYSKRETNA II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CHEMIA KWANTOWA I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ELEKTRONIKA CYFROWA 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JEZYKI PROGRAMOWANIA II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OPTYMALIZACJA ALGORYTMOW I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ANALIZA MATEMATYCZNA II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METODY NUMERYCZNE II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TEORIA GIE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FIZYKA CIALA STALEGO II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ANSI 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GRAFIKA KOMPUTEROWA III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BIBLIA ASSEMBLERA II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TESTY PENETRACYJNE SIECI WIFI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CHEMIA KWANTOWA I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WSTEP DO CSS3 I HTML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PHP I MYSQ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BOTYKA II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ELEKTRONIKA ANALOGOWA I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RELACYJNE BAZY DANYCH II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APARATURA POMIAROW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TESTY PENETRACYJNE SIECI WIFI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JEZYKI PROGRAMOWANIA I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KOMPUTEROWA ANALIZA OBRAZOWANIA MEDYCZNEGO I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FIZYKA TECHNICZNA I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ROBOTYKA II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PROGRAMOWANIE MIKROKONTROLEROW II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KOMPUTEROWA ANALIZA OBRAZOWANIA MEDYCZNEGO I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SIECI NEURONOW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TESTOWANIE UKLADOW VLSI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LINUX KSIEGA ADMINISTRATORA I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METODY NUMERYCZNE I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C# I .NET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JEZYKI PROGRAMOWANIA I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RELACYJNE BAZY DANYCH III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CHEMIA KWANTOWA I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SIECI NEURONOW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CHEMIA FIZYCZN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KANONY WIEDZY PROGRAMISTYCZNEJ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TESTY PENETRACYJNE SIECI WIFI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WSTEP DO CSS3 I HTML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AUTOMATYKA I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ROBOTYKA I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TESTY PENETRACYJNE SIECI WIFI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FLASH I PHP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FIZYKA TECHNICZNA I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AUTOMATYKA I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JEZYKI PROGRAMOWANIA II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BIBLIA ASSEMBLERA I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PODSTAWY KRYPTOGRAFII I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KOMPUTEROWA ANALIZA OBRAZOWANIA MEDYCZNEGO I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ELEKTRONIKA CYFROWA I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APARATURA POMIAROW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MIKROKONTROLERY AV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FIZYKA CIALA STALEGO II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CHEMIA FIZYCZN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HEMIA KWANTOWA II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ANALIZA MATEMATYCZNA II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WSTEP DO TEORII LICZB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TEORIA GRAFOW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MATEMATYKA DYSKRETNA I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101 ZABEZPIECZEN PRZED ATAKAMI W SIECI KOMPUTEROWEJ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FIZYKA CIALA STALEGO I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PROGRAMOWANIE WSPOLBIEZN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FIZYKA CIALA STALEGO II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PODSTAWY KRYPTOGRAFII I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ANALIZA I KOREKCJA BLEDOW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MATEMATYKA DYSKRETNA II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OBOTYKA I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ANSI 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PROGRAMOWANIE URZADZEN MOBILNY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TEORIA GIER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ALGERBA II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TESTOWANIE UKLADOW VLSI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FIZYKA CIALA STALEGO III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ANALIZA I KOREKCJA BLEDOW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TEORIA GRAFOW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TECHNOLOGIA LITOGRAFII 20NM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AUTOCAD DOBRE PRAKTYKI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ANALIZA MATEMATYCZNA II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GRAFIKA KOMPUTEROWA I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C# I .NET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STEROWNIKI PRZEMYSLOWE I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METODY NUMERYCZNE II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KOMPUTEROWA ANALIZA OBRAZOWANIA MEDYCZNEGO II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ANALIZA MATEMATYCZNA I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FIZYKA TECHNICZNA I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ELEKTRONIKA ANALOGOWA I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ANALIZA ZLOZONYCH PROCESOW TECHNOLOGICZNYCH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PODSTAWY KRYPTOGRAFII I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TESTY PENETRACYJNE SIECI WIFI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FIZYKA TECHNICZNA II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PODSTAWY KRYPTOGRAFII II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MATEMATYKA DYSKRETNA II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PODSTAWY KRYPTOGRAFII I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OPTYMALIZACJA ALGORYTMOW I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ANALIZA MATEMATYCZNA I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KANONY WIEDZY PROGRAMISTYCZNEJ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FIZYKA TECHNICZNA III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IECI NEURONOW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ANSI C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FLASH I PHP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MIKROKONTROLERY AVR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ALGORYTMY GENETYCZN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WSTEP DO INFORMATYKI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AUTOMATYKA II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ANSI C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101 ZABEZPIECZEN PRZED ATAKAMI W SIECI KOMPUTEROWEJ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APARATURA POMIAROW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101 ZABEZPIECZEN PRZED ATAKAMI W SIECI KOMPUTEROWEJ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PODSTAWY KRYPTOGRAFII I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RELACYJNE BAZY DANYCH I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TESTOWANIE UKLADOW VLSI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ANALIZA MATEMATYCZNA II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OPTYMALIZACJA ALGORYTMOW I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ANSI C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FIZYKA CIALA STALEGO II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ANALIZA ZLOZONYCH PROCESOW TECHNOLOGICZNYCH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JEZYKI PROGRAMOWANIA III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BIBLIA ASSEMBLERA I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PHP I MYSQ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C# I .NET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FIZYKA CIALA STALEGO III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ANALIZA MATEMATYCZNA I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MERNICTWO ELEKTRYCZNE II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AUTOCAD DOBRE PRAKTYKI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KOMPUTEROWA ANALIZA OBRAZOWANIA MEDYCZNEGO II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CHEMIA KWANTOWA II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GRAFIKA KOMPUTEROWA III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METODY NUMERYCZNE II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AUDYT BEZPIECZENSTWA SIECI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ALGORYTMY BEZ TAJEMNIC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OPTYMALIZACJA ALGORYTMOW II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APARATURA POMIAROW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5080318259" calcext:value-type="float">
            <text:p>95080318259</text:p>
          </table:table-cell>
          <table:table-cell office:value-type="string" calcext:value-type="string">
            <text:p>FIZYKA CIALA STALEGO III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TECHNOLOGIA LITOGRAFII 20NM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ANSI 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JAK DZIALA LINUX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6032039774" calcext:value-type="float">
            <text:p>96032039774</text:p>
          </table:table-cell>
          <table:table-cell office:value-type="string" calcext:value-type="string">
            <text:p>TEORIA GIER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SYSTEMY OPERACYJN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RELACYJNE BAZY DANYCH II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GRAFIKA KOMPUTEROWA III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LINUX KSIEGA ADMINISTRATORA I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CHEMIA FIZYCZ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FIZYKA TECHNICZNA II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TEORIA GRAFOW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AUDYT BEZPIECZENSTWA SIECI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OSCYLOSKOP W ZASTOSOWANIACH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ALGERBA I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WSTEP DO TEORII LICZB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AUTOMATYKA III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GRAFIKA KOMPUTEROWA I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AUTOMATYKA II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AUDYT BEZPIECZENSTWA SIECI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ALGORYTMY BEZ TAJEMNIC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AUTOMATYKA I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ATALOG CYFROWYCH UKLADOW SCALONYCH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CHEMIA KWANTOWA I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TESTY PENETRACYJNE SIECI WIFI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ALGERBA II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AUTOMATYKA II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TEORIA GIER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ROBOTYKA II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BIBLIA ASSEMBLERA I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SIECI NEURONOW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OPTYMALIZACJA ALGORYTMOW I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SIECI NEURONOW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FIZYKA CIALA STALEGO I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FLASH I PHP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FIZYKA TECHNICZNA II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ELACYJNE BAZY DANYCH II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KATALOG CYFROWYCH UKLADOW SCALONYCH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KATALOG CYFROWYCH UKLADOW SCALONYCH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ELEKTRONIKA CYFROWA I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JAK DZIALA LINUX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WSTEP DO INFORMATYKI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TRANSMISJA DVB-T DVB-C I DVB-S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TESTOWANIE UKLADOW VLSI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FIZYKA CIALA STALEGO III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Y PENETRACYJNE SIECI WIFI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AUTOMATYKA III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AUTOCAD DOBRE PRAKTYKI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ALGORYTMY KOMPRESJI STRATNEJ I BEZSTRATNEJ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MIKROKONTROLERY AVR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WSTEP DO INFORMATYKI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TEORIA GRAFOW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STEROWNIKI PRZEMYSLOWE II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CHEMIA KWANTOWA II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PROGRAMOWANIE URZADZEN MOBILNYCH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ALGERBA III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ERNICTWO ELEKTRYCZNE I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OPTYMALIZACJA ALGORYTMOW II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ELEKTRONIKA CYFROWA II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ELEKTRONIKA ANALOGOWA II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ANONY WIEDZY PROGRAMISTYCZNEJ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LINUX KSIEGA ADMINISTRATORA II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ELACYJNE BAZY DANYCH III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PROGRAMOWANIE WSPOLBIEZN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SIECI NEURONOW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CHEMIA FIZYCZNA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OPTYMALIZACJA ALGORYTMOW I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ANALIZA MATEMATYCZNA II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ZLACZA ELEKTRYCZNE I ELEKTRONICZN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LINUX KSIEGA ADMINISTRATORA I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MATEMATYKA DYSKRETNA II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DSTAWY KRYPTOGRAFII I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WSTEP DO INFORMATYKI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FIZYKA CIALA STALEGO II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ELEKTRONIKA ANALOGOWA I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ELEKTRONIKA CYFROWA II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OPTYMALIZACJA ALGORYTMOW I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MATEMATYKA DYSKRETNA II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ANSI C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PROGRAMOWANIE MIKROKONTROLEROW I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ALGERBA I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ANALIZA ZLOZONYCH PROCESOW TECHNOLOGICZNYCH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MATEMATYKA DYSKRETNA II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OSCYLOSKOP W ZASTOSOWANIACH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ANALIZA MATEMATYCZNA I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LINUX KSIEGA ADMINISTRATORA I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TESTY PENETRACYJNE SIECI WIFI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ANSI C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RELACYJNE BAZY DANYCH I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KATALOG CYFROWYCH UKLADOW SCALONYCH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JEZYKI PROGRAMOWANIA I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KATALOG CYFROWYCH UKLADOW SCALONYCH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RELACYJNE BAZY DANYCH I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ANONY WIEDZY PROGRAMISTYCZNEJ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2082477625" calcext:value-type="float">
            <text:p>92082477625</text:p>
          </table:table-cell>
          <table:table-cell office:value-type="string" calcext:value-type="string">
            <text:p>ALGORYTMY GENETYCZN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4070532538" calcext:value-type="float">
            <text:p>94070532538</text:p>
          </table:table-cell>
          <table:table-cell office:value-type="string" calcext:value-type="string">
            <text:p>KOMPUTEROWA ANALIZA OBRAZOWANIA MEDYCZNEGO I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RELACYJNE BAZY DANYCH II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MERNICTWO ELEKTRYCZNE II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METODY NUMERYCZNE II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AUTOCAD DOBRE PRAKTYKI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AUTOMATYKA III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ALGORYTMY BEZ TAJEMNIC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MATEMATYKA DYSKRETNA I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WSTEP DO CSS3 I HTML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ROGRAMOWANIE MIKROKONTROLEROW I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VHDL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ANALIZA MATEMATYCZNA II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AUTOMATYKA II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PODSTAWY KRYPTOGRAFII II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ANSI C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TEORIA GRAFOW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LINUX KSIEGA ADMINISTRATORA II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FIZYKA TECHNICZNA II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CHEMIA FIZYCZNA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JEZYKI PROGRAMOWANIA II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MERNICTWO ELEKTRYCZNE I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ANALIZA ZLOZONYCH PROCESOW TECHNOLOGICZNYCH</text:p>
          </table:table-cell>
        </table:table-row>
        <table:table-row table:style-name="ro1" table:number-rows-repeated="10482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zadanie 5.2" table:style-name="ta1">
        <table:table-column table:style-name="co4" table:number-columns-repeated="3" table:default-cell-style-name="ce23"/>
        <table:table-column table:style-name="co7" table:default-cell-style-name="ce23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20" office:value-type="string" calcext:value-type="string">
            <text:p>pesel</text:p>
          </table:table-cell>
          <table:table-cell table:style-name="ce20" office:value-type="string" calcext:value-type="string">
            <text:p>id_pok</text:p>
          </table:table-cell>
          <table:table-cell table:style-name="ce24" office:value-type="string" calcext:value-type="string">
            <text:p>id_pok</text:p>
          </table:table-cell>
          <table:table-cell table:style-name="ce27" office:value-type="string" calcext:value-type="string">
            <text:p>Liczba - pesel</text:p>
          </table:table-cell>
          <table:table-cell/>
          <table:table-cell table:style-name="ce10" office:value-type="string" calcext:value-type="string" table:number-columns-spanned="2" table:number-rows-spanned="1">
            <text:p>ODPOWIEDŹ</text:p>
          </table:table-cell>
          <table:covered-table-cell table:style-name="ce12"/>
        </table:table-row>
        <table:table-row table:style-name="ro1">
          <table:table-cell office:value-type="float" office:value="92051048757" calcext:value-type="float">
            <text:p>92051048757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średnia liczba osób w pokoju:</text:p>
          </table:table-cell>
          <table:table-cell table:style-name="ce13" table:formula="of:=AVERAGE([.D2:.D70])" office:value-type="float" office:value="4.71014492753623" calcext:value-type="float">
            <text:p>4,7101</text:p>
          </table:table-cell>
        </table:table-row>
        <table:table-row table:style-name="ro1">
          <table:table-cell office:value-type="float" office:value="92051861424" calcext:value-type="float">
            <text:p>92051861424</text:p>
          </table:table-cell>
          <table:table-cell office:value-type="float" office:value="32" calcext:value-type="float">
            <text:p>32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2052033215" calcext:value-type="float">
            <text:p>92052033215</text:p>
          </table:table-cell>
          <table:table-cell office:value-type="float" office:value="66" calcext:value-type="float">
            <text:p>66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052877491" calcext:value-type="float">
            <text:p>92052877491</text:p>
          </table:table-cell>
          <table:table-cell office:value-type="float" office:value="47" calcext:value-type="float">
            <text:p>47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2052999663" calcext:value-type="float">
            <text:p>92052999663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060349478" calcext:value-type="float">
            <text:p>92060349478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060618813" calcext:value-type="float">
            <text:p>92060618813</text:p>
          </table:table-cell>
          <table:table-cell office:value-type="float" office:value="65" calcext:value-type="float">
            <text:p>65</text:p>
          </table:table-cell>
          <table:table-cell table:style-name="ce25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060816563" calcext:value-type="float">
            <text:p>92060816563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060863855" calcext:value-type="float">
            <text:p>92060863855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061083359" calcext:value-type="float">
            <text:p>92061083359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061754985" calcext:value-type="float">
            <text:p>92061754985</text:p>
          </table:table-cell>
          <table:table-cell office:value-type="float" office:value="62" calcext:value-type="float">
            <text:p>62</text:p>
          </table:table-cell>
          <table:table-cell table:style-name="ce25" office:value-type="float" office:value="11" calcext:value-type="float">
            <text:p>1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1937214" calcext:value-type="float">
            <text:p>92061937214</text:p>
          </table:table-cell>
          <table:table-cell office:value-type="float" office:value="55" calcext:value-type="float">
            <text:p>55</text:p>
          </table:table-cell>
          <table:table-cell table:style-name="ce25" office:value-type="float" office:value="12" calcext:value-type="float">
            <text:p>1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2548936" calcext:value-type="float">
            <text:p>92062548936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13" calcext:value-type="float">
            <text:p>13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2062762152" calcext:value-type="float">
            <text:p>92062762152</text:p>
          </table:table-cell>
          <table:table-cell office:value-type="float" office:value="60" calcext:value-type="float">
            <text:p>60</text:p>
          </table:table-cell>
          <table:table-cell table:style-name="ce25" office:value-type="float" office:value="14" calcext:value-type="float">
            <text:p>1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062962545" calcext:value-type="float">
            <text:p>92062962545</text:p>
          </table:table-cell>
          <table:table-cell office:value-type="float" office:value="6" calcext:value-type="float">
            <text:p>6</text:p>
          </table:table-cell>
          <table:table-cell table:style-name="ce25" office:value-type="float" office:value="15" calcext:value-type="float">
            <text:p>1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070111188" calcext:value-type="float">
            <text:p>92070111188</text:p>
          </table:table-cell>
          <table:table-cell office:value-type="float" office:value="32" calcext:value-type="float">
            <text:p>32</text:p>
          </table:table-cell>
          <table:table-cell table:style-name="ce25" office:value-type="float" office:value="16" calcext:value-type="float">
            <text:p>16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070336152" calcext:value-type="float">
            <text:p>92070336152</text:p>
          </table:table-cell>
          <table:table-cell office:value-type="float" office:value="64" calcext:value-type="float">
            <text:p>64</text:p>
          </table:table-cell>
          <table:table-cell table:style-name="ce25" office:value-type="float" office:value="17" calcext:value-type="float">
            <text:p>17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2070952712" calcext:value-type="float">
            <text:p>92070952712</text:p>
          </table:table-cell>
          <table:table-cell office:value-type="float" office:value="62" calcext:value-type="float">
            <text:p>62</text:p>
          </table:table-cell>
          <table:table-cell table:style-name="ce25" office:value-type="float" office:value="18" calcext:value-type="float">
            <text:p>18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071176944" calcext:value-type="float">
            <text:p>92071176944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19" calcext:value-type="float">
            <text:p>19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072355391" calcext:value-type="float">
            <text:p>92072355391</text:p>
          </table:table-cell>
          <table:table-cell office:value-type="float" office:value="42" calcext:value-type="float">
            <text:p>42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2072589329" calcext:value-type="float">
            <text:p>92072589329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21" calcext:value-type="float">
            <text:p>21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2080361249" calcext:value-type="float">
            <text:p>92080361249</text:p>
          </table:table-cell>
          <table:table-cell office:value-type="float" office:value="48" calcext:value-type="float">
            <text:p>48</text:p>
          </table:table-cell>
          <table:table-cell table:style-name="ce25" office:value-type="float" office:value="22" calcext:value-type="float">
            <text:p>2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080864292" calcext:value-type="float">
            <text:p>92080864292</text:p>
          </table:table-cell>
          <table:table-cell office:value-type="float" office:value="67" calcext:value-type="float">
            <text:p>67</text:p>
          </table:table-cell>
          <table:table-cell table:style-name="ce25" office:value-type="float" office:value="23" calcext:value-type="float">
            <text:p>2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081076313" calcext:value-type="float">
            <text:p>92081076313</text:p>
          </table:table-cell>
          <table:table-cell office:value-type="float" office:value="44" calcext:value-type="float">
            <text:p>44</text:p>
          </table:table-cell>
          <table:table-cell table:style-name="ce25" office:value-type="float" office:value="24" calcext:value-type="float">
            <text:p>2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081119933" calcext:value-type="float">
            <text:p>92081119933</text:p>
          </table:table-cell>
          <table:table-cell office:value-type="float" office:value="41" calcext:value-type="float">
            <text:p>41</text:p>
          </table:table-cell>
          <table:table-cell table:style-name="ce25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081817558" calcext:value-type="float">
            <text:p>92081817558</text:p>
          </table:table-cell>
          <table:table-cell office:value-type="float" office:value="44" calcext:value-type="float">
            <text:p>44</text:p>
          </table:table-cell>
          <table:table-cell table:style-name="ce25" office:value-type="float" office:value="26" calcext:value-type="float">
            <text:p>26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081982469" calcext:value-type="float">
            <text:p>92081982469</text:p>
          </table:table-cell>
          <table:table-cell office:value-type="float" office:value="68" calcext:value-type="float">
            <text:p>68</text:p>
          </table:table-cell>
          <table:table-cell table:style-name="ce25" office:value-type="float" office:value="27" calcext:value-type="float">
            <text:p>27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2090349976" calcext:value-type="float">
            <text:p>92090349976</text:p>
          </table:table-cell>
          <table:table-cell office:value-type="float" office:value="34" calcext:value-type="float">
            <text:p>34</text:p>
          </table:table-cell>
          <table:table-cell table:style-name="ce25" office:value-type="float" office:value="28" calcext:value-type="float">
            <text:p>28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100661849" calcext:value-type="float">
            <text:p>92100661849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29" calcext:value-type="float">
            <text:p>29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2101543816" calcext:value-type="float">
            <text:p>92101543816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2103163461" calcext:value-type="float">
            <text:p>92103163461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31" calcext:value-type="float">
            <text:p>3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111027117" calcext:value-type="float">
            <text:p>92111027117</text:p>
          </table:table-cell>
          <table:table-cell office:value-type="float" office:value="53" calcext:value-type="float">
            <text:p>53</text:p>
          </table:table-cell>
          <table:table-cell table:style-name="ce25" office:value-type="float" office:value="32" calcext:value-type="float">
            <text:p>32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2111479877" calcext:value-type="float">
            <text:p>92111479877</text:p>
          </table:table-cell>
          <table:table-cell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112571134" calcext:value-type="float">
            <text:p>92112571134</text:p>
          </table:table-cell>
          <table:table-cell office:value-type="float" office:value="62" calcext:value-type="float">
            <text:p>62</text:p>
          </table:table-cell>
          <table:table-cell table:style-name="ce25" office:value-type="float" office:value="34" calcext:value-type="float">
            <text:p>34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2112635683" calcext:value-type="float">
            <text:p>92112635683</text:p>
          </table:table-cell>
          <table:table-cell office:value-type="float" office:value="56" calcext:value-type="float">
            <text:p>56</text:p>
          </table:table-cell>
          <table:table-cell table:style-name="ce25" office:value-type="float" office:value="35" calcext:value-type="float">
            <text:p>3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121027392" calcext:value-type="float">
            <text:p>92121027392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36" calcext:value-type="float">
            <text:p>36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121586455" calcext:value-type="float">
            <text:p>92121586455</text:p>
          </table:table-cell>
          <table:table-cell office:value-type="float" office:value="33" calcext:value-type="float">
            <text:p>33</text:p>
          </table:table-cell>
          <table:table-cell table:style-name="ce25" office:value-type="float" office:value="37" calcext:value-type="float">
            <text:p>37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122718336" calcext:value-type="float">
            <text:p>92122718336</text:p>
          </table:table-cell>
          <table:table-cell office:value-type="float" office:value="53" calcext:value-type="float">
            <text:p>53</text:p>
          </table:table-cell>
          <table:table-cell table:style-name="ce25" office:value-type="float" office:value="39" calcext:value-type="float">
            <text:p>39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122755816" calcext:value-type="float">
            <text:p>92122755816</text:p>
          </table:table-cell>
          <table:table-cell office:value-type="float" office:value="55" calcext:value-type="float">
            <text:p>55</text:p>
          </table:table-cell>
          <table:table-cell table:style-name="ce25" office:value-type="float" office:value="40" calcext:value-type="float">
            <text:p>4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2122899246" calcext:value-type="float">
            <text:p>92122899246</text:p>
          </table:table-cell>
          <table:table-cell office:value-type="float" office:value="44" calcext:value-type="float">
            <text:p>44</text:p>
          </table:table-cell>
          <table:table-cell table:style-name="ce25" office:value-type="float" office:value="41" calcext:value-type="float">
            <text:p>4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3010287374" calcext:value-type="float">
            <text:p>93010287374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42" calcext:value-type="float">
            <text:p>4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011731988" calcext:value-type="float">
            <text:p>93011731988</text:p>
          </table:table-cell>
          <table:table-cell office:value-type="float" office:value="63" calcext:value-type="float">
            <text:p>63</text:p>
          </table:table-cell>
          <table:table-cell table:style-name="ce25" office:value-type="float" office:value="43" calcext:value-type="float">
            <text:p>43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3012248937" calcext:value-type="float">
            <text:p>93012248937</text:p>
          </table:table-cell>
          <table:table-cell office:value-type="float" office:value="51" calcext:value-type="float">
            <text:p>51</text:p>
          </table:table-cell>
          <table:table-cell table:style-name="ce25" office:value-type="float" office:value="44" calcext:value-type="float">
            <text:p>44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012423916" calcext:value-type="float">
            <text:p>93012423916</text:p>
          </table:table-cell>
          <table:table-cell office:value-type="float" office:value="47" calcext:value-type="float">
            <text:p>47</text:p>
          </table:table-cell>
          <table:table-cell table:style-name="ce25" office:value-type="float" office:value="45" calcext:value-type="float">
            <text:p>4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013078979" calcext:value-type="float">
            <text:p>93013078979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46" calcext:value-type="float">
            <text:p>46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020294887" calcext:value-type="float">
            <text:p>93020294887</text:p>
          </table:table-cell>
          <table:table-cell office:value-type="float" office:value="43" calcext:value-type="float">
            <text:p>43</text:p>
          </table:table-cell>
          <table:table-cell table:style-name="ce25" office:value-type="float" office:value="47" calcext:value-type="float">
            <text:p>47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020344452" calcext:value-type="float">
            <text:p>93020344452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48" calcext:value-type="float">
            <text:p>48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020492353" calcext:value-type="float">
            <text:p>93020492353</text:p>
          </table:table-cell>
          <table:table-cell office:value-type="float" office:value="67" calcext:value-type="float">
            <text:p>67</text:p>
          </table:table-cell>
          <table:table-cell table:style-name="ce25" office:value-type="float" office:value="49" calcext:value-type="float">
            <text:p>49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020984197" calcext:value-type="float">
            <text:p>93020984197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50" calcext:value-type="float">
            <text:p>50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021324462" calcext:value-type="float">
            <text:p>93021324462</text:p>
          </table:table-cell>
          <table:table-cell office:value-type="float" office:value="51" calcext:value-type="float">
            <text:p>51</text:p>
          </table:table-cell>
          <table:table-cell table:style-name="ce25" office:value-type="float" office:value="51" calcext:value-type="float">
            <text:p>51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3021966581" calcext:value-type="float">
            <text:p>93021966581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52" calcext:value-type="float">
            <text:p>5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022138167" calcext:value-type="float">
            <text:p>93022138167</text:p>
          </table:table-cell>
          <table:table-cell office:value-type="float" office:value="33" calcext:value-type="float">
            <text:p>33</text:p>
          </table:table-cell>
          <table:table-cell table:style-name="ce25" office:value-type="float" office:value="53" calcext:value-type="float">
            <text:p>53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3031176282" calcext:value-type="float">
            <text:p>93031176282</text:p>
          </table:table-cell>
          <table:table-cell office:value-type="float" office:value="37" calcext:value-type="float">
            <text:p>37</text:p>
          </table:table-cell>
          <table:table-cell table:style-name="ce25" office:value-type="float" office:value="54" calcext:value-type="float">
            <text:p>5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031426752" calcext:value-type="float">
            <text:p>93031426752</text:p>
          </table:table-cell>
          <table:table-cell office:value-type="float" office:value="59" calcext:value-type="float">
            <text:p>59</text:p>
          </table:table-cell>
          <table:table-cell table:style-name="ce25" office:value-type="float" office:value="55" calcext:value-type="float">
            <text:p>55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3031439697" calcext:value-type="float">
            <text:p>93031439697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56" calcext:value-type="float">
            <text:p>56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3031562344" calcext:value-type="float">
            <text:p>93031562344</text:p>
          </table:table-cell>
          <table:table-cell office:value-type="float" office:value="61" calcext:value-type="float">
            <text:p>61</text:p>
          </table:table-cell>
          <table:table-cell table:style-name="ce25" office:value-type="float" office:value="57" calcext:value-type="float">
            <text:p>57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031853565" calcext:value-type="float">
            <text:p>93031853565</text:p>
          </table:table-cell>
          <table:table-cell office:value-type="float" office:value="40" calcext:value-type="float">
            <text:p>40</text:p>
          </table:table-cell>
          <table:table-cell table:style-name="ce25" office:value-type="float" office:value="58" calcext:value-type="float">
            <text:p>58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031922166" calcext:value-type="float">
            <text:p>93031922166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59" calcext:value-type="float">
            <text:p>59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3032549924" calcext:value-type="float">
            <text:p>93032549924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60" calcext:value-type="float">
            <text:p>6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041061585" calcext:value-type="float">
            <text:p>93041061585</text:p>
          </table:table-cell>
          <table:table-cell office:value-type="float" office:value="51" calcext:value-type="float">
            <text:p>51</text:p>
          </table:table-cell>
          <table:table-cell table:style-name="ce25" office:value-type="float" office:value="61" calcext:value-type="float">
            <text:p>6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041252815" calcext:value-type="float">
            <text:p>93041252815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62" calcext:value-type="float">
            <text:p>62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041271841" calcext:value-type="float">
            <text:p>93041271841</text:p>
          </table:table-cell>
          <table:table-cell office:value-type="float" office:value="46" calcext:value-type="float">
            <text:p>46</text:p>
          </table:table-cell>
          <table:table-cell table:style-name="ce25" office:value-type="float" office:value="63" calcext:value-type="float">
            <text:p>6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041329773" calcext:value-type="float">
            <text:p>93041329773</text:p>
          </table:table-cell>
          <table:table-cell office:value-type="float" office:value="55" calcext:value-type="float">
            <text:p>55</text:p>
          </table:table-cell>
          <table:table-cell table:style-name="ce25" office:value-type="float" office:value="64" calcext:value-type="float">
            <text:p>6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3041967867" calcext:value-type="float">
            <text:p>93041967867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65" calcext:value-type="float">
            <text:p>6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042094111" calcext:value-type="float">
            <text:p>93042094111</text:p>
          </table:table-cell>
          <table:table-cell office:value-type="float" office:value="46" calcext:value-type="float">
            <text:p>46</text:p>
          </table:table-cell>
          <table:table-cell table:style-name="ce25" office:value-type="float" office:value="66" calcext:value-type="float">
            <text:p>66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3042372947" calcext:value-type="float">
            <text:p>93042372947</text:p>
          </table:table-cell>
          <table:table-cell office:value-type="float" office:value="33" calcext:value-type="float">
            <text:p>33</text:p>
          </table:table-cell>
          <table:table-cell table:style-name="ce25" office:value-type="float" office:value="67" calcext:value-type="float">
            <text:p>67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042594253" calcext:value-type="float">
            <text:p>93042594253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68" calcext:value-type="float">
            <text:p>68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3051494722" calcext:value-type="float">
            <text:p>93051494722</text:p>
          </table:table-cell>
          <table:table-cell office:value-type="float" office:value="59" calcext:value-type="float">
            <text:p>59</text:p>
          </table:table-cell>
          <table:table-cell table:style-name="ce25" office:value-type="float" office:value="69" calcext:value-type="float">
            <text:p>69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3052164592" calcext:value-type="float">
            <text:p>93052164592</text:p>
          </table:table-cell>
          <table:table-cell office:value-type="float" office:value="33" calcext:value-type="float">
            <text:p>33</text:p>
          </table:table-cell>
          <table:table-cell table:style-name="ce25" office:value-type="float" office:value="70" calcext:value-type="float">
            <text:p>7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3052321317" calcext:value-type="float">
            <text:p>93052321317</text:p>
          </table:table-cell>
          <table:table-cell office:value-type="float" office:value="33" calcext:value-type="float">
            <text:p>33</text:p>
          </table:table-cell>
          <table:table-cell table:style-name="ce26" office:value-type="string" calcext:value-type="string">
            <text:p>Razem Wynik</text:p>
          </table:table-cell>
          <table:table-cell table:style-name="ce29"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93052712924" calcext:value-type="float">
            <text:p>9305271292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93052759398" calcext:value-type="float">
            <text:p>9305275939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93060314174" calcext:value-type="float">
            <text:p>93060314174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93060626866" calcext:value-type="float">
            <text:p>93060626866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93060757559" calcext:value-type="float">
            <text:p>93060757559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93061087466" calcext:value-type="float">
            <text:p>93061087466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93061243679" calcext:value-type="float">
            <text:p>93061243679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93061564929" calcext:value-type="float">
            <text:p>93061564929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93062061135" calcext:value-type="float">
            <text:p>93062061135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93070995479" calcext:value-type="float">
            <text:p>9307099547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3071912839" calcext:value-type="float">
            <text:p>9307191283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93072382295" calcext:value-type="float">
            <text:p>93072382295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93080133818" calcext:value-type="float">
            <text:p>93080133818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93080136224" calcext:value-type="float">
            <text:p>9308013622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93080261416" calcext:value-type="float">
            <text:p>93080261416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93080464147" calcext:value-type="float">
            <text:p>93080464147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93081269666" calcext:value-type="float">
            <text:p>93081269666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93081336463" calcext:value-type="float">
            <text:p>9308133646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3081892851" calcext:value-type="float">
            <text:p>93081892851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93082456168" calcext:value-type="float">
            <text:p>93082456168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93090575941" calcext:value-type="float">
            <text:p>93090575941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93090925753" calcext:value-type="float">
            <text:p>9309092575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3091115319" calcext:value-type="float">
            <text:p>930911153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091278935" calcext:value-type="float">
            <text:p>9309127893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93091575513" calcext:value-type="float">
            <text:p>9309157551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3091812971" calcext:value-type="float">
            <text:p>93091812971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93092337785" calcext:value-type="float">
            <text:p>93092337785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93092435575" calcext:value-type="float">
            <text:p>93092435575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93092663774" calcext:value-type="float">
            <text:p>9309266377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93101369477" calcext:value-type="float">
            <text:p>93101369477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93101749226" calcext:value-type="float">
            <text:p>93101749226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93102056134" calcext:value-type="float">
            <text:p>9310205613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3102651636" calcext:value-type="float">
            <text:p>93102651636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93110169918" calcext:value-type="float">
            <text:p>93110169918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93110195784" calcext:value-type="float">
            <text:p>93110195784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93110591337" calcext:value-type="float">
            <text:p>93110591337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93111079234" calcext:value-type="float">
            <text:p>93111079234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93111422865" calcext:value-type="float">
            <text:p>9311142286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3112296421" calcext:value-type="float">
            <text:p>93112296421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93112747286" calcext:value-type="float">
            <text:p>9311274728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20854668" calcext:value-type="float">
            <text:p>93120854668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93120948925" calcext:value-type="float">
            <text:p>93120948925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93122038392" calcext:value-type="float">
            <text:p>93122038392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93122174335" calcext:value-type="float">
            <text:p>9312217433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93123086325" calcext:value-type="float">
            <text:p>931230863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94010593869" calcext:value-type="float">
            <text:p>94010593869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94011095964" calcext:value-type="float">
            <text:p>94011095964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94012177294" calcext:value-type="float">
            <text:p>94012177294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94012331191" calcext:value-type="float">
            <text:p>94012331191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94012833877" calcext:value-type="float">
            <text:p>94012833877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94020179251" calcext:value-type="float">
            <text:p>94020179251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94020355996" calcext:value-type="float">
            <text:p>94020355996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94020368381" calcext:value-type="float">
            <text:p>94020368381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94020462177" calcext:value-type="float">
            <text:p>9402046217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4020859896" calcext:value-type="float">
            <text:p>94020859896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94021031192" calcext:value-type="float">
            <text:p>94021031192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94022461945" calcext:value-type="float">
            <text:p>94022461945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94030283737" calcext:value-type="float">
            <text:p>940302837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4030588351" calcext:value-type="float">
            <text:p>94030588351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94031061512" calcext:value-type="float">
            <text:p>94031061512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94031766363" calcext:value-type="float">
            <text:p>94031766363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94031972793" calcext:value-type="float">
            <text:p>9403197279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4032585554" calcext:value-type="float">
            <text:p>94032585554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94032747169" calcext:value-type="float">
            <text:p>94032747169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94040669736" calcext:value-type="float">
            <text:p>9404066973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94041273536" calcext:value-type="float">
            <text:p>94041273536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94041715238" calcext:value-type="float">
            <text:p>94041715238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94042061826" calcext:value-type="float">
            <text:p>9404206182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4042538867" calcext:value-type="float">
            <text:p>94042538867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94050341862" calcext:value-type="float">
            <text:p>94050341862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94050415987" calcext:value-type="float">
            <text:p>9405041598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4050582715" calcext:value-type="float">
            <text:p>94050582715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94051599561" calcext:value-type="float">
            <text:p>94051599561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94051786439" calcext:value-type="float">
            <text:p>9405178643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94051886221" calcext:value-type="float">
            <text:p>940518862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4051893894" calcext:value-type="float">
            <text:p>9405189389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94052013633" calcext:value-type="float">
            <text:p>94052013633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94052063812" calcext:value-type="float">
            <text:p>94052063812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94052327952" calcext:value-type="float">
            <text:p>9405232795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4052812232" calcext:value-type="float">
            <text:p>9405281223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94060394564" calcext:value-type="float">
            <text:p>9406039456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94062364747" calcext:value-type="float">
            <text:p>94062364747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94062767281" calcext:value-type="float">
            <text:p>94062767281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94062811591" calcext:value-type="float">
            <text:p>9406281159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94070167664" calcext:value-type="float">
            <text:p>94070167664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94070444888" calcext:value-type="float">
            <text:p>9407044488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94072349563" calcext:value-type="float">
            <text:p>94072349563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94072628581" calcext:value-type="float">
            <text:p>94072628581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94080228692" calcext:value-type="float">
            <text:p>94080228692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94080448661" calcext:value-type="float">
            <text:p>94080448661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94080681844" calcext:value-type="float">
            <text:p>94080681844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94080977152" calcext:value-type="float">
            <text:p>94080977152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94081134358" calcext:value-type="float">
            <text:p>9408113435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94081268846" calcext:value-type="float">
            <text:p>94081268846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94082215991" calcext:value-type="float">
            <text:p>9408221599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94082711312" calcext:value-type="float">
            <text:p>94082711312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94083048134" calcext:value-type="float">
            <text:p>94083048134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94091089918" calcext:value-type="float">
            <text:p>94091089918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94091411788" calcext:value-type="float">
            <text:p>94091411788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94091495359" calcext:value-type="float">
            <text:p>94091495359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94091517385" calcext:value-type="float">
            <text:p>94091517385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94091751347" calcext:value-type="float">
            <text:p>94091751347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94092286956" calcext:value-type="float">
            <text:p>94092286956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94093037193" calcext:value-type="float">
            <text:p>94093037193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94100357838" calcext:value-type="float">
            <text:p>9410035783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94100835552" calcext:value-type="float">
            <text:p>94100835552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94102052458" calcext:value-type="float">
            <text:p>94102052458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94103033254" calcext:value-type="float">
            <text:p>94103033254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94111993425" calcext:value-type="float">
            <text:p>94111993425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94112234831" calcext:value-type="float">
            <text:p>94112234831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94112973718" calcext:value-type="float">
            <text:p>94112973718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94121421336" calcext:value-type="float">
            <text:p>9412142133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94121925755" calcext:value-type="float">
            <text:p>9412192575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4122135195" calcext:value-type="float">
            <text:p>9412213519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4123156375" calcext:value-type="float">
            <text:p>94123156375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95010144314" calcext:value-type="float">
            <text:p>95010144314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95010286766" calcext:value-type="float">
            <text:p>95010286766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95010919439" calcext:value-type="float">
            <text:p>9501091943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95010931895" calcext:value-type="float">
            <text:p>95010931895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95011221717" calcext:value-type="float">
            <text:p>95011221717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95011368836" calcext:value-type="float">
            <text:p>95011368836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95012344439" calcext:value-type="float">
            <text:p>95012344439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95012636248" calcext:value-type="float">
            <text:p>95012636248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95020584568" calcext:value-type="float">
            <text:p>95020584568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95021137376" calcext:value-type="float">
            <text:p>95021137376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95022151559" calcext:value-type="float">
            <text:p>95022151559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95022812243" calcext:value-type="float">
            <text:p>95022812243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95030373332" calcext:value-type="float">
            <text:p>9503037333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95030438448" calcext:value-type="float">
            <text:p>95030438448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95031582894" calcext:value-type="float">
            <text:p>95031582894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95040576286" calcext:value-type="float">
            <text:p>95040576286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95041132892" calcext:value-type="float">
            <text:p>95041132892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95041645299" calcext:value-type="float">
            <text:p>95041645299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95042088338" calcext:value-type="float">
            <text:p>9504208833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95042249539" calcext:value-type="float">
            <text:p>95042249539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95042653121" calcext:value-type="float">
            <text:p>9504265312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5050162572" calcext:value-type="float">
            <text:p>95050162572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95050294464" calcext:value-type="float">
            <text:p>95050294464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95051277866" calcext:value-type="float">
            <text:p>9505127786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5051878845" calcext:value-type="float">
            <text:p>9505187884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95052836383" calcext:value-type="float">
            <text:p>95052836383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95052939154" calcext:value-type="float">
            <text:p>9505293915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95053039198" calcext:value-type="float">
            <text:p>95053039198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95060298582" calcext:value-type="float">
            <text:p>9506029858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95061884197" calcext:value-type="float">
            <text:p>95061884197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95062252193" calcext:value-type="float">
            <text:p>95062252193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95062355629" calcext:value-type="float">
            <text:p>95062355629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95071044176" calcext:value-type="float">
            <text:p>95071044176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95071489133" calcext:value-type="float">
            <text:p>95071489133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95071627434" calcext:value-type="float">
            <text:p>9507162743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95071674573" calcext:value-type="float">
            <text:p>95071674573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95080577175" calcext:value-type="float">
            <text:p>95080577175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95081712847" calcext:value-type="float">
            <text:p>95081712847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95082916158" calcext:value-type="float">
            <text:p>9508291615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95090322493" calcext:value-type="float">
            <text:p>95090322493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95091292595" calcext:value-type="float">
            <text:p>95091292595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95091617358" calcext:value-type="float">
            <text:p>95091617358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95092124468" calcext:value-type="float">
            <text:p>9509212446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5092172959" calcext:value-type="float">
            <text:p>95092172959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95092264276" calcext:value-type="float">
            <text:p>95092264276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95092628511" calcext:value-type="float">
            <text:p>95092628511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95101084297" calcext:value-type="float">
            <text:p>95101084297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95101667241" calcext:value-type="float">
            <text:p>95101667241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95103086594" calcext:value-type="float">
            <text:p>95103086594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95111035621" calcext:value-type="float">
            <text:p>95111035621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95111457382" calcext:value-type="float">
            <text:p>95111457382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95111492877" calcext:value-type="float">
            <text:p>95111492877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95111824241" calcext:value-type="float">
            <text:p>95111824241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95112489689" calcext:value-type="float">
            <text:p>95112489689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95112894814" calcext:value-type="float">
            <text:p>95112894814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95120191648" calcext:value-type="float">
            <text:p>9512019164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5120487536" calcext:value-type="float">
            <text:p>95120487536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95120591417" calcext:value-type="float">
            <text:p>95120591417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95120745656" calcext:value-type="float">
            <text:p>95120745656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95122261156" calcext:value-type="float">
            <text:p>951222611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5122344488" calcext:value-type="float">
            <text:p>95122344488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95122598863" calcext:value-type="float">
            <text:p>95122598863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95123151452" calcext:value-type="float">
            <text:p>95123151452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96011223945" calcext:value-type="float">
            <text:p>96011223945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96011338285" calcext:value-type="float">
            <text:p>96011338285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96011788721" calcext:value-type="float">
            <text:p>96011788721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96012247623" calcext:value-type="float">
            <text:p>96012247623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96021765853" calcext:value-type="float">
            <text:p>9602176585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96022049899" calcext:value-type="float">
            <text:p>96022049899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96022327144" calcext:value-type="float">
            <text:p>96022327144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96030997362" calcext:value-type="float">
            <text:p>96030997362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96031551327" calcext:value-type="float">
            <text:p>96031551327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96032965482" calcext:value-type="float">
            <text:p>96032965482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96040333314" calcext:value-type="float">
            <text:p>9604033331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6041586933" calcext:value-type="float">
            <text:p>96041586933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96041717944" calcext:value-type="float">
            <text:p>96041717944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96042084485" calcext:value-type="float">
            <text:p>9604208448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96042123681" calcext:value-type="float">
            <text:p>96042123681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96043095419" calcext:value-type="float">
            <text:p>96043095419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96050286545" calcext:value-type="float">
            <text:p>96050286545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96050379498" calcext:value-type="float">
            <text:p>96050379498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96050419725" calcext:value-type="float">
            <text:p>96050419725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96050641553" calcext:value-type="float">
            <text:p>96050641553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96051078792" calcext:value-type="float">
            <text:p>9605107879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96051111367" calcext:value-type="float">
            <text:p>96051111367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96051135916" calcext:value-type="float">
            <text:p>96051135916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96051572319" calcext:value-type="float">
            <text:p>96051572319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96051865921" calcext:value-type="float">
            <text:p>96051865921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96052561949" calcext:value-type="float">
            <text:p>96052561949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96052982418" calcext:value-type="float">
            <text:p>96052982418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96060783968" calcext:value-type="float">
            <text:p>9606078396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96061044486" calcext:value-type="float">
            <text:p>96061044486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96061094795" calcext:value-type="float">
            <text:p>96061094795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96061777722" calcext:value-type="float">
            <text:p>96061777722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96062773598" calcext:value-type="float">
            <text:p>96062773598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96070166834" calcext:value-type="float">
            <text:p>96070166834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96070825977" calcext:value-type="float">
            <text:p>96070825977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96072293545" calcext:value-type="float">
            <text:p>96072293545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96080514843" calcext:value-type="float">
            <text:p>96080514843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96081092979" calcext:value-type="float">
            <text:p>96081092979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6081684932" calcext:value-type="float">
            <text:p>96081684932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96081771827" calcext:value-type="float">
            <text:p>960817718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6081928342" calcext:value-type="float">
            <text:p>96081928342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96082398784" calcext:value-type="float">
            <text:p>96082398784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96082593622" calcext:value-type="float">
            <text:p>96082593622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96090264886" calcext:value-type="float">
            <text:p>96090264886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96090634229" calcext:value-type="float">
            <text:p>96090634229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96090866484" calcext:value-type="float">
            <text:p>9609086648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6090923899" calcext:value-type="float">
            <text:p>96090923899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96091269286" calcext:value-type="float">
            <text:p>96091269286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96092746489" calcext:value-type="float">
            <text:p>96092746489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96092784458" calcext:value-type="float">
            <text:p>96092784458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96102819712" calcext:value-type="float">
            <text:p>96102819712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96110243976" calcext:value-type="float">
            <text:p>9611024397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6110878613" calcext:value-type="float">
            <text:p>96110878613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96111514855" calcext:value-type="float">
            <text:p>9611151485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6111524476" calcext:value-type="float">
            <text:p>96111524476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96111917733" calcext:value-type="float">
            <text:p>96111917733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96112171271" calcext:value-type="float">
            <text:p>96112171271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96112275739" calcext:value-type="float">
            <text:p>9611227573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96112845442" calcext:value-type="float">
            <text:p>96112845442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96120158756" calcext:value-type="float">
            <text:p>96120158756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96120239628" calcext:value-type="float">
            <text:p>9612023962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6121964255" calcext:value-type="float">
            <text:p>9612196425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6122014799" calcext:value-type="float">
            <text:p>96122014799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96122095251" calcext:value-type="float">
            <text:p>9612209525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96122279451" calcext:value-type="float">
            <text:p>96122279451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97010159347" calcext:value-type="float">
            <text:p>97010159347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97010621727" calcext:value-type="float">
            <text:p>97010621727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97010812385" calcext:value-type="float">
            <text:p>9701081238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97010983179" calcext:value-type="float">
            <text:p>9701098317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97011693781" calcext:value-type="float">
            <text:p>97011693781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97012853362" calcext:value-type="float">
            <text:p>97012853362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97012894365" calcext:value-type="float">
            <text:p>97012894365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97020245331" calcext:value-type="float">
            <text:p>97020245331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97020963358" calcext:value-type="float">
            <text:p>97020963358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97021392858" calcext:value-type="float">
            <text:p>9702139285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97021486467" calcext:value-type="float">
            <text:p>9702148646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7022426727" calcext:value-type="float">
            <text:p>97022426727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97022784472" calcext:value-type="float">
            <text:p>97022784472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 table:number-rows-repeated="10482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adanie 5.3" table:style-name="ta1">
        <table:table-column table:style-name="co4" table:number-columns-repeated="3" table:default-cell-style-name="ce22"/>
        <table:table-column table:style-name="co9" table:default-cell-style-name="ce35"/>
        <table:table-column table:style-name="co10" table:default-cell-style-name="ce35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0" office:value-type="string" calcext:value-type="string">
            <text:p>pesel</text:p>
          </table:table-cell>
          <table:table-cell table:style-name="ce20" office:value-type="string" calcext:value-type="string">
            <text:p>nazwisko</text:p>
          </table:table-cell>
          <table:table-cell table:style-name="ce20" office:value-type="string" calcext:value-type="string">
            <text:p>imie</text:p>
          </table:table-cell>
          <table:table-cell table:style-name="ce34" office:value-type="string" calcext:value-type="string">
            <text:p>przedostatnia cyfra numeru PESEL</text:p>
          </table:table-cell>
          <table:table-cell table:style-name="ce34" office:value-type="string" calcext:value-type="string">
            <text:p>kobieta czy mężczyzna</text:p>
          </table:table-cell>
          <table:table-cell table:style-name="ce36" office:value-type="string" calcext:value-type="string">
            <text:p>kobieta czy mężczyzna</text:p>
          </table:table-cell>
          <table:table-cell table:style-name="ce39" office:value-type="string" calcext:value-type="string">
            <text:p>Liczba - kobieta czy mężczyzna</text:p>
          </table:table-cell>
        </table:table-row>
        <table:table-row table:style-name="ro1"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BAJOREK</text:p>
          </table:table-cell>
          <table:table-cell office:value-type="string" calcext:value-type="string">
            <text:p>JAKUB</text:p>
          </table:table-cell>
          <table:table-cell table:formula="of:=MID([.A2];10;1)" office:value-type="string" office:string-value="5" calcext:value-type="string">
            <text:p>5</text:p>
          </table:table-cell>
          <table:table-cell table:formula="of:=IF(MOD([.D2];2)=0;&quot;kobieta&quot;;&quot;mężczyzna&quot;)" office:value-type="string" office:string-value="mężczyzna" calcext:value-type="string">
            <text:p>mężczyzna</text:p>
          </table:table-cell>
          <table:table-cell table:style-name="ce37" office:value-type="string" calcext:value-type="string">
            <text:p>kobieta</text:p>
          </table:table-cell>
          <table:table-cell table:style-name="ce40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SLOTARZ</text:p>
          </table:table-cell>
          <table:table-cell office:value-type="string" calcext:value-type="string">
            <text:p>MARIANNA</text:p>
          </table:table-cell>
          <table:table-cell table:formula="of:=MID([.A3];10;1)" office:value-type="string" office:string-value="2" calcext:value-type="string">
            <text:p>2</text:p>
          </table:table-cell>
          <table:table-cell table:formula="of:=IF(MOD([.D3];2)=0;&quot;kobieta&quot;;&quot;mężczyzna&quot;)" office:value-type="string" office:string-value="kobieta" calcext:value-type="string">
            <text:p>kobieta</text:p>
          </table:table-cell>
          <table:table-cell table:style-name="ce37" office:value-type="string" calcext:value-type="string">
            <text:p>mężczyzna</text:p>
          </table:table-cell>
          <table:table-cell table:style-name="ce40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WNUK</text:p>
          </table:table-cell>
          <table:table-cell office:value-type="string" calcext:value-type="string">
            <text:p>SZYMON</text:p>
          </table:table-cell>
          <table:table-cell table:formula="of:=MID([.A4];10;1)" office:value-type="string" office:string-value="1" calcext:value-type="string">
            <text:p>1</text:p>
          </table:table-cell>
          <table:table-cell table:formula="of:=IF(MOD([.D4];2)=0;&quot;kobieta&quot;;&quot;mężczyzna&quot;)" office:value-type="string" office:string-value="mężczyzna" calcext:value-type="string">
            <text:p>mężczyzna</text:p>
          </table:table-cell>
          <table:table-cell table:style-name="ce38" office:value-type="string" calcext:value-type="string">
            <text:p>Razem Wynik</text:p>
          </table:table-cell>
          <table:table-cell table:style-name="ce41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LESKO</text:p>
          </table:table-cell>
          <table:table-cell office:value-type="string" calcext:value-type="string">
            <text:p>WOJCIECH</text:p>
          </table:table-cell>
          <table:table-cell table:formula="of:=MID([.A5];10;1)" office:value-type="string" office:string-value="9" calcext:value-type="string">
            <text:p>9</text:p>
          </table:table-cell>
          <table:table-cell table:formula="of:=IF(MOD([.D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WACHOWIAK</text:p>
          </table:table-cell>
          <table:table-cell office:value-type="string" calcext:value-type="string">
            <text:p>ANNA</text:p>
          </table:table-cell>
          <table:table-cell table:formula="of:=MID([.A6];10;1)" office:value-type="string" office:string-value="6" calcext:value-type="string">
            <text:p>6</text:p>
          </table:table-cell>
          <table:table-cell table:formula="of:=IF(MOD([.D6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JASTRZEBSKI</text:p>
          </table:table-cell>
          <table:table-cell office:value-type="string" calcext:value-type="string">
            <text:p>IGNACY</text:p>
          </table:table-cell>
          <table:table-cell table:formula="of:=MID([.A7];10;1)" office:value-type="string" office:string-value="7" calcext:value-type="string">
            <text:p>7</text:p>
          </table:table-cell>
          <table:table-cell table:formula="of:=IF(MOD([.D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CICHON</text:p>
          </table:table-cell>
          <table:table-cell office:value-type="string" calcext:value-type="string">
            <text:p>ADRIAN</text:p>
          </table:table-cell>
          <table:table-cell table:formula="of:=MID([.A8];10;1)" office:value-type="string" office:string-value="1" calcext:value-type="string">
            <text:p>1</text:p>
          </table:table-cell>
          <table:table-cell table:formula="of:=IF(MOD([.D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LUKASZEWICZ</text:p>
          </table:table-cell>
          <table:table-cell office:value-type="string" calcext:value-type="string">
            <text:p>PAULA</text:p>
          </table:table-cell>
          <table:table-cell table:formula="of:=MID([.A9];10;1)" office:value-type="string" office:string-value="6" calcext:value-type="string">
            <text:p>6</text:p>
          </table:table-cell>
          <table:table-cell table:formula="of:=IF(MOD([.D9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RATAJCZAK</text:p>
          </table:table-cell>
          <table:table-cell office:value-type="string" calcext:value-type="string">
            <text:p>OLIWIER</text:p>
          </table:table-cell>
          <table:table-cell table:formula="of:=MID([.A10];10;1)" office:value-type="string" office:string-value="5" calcext:value-type="string">
            <text:p>5</text:p>
          </table:table-cell>
          <table:table-cell table:formula="of:=IF(MOD([.D10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PLISZKA</text:p>
          </table:table-cell>
          <table:table-cell office:value-type="string" calcext:value-type="string">
            <text:p>ADAM</text:p>
          </table:table-cell>
          <table:table-cell table:formula="of:=MID([.A11];10;1)" office:value-type="string" office:string-value="5" calcext:value-type="string">
            <text:p>5</text:p>
          </table:table-cell>
          <table:table-cell table:formula="of:=IF(MOD([.D1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KASZUBOWSKA</text:p>
          </table:table-cell>
          <table:table-cell office:value-type="string" calcext:value-type="string">
            <text:p>ANTONINA</text:p>
          </table:table-cell>
          <table:table-cell table:formula="of:=MID([.A12];10;1)" office:value-type="string" office:string-value="8" calcext:value-type="string">
            <text:p>8</text:p>
          </table:table-cell>
          <table:table-cell table:formula="of:=IF(MOD([.D1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ORAWIEC</text:p>
          </table:table-cell>
          <table:table-cell office:value-type="string" calcext:value-type="string">
            <text:p>DAWID</text:p>
          </table:table-cell>
          <table:table-cell table:formula="of:=MID([.A13];10;1)" office:value-type="string" office:string-value="1" calcext:value-type="string">
            <text:p>1</text:p>
          </table:table-cell>
          <table:table-cell table:formula="of:=IF(MOD([.D13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OGONOWSKA</text:p>
          </table:table-cell>
          <table:table-cell office:value-type="string" calcext:value-type="string">
            <text:p>JULIUSZ</text:p>
          </table:table-cell>
          <table:table-cell table:formula="of:=MID([.A14];10;1)" office:value-type="string" office:string-value="3" calcext:value-type="string">
            <text:p>3</text:p>
          </table:table-cell>
          <table:table-cell table:formula="of:=IF(MOD([.D1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SZYMONIAK</text:p>
          </table:table-cell>
          <table:table-cell office:value-type="string" calcext:value-type="string">
            <text:p>JAN</text:p>
          </table:table-cell>
          <table:table-cell table:formula="of:=MID([.A15];10;1)" office:value-type="string" office:string-value="5" calcext:value-type="string">
            <text:p>5</text:p>
          </table:table-cell>
          <table:table-cell table:formula="of:=IF(MOD([.D1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SIUDYM</text:p>
          </table:table-cell>
          <table:table-cell office:value-type="string" calcext:value-type="string">
            <text:p>KATARZYNA</text:p>
          </table:table-cell>
          <table:table-cell table:formula="of:=MID([.A16];10;1)" office:value-type="string" office:string-value="4" calcext:value-type="string">
            <text:p>4</text:p>
          </table:table-cell>
          <table:table-cell table:formula="of:=IF(MOD([.D16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SASOR</text:p>
          </table:table-cell>
          <table:table-cell office:value-type="string" calcext:value-type="string">
            <text:p>AMELIA</text:p>
          </table:table-cell>
          <table:table-cell table:formula="of:=MID([.A17];10;1)" office:value-type="string" office:string-value="8" calcext:value-type="string">
            <text:p>8</text:p>
          </table:table-cell>
          <table:table-cell table:formula="of:=IF(MOD([.D17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KLOC</text:p>
          </table:table-cell>
          <table:table-cell office:value-type="string" calcext:value-type="string">
            <text:p>DAWID</text:p>
          </table:table-cell>
          <table:table-cell table:formula="of:=MID([.A18];10;1)" office:value-type="string" office:string-value="5" calcext:value-type="string">
            <text:p>5</text:p>
          </table:table-cell>
          <table:table-cell table:formula="of:=IF(MOD([.D1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SMOLEN</text:p>
          </table:table-cell>
          <table:table-cell office:value-type="string" calcext:value-type="string">
            <text:p>JACEK</text:p>
          </table:table-cell>
          <table:table-cell table:formula="of:=MID([.A19];10;1)" office:value-type="string" office:string-value="1" calcext:value-type="string">
            <text:p>1</text:p>
          </table:table-cell>
          <table:table-cell table:formula="of:=IF(MOD([.D1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STOLARZ</text:p>
          </table:table-cell>
          <table:table-cell office:value-type="string" calcext:value-type="string">
            <text:p>KATARZYNA</text:p>
          </table:table-cell>
          <table:table-cell table:formula="of:=MID([.A20];10;1)" office:value-type="string" office:string-value="4" calcext:value-type="string">
            <text:p>4</text:p>
          </table:table-cell>
          <table:table-cell table:formula="of:=IF(MOD([.D2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JACEK</text:p>
          </table:table-cell>
          <table:table-cell table:formula="of:=MID([.A21];10;1)" office:value-type="string" office:string-value="9" calcext:value-type="string">
            <text:p>9</text:p>
          </table:table-cell>
          <table:table-cell table:formula="of:=IF(MOD([.D2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MODZELEWSKA</text:p>
          </table:table-cell>
          <table:table-cell office:value-type="string" calcext:value-type="string">
            <text:p>MARTYNA</text:p>
          </table:table-cell>
          <table:table-cell table:formula="of:=MID([.A22];10;1)" office:value-type="string" office:string-value="2" calcext:value-type="string">
            <text:p>2</text:p>
          </table:table-cell>
          <table:table-cell table:formula="of:=IF(MOD([.D2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WOROBIJ</text:p>
          </table:table-cell>
          <table:table-cell office:value-type="string" calcext:value-type="string">
            <text:p>STANISLAWA</text:p>
          </table:table-cell>
          <table:table-cell table:formula="of:=MID([.A23];10;1)" office:value-type="string" office:string-value="4" calcext:value-type="string">
            <text:p>4</text:p>
          </table:table-cell>
          <table:table-cell table:formula="of:=IF(MOD([.D2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NAPORA</text:p>
          </table:table-cell>
          <table:table-cell office:value-type="string" calcext:value-type="string">
            <text:p>MAREK</text:p>
          </table:table-cell>
          <table:table-cell table:formula="of:=MID([.A24];10;1)" office:value-type="string" office:string-value="9" calcext:value-type="string">
            <text:p>9</text:p>
          </table:table-cell>
          <table:table-cell table:formula="of:=IF(MOD([.D2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SLADOWSKI</text:p>
          </table:table-cell>
          <table:table-cell office:value-type="string" calcext:value-type="string">
            <text:p>MICHAL</text:p>
          </table:table-cell>
          <table:table-cell table:formula="of:=MID([.A25];10;1)" office:value-type="string" office:string-value="1" calcext:value-type="string">
            <text:p>1</text:p>
          </table:table-cell>
          <table:table-cell table:formula="of:=IF(MOD([.D2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LIZON</text:p>
          </table:table-cell>
          <table:table-cell office:value-type="string" calcext:value-type="string">
            <text:p>NATANAEL</text:p>
          </table:table-cell>
          <table:table-cell table:formula="of:=MID([.A26];10;1)" office:value-type="string" office:string-value="3" calcext:value-type="string">
            <text:p>3</text:p>
          </table:table-cell>
          <table:table-cell table:formula="of:=IF(MOD([.D2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SANKALA</text:p>
          </table:table-cell>
          <table:table-cell office:value-type="string" calcext:value-type="string">
            <text:p>JOZEF</text:p>
          </table:table-cell>
          <table:table-cell table:formula="of:=MID([.A27];10;1)" office:value-type="string" office:string-value="5" calcext:value-type="string">
            <text:p>5</text:p>
          </table:table-cell>
          <table:table-cell table:formula="of:=IF(MOD([.D2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GRZEGOREK</text:p>
          </table:table-cell>
          <table:table-cell office:value-type="string" calcext:value-type="string">
            <text:p>ANNA</text:p>
          </table:table-cell>
          <table:table-cell table:formula="of:=MID([.A28];10;1)" office:value-type="string" office:string-value="6" calcext:value-type="string">
            <text:p>6</text:p>
          </table:table-cell>
          <table:table-cell table:formula="of:=IF(MOD([.D28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2082477625" calcext:value-type="float">
            <text:p>92082477625</text:p>
          </table:table-cell>
          <table:table-cell office:value-type="string" calcext:value-type="string">
            <text:p>ZALESKA</text:p>
          </table:table-cell>
          <table:table-cell office:value-type="string" calcext:value-type="string">
            <text:p>JULIA</text:p>
          </table:table-cell>
          <table:table-cell table:formula="of:=MID([.A29];10;1)" office:value-type="string" office:string-value="2" calcext:value-type="string">
            <text:p>2</text:p>
          </table:table-cell>
          <table:table-cell table:formula="of:=IF(MOD([.D29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CIBOROWSKI</text:p>
          </table:table-cell>
          <table:table-cell office:value-type="string" calcext:value-type="string">
            <text:p>EDWARD</text:p>
          </table:table-cell>
          <table:table-cell table:formula="of:=MID([.A30];10;1)" office:value-type="string" office:string-value="7" calcext:value-type="string">
            <text:p>7</text:p>
          </table:table-cell>
          <table:table-cell table:formula="of:=IF(MOD([.D30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PIATKOWSKA</text:p>
          </table:table-cell>
          <table:table-cell office:value-type="string" calcext:value-type="string">
            <text:p>EWA</text:p>
          </table:table-cell>
          <table:table-cell table:formula="of:=MID([.A31];10;1)" office:value-type="string" office:string-value="4" calcext:value-type="string">
            <text:p>4</text:p>
          </table:table-cell>
          <table:table-cell table:formula="of:=IF(MOD([.D31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CWIKLA</text:p>
          </table:table-cell>
          <table:table-cell office:value-type="string" calcext:value-type="string">
            <text:p>MARIAN</text:p>
          </table:table-cell>
          <table:table-cell table:formula="of:=MID([.A32];10;1)" office:value-type="string" office:string-value="1" calcext:value-type="string">
            <text:p>1</text:p>
          </table:table-cell>
          <table:table-cell table:formula="of:=IF(MOD([.D32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BLASZCZYK</text:p>
          </table:table-cell>
          <table:table-cell office:value-type="string" calcext:value-type="string">
            <text:p>MONIKA</text:p>
          </table:table-cell>
          <table:table-cell table:formula="of:=MID([.A33];10;1)" office:value-type="string" office:string-value="6" calcext:value-type="string">
            <text:p>6</text:p>
          </table:table-cell>
          <table:table-cell table:formula="of:=IF(MOD([.D3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SIERON</text:p>
          </table:table-cell>
          <table:table-cell office:value-type="string" calcext:value-type="string">
            <text:p>LECH</text:p>
          </table:table-cell>
          <table:table-cell table:formula="of:=MID([.A34];10;1)" office:value-type="string" office:string-value="1" calcext:value-type="string">
            <text:p>1</text:p>
          </table:table-cell>
          <table:table-cell table:formula="of:=IF(MOD([.D3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TUCHOLSKI</text:p>
          </table:table-cell>
          <table:table-cell office:value-type="string" calcext:value-type="string">
            <text:p>DAWID</text:p>
          </table:table-cell>
          <table:table-cell table:formula="of:=MID([.A35];10;1)" office:value-type="string" office:string-value="7" calcext:value-type="string">
            <text:p>7</text:p>
          </table:table-cell>
          <table:table-cell table:formula="of:=IF(MOD([.D3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MENDRELA</text:p>
          </table:table-cell>
          <table:table-cell office:value-type="string" calcext:value-type="string">
            <text:p>ARTUR</text:p>
          </table:table-cell>
          <table:table-cell table:formula="of:=MID([.A36];10;1)" office:value-type="string" office:string-value="3" calcext:value-type="string">
            <text:p>3</text:p>
          </table:table-cell>
          <table:table-cell table:formula="of:=IF(MOD([.D3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ANTOLAK</text:p>
          </table:table-cell>
          <table:table-cell office:value-type="string" calcext:value-type="string">
            <text:p>MALGORZATA</text:p>
          </table:table-cell>
          <table:table-cell table:formula="of:=MID([.A37];10;1)" office:value-type="string" office:string-value="8" calcext:value-type="string">
            <text:p>8</text:p>
          </table:table-cell>
          <table:table-cell table:formula="of:=IF(MOD([.D37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SPIEWAK</text:p>
          </table:table-cell>
          <table:table-cell office:value-type="string" calcext:value-type="string">
            <text:p>RAFAL</text:p>
          </table:table-cell>
          <table:table-cell table:formula="of:=MID([.A38];10;1)" office:value-type="string" office:string-value="9" calcext:value-type="string">
            <text:p>9</text:p>
          </table:table-cell>
          <table:table-cell table:formula="of:=IF(MOD([.D3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WOJCIECH</text:p>
          </table:table-cell>
          <table:table-cell table:formula="of:=MID([.A39];10;1)" office:value-type="string" office:string-value="5" calcext:value-type="string">
            <text:p>5</text:p>
          </table:table-cell>
          <table:table-cell table:formula="of:=IF(MOD([.D3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PIEKUT</text:p>
          </table:table-cell>
          <table:table-cell office:value-type="string" calcext:value-type="string">
            <text:p>SZYMON</text:p>
          </table:table-cell>
          <table:table-cell table:formula="of:=MID([.A40];10;1)" office:value-type="string" office:string-value="3" calcext:value-type="string">
            <text:p>3</text:p>
          </table:table-cell>
          <table:table-cell table:formula="of:=IF(MOD([.D40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MAREK</text:p>
          </table:table-cell>
          <table:table-cell table:formula="of:=MID([.A41];10;1)" office:value-type="string" office:string-value="1" calcext:value-type="string">
            <text:p>1</text:p>
          </table:table-cell>
          <table:table-cell table:formula="of:=IF(MOD([.D4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MALESA</text:p>
          </table:table-cell>
          <table:table-cell office:value-type="string" calcext:value-type="string">
            <text:p>GABRIELA</text:p>
          </table:table-cell>
          <table:table-cell table:formula="of:=MID([.A42];10;1)" office:value-type="string" office:string-value="4" calcext:value-type="string">
            <text:p>4</text:p>
          </table:table-cell>
          <table:table-cell table:formula="of:=IF(MOD([.D4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SWIERCZYNSKI</text:p>
          </table:table-cell>
          <table:table-cell office:value-type="string" calcext:value-type="string">
            <text:p>JANUSZ</text:p>
          </table:table-cell>
          <table:table-cell table:formula="of:=MID([.A43];10;1)" office:value-type="string" office:string-value="7" calcext:value-type="string">
            <text:p>7</text:p>
          </table:table-cell>
          <table:table-cell table:formula="of:=IF(MOD([.D43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KORCZAK</text:p>
          </table:table-cell>
          <table:table-cell office:value-type="string" calcext:value-type="string">
            <text:p>AMELIA</text:p>
          </table:table-cell>
          <table:table-cell table:formula="of:=MID([.A44];10;1)" office:value-type="string" office:string-value="8" calcext:value-type="string">
            <text:p>8</text:p>
          </table:table-cell>
          <table:table-cell table:formula="of:=IF(MOD([.D44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PIWKOWSKI</text:p>
          </table:table-cell>
          <table:table-cell office:value-type="string" calcext:value-type="string">
            <text:p>EUGENIUSZ</text:p>
          </table:table-cell>
          <table:table-cell table:formula="of:=MID([.A45];10;1)" office:value-type="string" office:string-value="3" calcext:value-type="string">
            <text:p>3</text:p>
          </table:table-cell>
          <table:table-cell table:formula="of:=IF(MOD([.D4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CIESLA</text:p>
          </table:table-cell>
          <table:table-cell office:value-type="string" calcext:value-type="string">
            <text:p>KRZYSZTOF</text:p>
          </table:table-cell>
          <table:table-cell table:formula="of:=MID([.A46];10;1)" office:value-type="string" office:string-value="1" calcext:value-type="string">
            <text:p>1</text:p>
          </table:table-cell>
          <table:table-cell table:formula="of:=IF(MOD([.D4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WOLANIN</text:p>
          </table:table-cell>
          <table:table-cell office:value-type="string" calcext:value-type="string">
            <text:p>BARTOSZ</text:p>
          </table:table-cell>
          <table:table-cell table:formula="of:=MID([.A47];10;1)" office:value-type="string" office:string-value="7" calcext:value-type="string">
            <text:p>7</text:p>
          </table:table-cell>
          <table:table-cell table:formula="of:=IF(MOD([.D4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ZYMANECKA</text:p>
          </table:table-cell>
          <table:table-cell office:value-type="string" calcext:value-type="string">
            <text:p>SONIA</text:p>
          </table:table-cell>
          <table:table-cell table:formula="of:=MID([.A48];10;1)" office:value-type="string" office:string-value="8" calcext:value-type="string">
            <text:p>8</text:p>
          </table:table-cell>
          <table:table-cell table:formula="of:=IF(MOD([.D48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MAREK</text:p>
          </table:table-cell>
          <table:table-cell table:formula="of:=MID([.A49];10;1)" office:value-type="string" office:string-value="5" calcext:value-type="string">
            <text:p>5</text:p>
          </table:table-cell>
          <table:table-cell table:formula="of:=IF(MOD([.D4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DANIELAK</text:p>
          </table:table-cell>
          <table:table-cell office:value-type="string" calcext:value-type="string">
            <text:p>FRANCISZEK</text:p>
          </table:table-cell>
          <table:table-cell table:formula="of:=MID([.A50];10;1)" office:value-type="string" office:string-value="5" calcext:value-type="string">
            <text:p>5</text:p>
          </table:table-cell>
          <table:table-cell table:formula="of:=IF(MOD([.D50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KEPARA</text:p>
          </table:table-cell>
          <table:table-cell office:value-type="string" calcext:value-type="string">
            <text:p>MICHAL</text:p>
          </table:table-cell>
          <table:table-cell table:formula="of:=MID([.A51];10;1)" office:value-type="string" office:string-value="9" calcext:value-type="string">
            <text:p>9</text:p>
          </table:table-cell>
          <table:table-cell table:formula="of:=IF(MOD([.D5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ZOFIA</text:p>
          </table:table-cell>
          <table:table-cell table:formula="of:=MID([.A52];10;1)" office:value-type="string" office:string-value="6" calcext:value-type="string">
            <text:p>6</text:p>
          </table:table-cell>
          <table:table-cell table:formula="of:=IF(MOD([.D5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PEPLIN</text:p>
          </table:table-cell>
          <table:table-cell office:value-type="string" calcext:value-type="string">
            <text:p>ALICJA</text:p>
          </table:table-cell>
          <table:table-cell table:formula="of:=MID([.A53];10;1)" office:value-type="string" office:string-value="8" calcext:value-type="string">
            <text:p>8</text:p>
          </table:table-cell>
          <table:table-cell table:formula="of:=IF(MOD([.D5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OFIA</text:p>
          </table:table-cell>
          <table:table-cell table:formula="of:=MID([.A54];10;1)" office:value-type="string" office:string-value="6" calcext:value-type="string">
            <text:p>6</text:p>
          </table:table-cell>
          <table:table-cell table:formula="of:=IF(MOD([.D54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IES</text:p>
          </table:table-cell>
          <table:table-cell office:value-type="string" calcext:value-type="string">
            <text:p>KATARZYNA</text:p>
          </table:table-cell>
          <table:table-cell table:formula="of:=MID([.A55];10;1)" office:value-type="string" office:string-value="8" calcext:value-type="string">
            <text:p>8</text:p>
          </table:table-cell>
          <table:table-cell table:formula="of:=IF(MOD([.D55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MARCINKIEWICZ</text:p>
          </table:table-cell>
          <table:table-cell office:value-type="string" calcext:value-type="string">
            <text:p>ADAM</text:p>
          </table:table-cell>
          <table:table-cell table:formula="of:=MID([.A56];10;1)" office:value-type="string" office:string-value="5" calcext:value-type="string">
            <text:p>5</text:p>
          </table:table-cell>
          <table:table-cell table:formula="of:=IF(MOD([.D5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GRYJGIER</text:p>
          </table:table-cell>
          <table:table-cell office:value-type="string" calcext:value-type="string">
            <text:p>RAFAL</text:p>
          </table:table-cell>
          <table:table-cell table:formula="of:=MID([.A57];10;1)" office:value-type="string" office:string-value="9" calcext:value-type="string">
            <text:p>9</text:p>
          </table:table-cell>
          <table:table-cell table:formula="of:=IF(MOD([.D5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KUKIELKA</text:p>
          </table:table-cell>
          <table:table-cell office:value-type="string" calcext:value-type="string">
            <text:p>BARBARA</text:p>
          </table:table-cell>
          <table:table-cell table:formula="of:=MID([.A58];10;1)" office:value-type="string" office:string-value="4" calcext:value-type="string">
            <text:p>4</text:p>
          </table:table-cell>
          <table:table-cell table:formula="of:=IF(MOD([.D58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NIEDZIOLKA</text:p>
          </table:table-cell>
          <table:table-cell office:value-type="string" calcext:value-type="string">
            <text:p>BARBARA</text:p>
          </table:table-cell>
          <table:table-cell table:formula="of:=MID([.A59];10;1)" office:value-type="string" office:string-value="6" calcext:value-type="string">
            <text:p>6</text:p>
          </table:table-cell>
          <table:table-cell table:formula="of:=IF(MOD([.D59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PLACHTA</text:p>
          </table:table-cell>
          <table:table-cell office:value-type="string" calcext:value-type="string">
            <text:p>EWA</text:p>
          </table:table-cell>
          <table:table-cell table:formula="of:=MID([.A60];10;1)" office:value-type="string" office:string-value="6" calcext:value-type="string">
            <text:p>6</text:p>
          </table:table-cell>
          <table:table-cell table:formula="of:=IF(MOD([.D6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MATRAS</text:p>
          </table:table-cell>
          <table:table-cell office:value-type="string" calcext:value-type="string">
            <text:p>KLAUDIA</text:p>
          </table:table-cell>
          <table:table-cell table:formula="of:=MID([.A61];10;1)" office:value-type="string" office:string-value="2" calcext:value-type="string">
            <text:p>2</text:p>
          </table:table-cell>
          <table:table-cell table:formula="of:=IF(MOD([.D61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ANTOSIEWICZ</text:p>
          </table:table-cell>
          <table:table-cell office:value-type="string" calcext:value-type="string">
            <text:p>MARCELINA</text:p>
          </table:table-cell>
          <table:table-cell table:formula="of:=MID([.A62];10;1)" office:value-type="string" office:string-value="8" calcext:value-type="string">
            <text:p>8</text:p>
          </table:table-cell>
          <table:table-cell table:formula="of:=IF(MOD([.D6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DEKA</text:p>
          </table:table-cell>
          <table:table-cell office:value-type="string" calcext:value-type="string">
            <text:p>JACEK</text:p>
          </table:table-cell>
          <table:table-cell table:formula="of:=MID([.A63];10;1)" office:value-type="string" office:string-value="1" calcext:value-type="string">
            <text:p>1</text:p>
          </table:table-cell>
          <table:table-cell table:formula="of:=IF(MOD([.D63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KLICH</text:p>
          </table:table-cell>
          <table:table-cell office:value-type="string" calcext:value-type="string">
            <text:p>EMILIA</text:p>
          </table:table-cell>
          <table:table-cell table:formula="of:=MID([.A64];10;1)" office:value-type="string" office:string-value="4" calcext:value-type="string">
            <text:p>4</text:p>
          </table:table-cell>
          <table:table-cell table:formula="of:=IF(MOD([.D64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CEGLAREK</text:p>
          </table:table-cell>
          <table:table-cell office:value-type="string" calcext:value-type="string">
            <text:p>TOMASZ</text:p>
          </table:table-cell>
          <table:table-cell table:formula="of:=MID([.A65];10;1)" office:value-type="string" office:string-value="7" calcext:value-type="string">
            <text:p>7</text:p>
          </table:table-cell>
          <table:table-cell table:formula="of:=IF(MOD([.D6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ALEKSANDRA</text:p>
          </table:table-cell>
          <table:table-cell table:formula="of:=MID([.A66];10;1)" office:value-type="string" office:string-value="6" calcext:value-type="string">
            <text:p>6</text:p>
          </table:table-cell>
          <table:table-cell table:formula="of:=IF(MOD([.D66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DAWID</text:p>
          </table:table-cell>
          <table:table-cell table:formula="of:=MID([.A67];10;1)" office:value-type="string" office:string-value="1" calcext:value-type="string">
            <text:p>1</text:p>
          </table:table-cell>
          <table:table-cell table:formula="of:=IF(MOD([.D6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PYZIK</text:p>
          </table:table-cell>
          <table:table-cell office:value-type="string" calcext:value-type="string">
            <text:p>LENA</text:p>
          </table:table-cell>
          <table:table-cell table:formula="of:=MID([.A68];10;1)" office:value-type="string" office:string-value="4" calcext:value-type="string">
            <text:p>4</text:p>
          </table:table-cell>
          <table:table-cell table:formula="of:=IF(MOD([.D68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GAWRYS</text:p>
          </table:table-cell>
          <table:table-cell office:value-type="string" calcext:value-type="string">
            <text:p>PIOTR</text:p>
          </table:table-cell>
          <table:table-cell table:formula="of:=MID([.A69];10;1)" office:value-type="string" office:string-value="5" calcext:value-type="string">
            <text:p>5</text:p>
          </table:table-cell>
          <table:table-cell table:formula="of:=IF(MOD([.D6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KUCZYNSKA</text:p>
          </table:table-cell>
          <table:table-cell office:value-type="string" calcext:value-type="string">
            <text:p>OLIWIA</text:p>
          </table:table-cell>
          <table:table-cell table:formula="of:=MID([.A70];10;1)" office:value-type="string" office:string-value="2" calcext:value-type="string">
            <text:p>2</text:p>
          </table:table-cell>
          <table:table-cell table:formula="of:=IF(MOD([.D7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JOPKIEWICZ</text:p>
          </table:table-cell>
          <table:table-cell office:value-type="string" calcext:value-type="string">
            <text:p>ZBIGNIEW</text:p>
          </table:table-cell>
          <table:table-cell table:formula="of:=MID([.A71];10;1)" office:value-type="string" office:string-value="9" calcext:value-type="string">
            <text:p>9</text:p>
          </table:table-cell>
          <table:table-cell table:formula="of:=IF(MOD([.D7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WAJAND</text:p>
          </table:table-cell>
          <table:table-cell office:value-type="string" calcext:value-type="string">
            <text:p>MATEUSZ</text:p>
          </table:table-cell>
          <table:table-cell table:formula="of:=MID([.A72];10;1)" office:value-type="string" office:string-value="1" calcext:value-type="string">
            <text:p>1</text:p>
          </table:table-cell>
          <table:table-cell table:formula="of:=IF(MOD([.D72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KULAK</text:p>
          </table:table-cell>
          <table:table-cell office:value-type="string" calcext:value-type="string">
            <text:p>ZANETA</text:p>
          </table:table-cell>
          <table:table-cell table:formula="of:=MID([.A73];10;1)" office:value-type="string" office:string-value="2" calcext:value-type="string">
            <text:p>2</text:p>
          </table:table-cell>
          <table:table-cell table:formula="of:=IF(MOD([.D7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IWINSKI</text:p>
          </table:table-cell>
          <table:table-cell office:value-type="string" calcext:value-type="string">
            <text:p>KRZYSZTOF</text:p>
          </table:table-cell>
          <table:table-cell table:formula="of:=MID([.A74];10;1)" office:value-type="string" office:string-value="9" calcext:value-type="string">
            <text:p>9</text:p>
          </table:table-cell>
          <table:table-cell table:formula="of:=IF(MOD([.D7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ZAJA</text:p>
          </table:table-cell>
          <table:table-cell office:value-type="string" calcext:value-type="string">
            <text:p>WOJCIECH</text:p>
          </table:table-cell>
          <table:table-cell table:formula="of:=MID([.A75];10;1)" office:value-type="string" office:string-value="7" calcext:value-type="string">
            <text:p>7</text:p>
          </table:table-cell>
          <table:table-cell table:formula="of:=IF(MOD([.D7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JAROCKA</text:p>
          </table:table-cell>
          <table:table-cell office:value-type="string" calcext:value-type="string">
            <text:p>URSZULA</text:p>
          </table:table-cell>
          <table:table-cell table:formula="of:=MID([.A76];10;1)" office:value-type="string" office:string-value="6" calcext:value-type="string">
            <text:p>6</text:p>
          </table:table-cell>
          <table:table-cell table:formula="of:=IF(MOD([.D76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JACKOWSKI</text:p>
          </table:table-cell>
          <table:table-cell office:value-type="string" calcext:value-type="string">
            <text:p>ADAM</text:p>
          </table:table-cell>
          <table:table-cell table:formula="of:=MID([.A77];10;1)" office:value-type="string" office:string-value="5" calcext:value-type="string">
            <text:p>5</text:p>
          </table:table-cell>
          <table:table-cell table:formula="of:=IF(MOD([.D7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ADAMCZAK</text:p>
          </table:table-cell>
          <table:table-cell office:value-type="string" calcext:value-type="string">
            <text:p>OLIWIA</text:p>
          </table:table-cell>
          <table:table-cell table:formula="of:=MID([.A78];10;1)" office:value-type="string" office:string-value="6" calcext:value-type="string">
            <text:p>6</text:p>
          </table:table-cell>
          <table:table-cell table:formula="of:=IF(MOD([.D78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MIECZNIKOWSKI</text:p>
          </table:table-cell>
          <table:table-cell office:value-type="string" calcext:value-type="string">
            <text:p>EDWARD</text:p>
          </table:table-cell>
          <table:table-cell table:formula="of:=MID([.A79];10;1)" office:value-type="string" office:string-value="7" calcext:value-type="string">
            <text:p>7</text:p>
          </table:table-cell>
          <table:table-cell table:formula="of:=IF(MOD([.D7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SOJDA</text:p>
          </table:table-cell>
          <table:table-cell office:value-type="string" calcext:value-type="string">
            <text:p>BARBARA</text:p>
          </table:table-cell>
          <table:table-cell table:formula="of:=MID([.A80];10;1)" office:value-type="string" office:string-value="2" calcext:value-type="string">
            <text:p>2</text:p>
          </table:table-cell>
          <table:table-cell table:formula="of:=IF(MOD([.D8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MALECKI</text:p>
          </table:table-cell>
          <table:table-cell office:value-type="string" calcext:value-type="string">
            <text:p>ALEKSANDER</text:p>
          </table:table-cell>
          <table:table-cell table:formula="of:=MID([.A81];10;1)" office:value-type="string" office:string-value="3" calcext:value-type="string">
            <text:p>3</text:p>
          </table:table-cell>
          <table:table-cell table:formula="of:=IF(MOD([.D8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LUCZYK</text:p>
          </table:table-cell>
          <table:table-cell office:value-type="string" calcext:value-type="string">
            <text:p>ALEKSANDER</text:p>
          </table:table-cell>
          <table:table-cell table:formula="of:=MID([.A82];10;1)" office:value-type="string" office:string-value="7" calcext:value-type="string">
            <text:p>7</text:p>
          </table:table-cell>
          <table:table-cell table:formula="of:=IF(MOD([.D82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SIEKIERKOWSKI</text:p>
          </table:table-cell>
          <table:table-cell office:value-type="string" calcext:value-type="string">
            <text:p>JANUSZ</text:p>
          </table:table-cell>
          <table:table-cell table:formula="of:=MID([.A83];10;1)" office:value-type="string" office:string-value="3" calcext:value-type="string">
            <text:p>3</text:p>
          </table:table-cell>
          <table:table-cell table:formula="of:=IF(MOD([.D83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GARBOWSKI</text:p>
          </table:table-cell>
          <table:table-cell office:value-type="string" calcext:value-type="string">
            <text:p>DAWID</text:p>
          </table:table-cell>
          <table:table-cell table:formula="of:=MID([.A84];10;1)" office:value-type="string" office:string-value="9" calcext:value-type="string">
            <text:p>9</text:p>
          </table:table-cell>
          <table:table-cell table:formula="of:=IF(MOD([.D8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SZCZEPANCZYK</text:p>
          </table:table-cell>
          <table:table-cell office:value-type="string" calcext:value-type="string">
            <text:p>PAWEL</text:p>
          </table:table-cell>
          <table:table-cell table:formula="of:=MID([.A85];10;1)" office:value-type="string" office:string-value="1" calcext:value-type="string">
            <text:p>1</text:p>
          </table:table-cell>
          <table:table-cell table:formula="of:=IF(MOD([.D8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RACZEK</text:p>
          </table:table-cell>
          <table:table-cell office:value-type="string" calcext:value-type="string">
            <text:p>MONIKA</text:p>
          </table:table-cell>
          <table:table-cell table:formula="of:=MID([.A86];10;1)" office:value-type="string" office:string-value="2" calcext:value-type="string">
            <text:p>2</text:p>
          </table:table-cell>
          <table:table-cell table:formula="of:=IF(MOD([.D86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PALYS</text:p>
          </table:table-cell>
          <table:table-cell office:value-type="string" calcext:value-type="string">
            <text:p>LUKASZ</text:p>
          </table:table-cell>
          <table:table-cell table:formula="of:=MID([.A87];10;1)" office:value-type="string" office:string-value="1" calcext:value-type="string">
            <text:p>1</text:p>
          </table:table-cell>
          <table:table-cell table:formula="of:=IF(MOD([.D8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CIOSEK</text:p>
          </table:table-cell>
          <table:table-cell office:value-type="string" calcext:value-type="string">
            <text:p>ANNA</text:p>
          </table:table-cell>
          <table:table-cell table:formula="of:=MID([.A88];10;1)" office:value-type="string" office:string-value="4" calcext:value-type="string">
            <text:p>4</text:p>
          </table:table-cell>
          <table:table-cell table:formula="of:=IF(MOD([.D88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NEJMAN</text:p>
          </table:table-cell>
          <table:table-cell office:value-type="string" calcext:value-type="string">
            <text:p>MONIKA</text:p>
          </table:table-cell>
          <table:table-cell table:formula="of:=MID([.A89];10;1)" office:value-type="string" office:string-value="6" calcext:value-type="string">
            <text:p>6</text:p>
          </table:table-cell>
          <table:table-cell table:formula="of:=IF(MOD([.D89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NIEMYJSKA</text:p>
          </table:table-cell>
          <table:table-cell office:value-type="string" calcext:value-type="string">
            <text:p>KATARZYNA</text:p>
          </table:table-cell>
          <table:table-cell table:formula="of:=MID([.A90];10;1)" office:value-type="string" office:string-value="6" calcext:value-type="string">
            <text:p>6</text:p>
          </table:table-cell>
          <table:table-cell table:formula="of:=IF(MOD([.D9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ACANOWSKI</text:p>
          </table:table-cell>
          <table:table-cell office:value-type="string" calcext:value-type="string">
            <text:p>MACIEJ</text:p>
          </table:table-cell>
          <table:table-cell table:formula="of:=MID([.A91];10;1)" office:value-type="string" office:string-value="5" calcext:value-type="string">
            <text:p>5</text:p>
          </table:table-cell>
          <table:table-cell table:formula="of:=IF(MOD([.D9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MARZENA</text:p>
          </table:table-cell>
          <table:table-cell table:formula="of:=MID([.A92];10;1)" office:value-type="string" office:string-value="6" calcext:value-type="string">
            <text:p>6</text:p>
          </table:table-cell>
          <table:table-cell table:formula="of:=IF(MOD([.D9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NIECKARZ</text:p>
          </table:table-cell>
          <table:table-cell office:value-type="string" calcext:value-type="string">
            <text:p>EMILIA</text:p>
          </table:table-cell>
          <table:table-cell table:formula="of:=MID([.A93];10;1)" office:value-type="string" office:string-value="4" calcext:value-type="string">
            <text:p>4</text:p>
          </table:table-cell>
          <table:table-cell table:formula="of:=IF(MOD([.D9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SZWED</text:p>
          </table:table-cell>
          <table:table-cell office:value-type="string" calcext:value-type="string">
            <text:p>WIKTOR</text:p>
          </table:table-cell>
          <table:table-cell table:formula="of:=MID([.A94];10;1)" office:value-type="string" office:string-value="5" calcext:value-type="string">
            <text:p>5</text:p>
          </table:table-cell>
          <table:table-cell table:formula="of:=IF(MOD([.D9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SZNAJDER</text:p>
          </table:table-cell>
          <table:table-cell office:value-type="string" calcext:value-type="string">
            <text:p>MIKOLAJ</text:p>
          </table:table-cell>
          <table:table-cell table:formula="of:=MID([.A95];10;1)" office:value-type="string" office:string-value="1" calcext:value-type="string">
            <text:p>1</text:p>
          </table:table-cell>
          <table:table-cell table:formula="of:=IF(MOD([.D9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PORADA</text:p>
          </table:table-cell>
          <table:table-cell office:value-type="string" calcext:value-type="string">
            <text:p>EDWARD</text:p>
          </table:table-cell>
          <table:table-cell table:formula="of:=MID([.A96];10;1)" office:value-type="string" office:string-value="3" calcext:value-type="string">
            <text:p>3</text:p>
          </table:table-cell>
          <table:table-cell table:formula="of:=IF(MOD([.D9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MARKOLINO</text:p>
          </table:table-cell>
          <table:table-cell office:value-type="string" calcext:value-type="string">
            <text:p>STEFAN</text:p>
          </table:table-cell>
          <table:table-cell table:formula="of:=MID([.A97];10;1)" office:value-type="string" office:string-value="1" calcext:value-type="string">
            <text:p>1</text:p>
          </table:table-cell>
          <table:table-cell table:formula="of:=IF(MOD([.D9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MROZINSKI</text:p>
          </table:table-cell>
          <table:table-cell office:value-type="string" calcext:value-type="string">
            <text:p>ROBERT</text:p>
          </table:table-cell>
          <table:table-cell table:formula="of:=MID([.A98];10;1)" office:value-type="string" office:string-value="7" calcext:value-type="string">
            <text:p>7</text:p>
          </table:table-cell>
          <table:table-cell table:formula="of:=IF(MOD([.D9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UKLEJA</text:p>
          </table:table-cell>
          <table:table-cell office:value-type="string" calcext:value-type="string">
            <text:p>KRYSTYNA</text:p>
          </table:table-cell>
          <table:table-cell table:formula="of:=MID([.A99];10;1)" office:value-type="string" office:string-value="8" calcext:value-type="string">
            <text:p>8</text:p>
          </table:table-cell>
          <table:table-cell table:formula="of:=IF(MOD([.D99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TOMASZ</text:p>
          </table:table-cell>
          <table:table-cell table:formula="of:=MID([.A100];10;1)" office:value-type="string" office:string-value="7" calcext:value-type="string">
            <text:p>7</text:p>
          </table:table-cell>
          <table:table-cell table:formula="of:=IF(MOD([.D100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SKOREK</text:p>
          </table:table-cell>
          <table:table-cell office:value-type="string" calcext:value-type="string">
            <text:p>ALEKSANDER</text:p>
          </table:table-cell>
          <table:table-cell table:formula="of:=MID([.A101];10;1)" office:value-type="string" office:string-value="7" calcext:value-type="string">
            <text:p>7</text:p>
          </table:table-cell>
          <table:table-cell table:formula="of:=IF(MOD([.D10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ZUROWSKI</text:p>
          </table:table-cell>
          <table:table-cell office:value-type="string" calcext:value-type="string">
            <text:p>WIKTOR</text:p>
          </table:table-cell>
          <table:table-cell table:formula="of:=MID([.A102];10;1)" office:value-type="string" office:string-value="7" calcext:value-type="string">
            <text:p>7</text:p>
          </table:table-cell>
          <table:table-cell table:formula="of:=IF(MOD([.D102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WIERZBINSKA</text:p>
          </table:table-cell>
          <table:table-cell office:value-type="string" calcext:value-type="string">
            <text:p>SANDRA</text:p>
          </table:table-cell>
          <table:table-cell table:formula="of:=MID([.A103];10;1)" office:value-type="string" office:string-value="2" calcext:value-type="string">
            <text:p>2</text:p>
          </table:table-cell>
          <table:table-cell table:formula="of:=IF(MOD([.D10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MARCIN</text:p>
          </table:table-cell>
          <table:table-cell table:formula="of:=MID([.A104];10;1)" office:value-type="string" office:string-value="3" calcext:value-type="string">
            <text:p>3</text:p>
          </table:table-cell>
          <table:table-cell table:formula="of:=IF(MOD([.D10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KRZYZANOWSKI</text:p>
          </table:table-cell>
          <table:table-cell office:value-type="string" calcext:value-type="string">
            <text:p>FILIP</text:p>
          </table:table-cell>
          <table:table-cell table:formula="of:=MID([.A105];10;1)" office:value-type="string" office:string-value="3" calcext:value-type="string">
            <text:p>3</text:p>
          </table:table-cell>
          <table:table-cell table:formula="of:=IF(MOD([.D10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EK</text:p>
          </table:table-cell>
          <table:table-cell office:value-type="string" calcext:value-type="string">
            <text:p>TOMASZ</text:p>
          </table:table-cell>
          <table:table-cell table:formula="of:=MID([.A106];10;1)" office:value-type="string" office:string-value="1" calcext:value-type="string">
            <text:p>1</text:p>
          </table:table-cell>
          <table:table-cell table:formula="of:=IF(MOD([.D10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PODGORSKA</text:p>
          </table:table-cell>
          <table:table-cell office:value-type="string" calcext:value-type="string">
            <text:p>KATARZYNA</text:p>
          </table:table-cell>
          <table:table-cell table:formula="of:=MID([.A107];10;1)" office:value-type="string" office:string-value="8" calcext:value-type="string">
            <text:p>8</text:p>
          </table:table-cell>
          <table:table-cell table:formula="of:=IF(MOD([.D107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JABLONCZYK</text:p>
          </table:table-cell>
          <table:table-cell office:value-type="string" calcext:value-type="string">
            <text:p>ANTONI</text:p>
          </table:table-cell>
          <table:table-cell table:formula="of:=MID([.A108];10;1)" office:value-type="string" office:string-value="3" calcext:value-type="string">
            <text:p>3</text:p>
          </table:table-cell>
          <table:table-cell table:formula="of:=IF(MOD([.D10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PIOTR</text:p>
          </table:table-cell>
          <table:table-cell table:formula="of:=MID([.A109];10;1)" office:value-type="string" office:string-value="3" calcext:value-type="string">
            <text:p>3</text:p>
          </table:table-cell>
          <table:table-cell table:formula="of:=IF(MOD([.D10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MASTALERZ</text:p>
          </table:table-cell>
          <table:table-cell office:value-type="string" calcext:value-type="string">
            <text:p>NATALIA</text:p>
          </table:table-cell>
          <table:table-cell table:formula="of:=MID([.A110];10;1)" office:value-type="string" office:string-value="6" calcext:value-type="string">
            <text:p>6</text:p>
          </table:table-cell>
          <table:table-cell table:formula="of:=IF(MOD([.D11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KOLODZIEJ</text:p>
          </table:table-cell>
          <table:table-cell office:value-type="string" calcext:value-type="string">
            <text:p>BARBARA</text:p>
          </table:table-cell>
          <table:table-cell table:formula="of:=MID([.A111];10;1)" office:value-type="string" office:string-value="2" calcext:value-type="string">
            <text:p>2</text:p>
          </table:table-cell>
          <table:table-cell table:formula="of:=IF(MOD([.D111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KACPERSKA</text:p>
          </table:table-cell>
          <table:table-cell office:value-type="string" calcext:value-type="string">
            <text:p>BARBARA</text:p>
          </table:table-cell>
          <table:table-cell table:formula="of:=MID([.A112];10;1)" office:value-type="string" office:string-value="8" calcext:value-type="string">
            <text:p>8</text:p>
          </table:table-cell>
          <table:table-cell table:formula="of:=IF(MOD([.D11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ZIETEK</text:p>
          </table:table-cell>
          <table:table-cell office:value-type="string" calcext:value-type="string">
            <text:p>EDYTA</text:p>
          </table:table-cell>
          <table:table-cell table:formula="of:=MID([.A113];10;1)" office:value-type="string" office:string-value="6" calcext:value-type="string">
            <text:p>6</text:p>
          </table:table-cell>
          <table:table-cell table:formula="of:=IF(MOD([.D11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LISZEWSKA</text:p>
          </table:table-cell>
          <table:table-cell office:value-type="string" calcext:value-type="string">
            <text:p>ZOFIA</text:p>
          </table:table-cell>
          <table:table-cell table:formula="of:=MID([.A114];10;1)" office:value-type="string" office:string-value="2" calcext:value-type="string">
            <text:p>2</text:p>
          </table:table-cell>
          <table:table-cell table:formula="of:=IF(MOD([.D114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LIGOROWSKI</text:p>
          </table:table-cell>
          <table:table-cell office:value-type="string" calcext:value-type="string">
            <text:p>MARCIN</text:p>
          </table:table-cell>
          <table:table-cell table:formula="of:=MID([.A115];10;1)" office:value-type="string" office:string-value="9" calcext:value-type="string">
            <text:p>9</text:p>
          </table:table-cell>
          <table:table-cell table:formula="of:=IF(MOD([.D11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BADURA</text:p>
          </table:table-cell>
          <table:table-cell office:value-type="string" calcext:value-type="string">
            <text:p>JANUSZ</text:p>
          </table:table-cell>
          <table:table-cell table:formula="of:=MID([.A116];10;1)" office:value-type="string" office:string-value="3" calcext:value-type="string">
            <text:p>3</text:p>
          </table:table-cell>
          <table:table-cell table:formula="of:=IF(MOD([.D11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3123086325" calcext:value-type="float">
            <text:p>93123086325</text:p>
          </table:table-cell>
          <table:table-cell office:value-type="string" calcext:value-type="string">
            <text:p>FRACKIEWICZ</text:p>
          </table:table-cell>
          <table:table-cell office:value-type="string" calcext:value-type="string">
            <text:p>MARZENA</text:p>
          </table:table-cell>
          <table:table-cell table:formula="of:=MID([.A117];10;1)" office:value-type="string" office:string-value="2" calcext:value-type="string">
            <text:p>2</text:p>
          </table:table-cell>
          <table:table-cell table:formula="of:=IF(MOD([.D117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BRODZIL</text:p>
          </table:table-cell>
          <table:table-cell office:value-type="string" calcext:value-type="string">
            <text:p>KATARZYNA</text:p>
          </table:table-cell>
          <table:table-cell table:formula="of:=MID([.A118];10;1)" office:value-type="string" office:string-value="6" calcext:value-type="string">
            <text:p>6</text:p>
          </table:table-cell>
          <table:table-cell table:formula="of:=IF(MOD([.D118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MACHOWSKA</text:p>
          </table:table-cell>
          <table:table-cell office:value-type="string" calcext:value-type="string">
            <text:p>MARCELINA</text:p>
          </table:table-cell>
          <table:table-cell table:formula="of:=MID([.A119];10;1)" office:value-type="string" office:string-value="6" calcext:value-type="string">
            <text:p>6</text:p>
          </table:table-cell>
          <table:table-cell table:formula="of:=IF(MOD([.D119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CABAN</text:p>
          </table:table-cell>
          <table:table-cell office:value-type="string" calcext:value-type="string">
            <text:p>KACPER</text:p>
          </table:table-cell>
          <table:table-cell table:formula="of:=MID([.A120];10;1)" office:value-type="string" office:string-value="9" calcext:value-type="string">
            <text:p>9</text:p>
          </table:table-cell>
          <table:table-cell table:formula="of:=IF(MOD([.D120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JASKULSKI</text:p>
          </table:table-cell>
          <table:table-cell office:value-type="string" calcext:value-type="string">
            <text:p>TOMASZ</text:p>
          </table:table-cell>
          <table:table-cell table:formula="of:=MID([.A121];10;1)" office:value-type="string" office:string-value="9" calcext:value-type="string">
            <text:p>9</text:p>
          </table:table-cell>
          <table:table-cell table:formula="of:=IF(MOD([.D12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JAKUB</text:p>
          </table:table-cell>
          <table:table-cell table:formula="of:=MID([.A122];10;1)" office:value-type="string" office:string-value="7" calcext:value-type="string">
            <text:p>7</text:p>
          </table:table-cell>
          <table:table-cell table:formula="of:=IF(MOD([.D122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KALICKI</text:p>
          </table:table-cell>
          <table:table-cell office:value-type="string" calcext:value-type="string">
            <text:p>LUKASZ</text:p>
          </table:table-cell>
          <table:table-cell table:formula="of:=MID([.A123];10;1)" office:value-type="string" office:string-value="5" calcext:value-type="string">
            <text:p>5</text:p>
          </table:table-cell>
          <table:table-cell table:formula="of:=IF(MOD([.D123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SZABLOWSKI</text:p>
          </table:table-cell>
          <table:table-cell office:value-type="string" calcext:value-type="string">
            <text:p>PATRYK</text:p>
          </table:table-cell>
          <table:table-cell table:formula="of:=MID([.A124];10;1)" office:value-type="string" office:string-value="9" calcext:value-type="string">
            <text:p>9</text:p>
          </table:table-cell>
          <table:table-cell table:formula="of:=IF(MOD([.D12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WROBEL</text:p>
          </table:table-cell>
          <table:table-cell office:value-type="string" calcext:value-type="string">
            <text:p>ANNA</text:p>
          </table:table-cell>
          <table:table-cell table:formula="of:=MID([.A125];10;1)" office:value-type="string" office:string-value="8" calcext:value-type="string">
            <text:p>8</text:p>
          </table:table-cell>
          <table:table-cell table:formula="of:=IF(MOD([.D125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SIERADZKI</text:p>
          </table:table-cell>
          <table:table-cell office:value-type="string" calcext:value-type="string">
            <text:p>JACEK</text:p>
          </table:table-cell>
          <table:table-cell table:formula="of:=MID([.A126];10;1)" office:value-type="string" office:string-value="7" calcext:value-type="string">
            <text:p>7</text:p>
          </table:table-cell>
          <table:table-cell table:formula="of:=IF(MOD([.D12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BIELAK</text:p>
          </table:table-cell>
          <table:table-cell office:value-type="string" calcext:value-type="string">
            <text:p>KACPER</text:p>
          </table:table-cell>
          <table:table-cell table:formula="of:=MID([.A127];10;1)" office:value-type="string" office:string-value="9" calcext:value-type="string">
            <text:p>9</text:p>
          </table:table-cell>
          <table:table-cell table:formula="of:=IF(MOD([.D12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ADAM</text:p>
          </table:table-cell>
          <table:table-cell table:formula="of:=MID([.A128];10;1)" office:value-type="string" office:string-value="9" calcext:value-type="string">
            <text:p>9</text:p>
          </table:table-cell>
          <table:table-cell table:formula="of:=IF(MOD([.D12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WADOLOWSKA</text:p>
          </table:table-cell>
          <table:table-cell office:value-type="string" calcext:value-type="string">
            <text:p>HANNA</text:p>
          </table:table-cell>
          <table:table-cell table:formula="of:=MID([.A129];10;1)" office:value-type="string" office:string-value="4" calcext:value-type="string">
            <text:p>4</text:p>
          </table:table-cell>
          <table:table-cell table:formula="of:=IF(MOD([.D129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GRALAK</text:p>
          </table:table-cell>
          <table:table-cell office:value-type="string" calcext:value-type="string">
            <text:p>IGOR</text:p>
          </table:table-cell>
          <table:table-cell table:formula="of:=MID([.A130];10;1)" office:value-type="string" office:string-value="3" calcext:value-type="string">
            <text:p>3</text:p>
          </table:table-cell>
          <table:table-cell table:formula="of:=IF(MOD([.D130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PILISZCZUK</text:p>
          </table:table-cell>
          <table:table-cell office:value-type="string" calcext:value-type="string">
            <text:p>MARCIN</text:p>
          </table:table-cell>
          <table:table-cell table:formula="of:=MID([.A131];10;1)" office:value-type="string" office:string-value="5" calcext:value-type="string">
            <text:p>5</text:p>
          </table:table-cell>
          <table:table-cell table:formula="of:=IF(MOD([.D13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SZCZERBOWSKI</text:p>
          </table:table-cell>
          <table:table-cell office:value-type="string" calcext:value-type="string">
            <text:p>PATRYK</text:p>
          </table:table-cell>
          <table:table-cell table:formula="of:=MID([.A132];10;1)" office:value-type="string" office:string-value="1" calcext:value-type="string">
            <text:p>1</text:p>
          </table:table-cell>
          <table:table-cell table:formula="of:=IF(MOD([.D132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STASKIEWICZ</text:p>
          </table:table-cell>
          <table:table-cell office:value-type="string" calcext:value-type="string">
            <text:p>MALWINA</text:p>
          </table:table-cell>
          <table:table-cell table:formula="of:=MID([.A133];10;1)" office:value-type="string" office:string-value="6" calcext:value-type="string">
            <text:p>6</text:p>
          </table:table-cell>
          <table:table-cell table:formula="of:=IF(MOD([.D13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JAMROZ</text:p>
          </table:table-cell>
          <table:table-cell office:value-type="string" calcext:value-type="string">
            <text:p>ADRIAN</text:p>
          </table:table-cell>
          <table:table-cell table:formula="of:=MID([.A134];10;1)" office:value-type="string" office:string-value="9" calcext:value-type="string">
            <text:p>9</text:p>
          </table:table-cell>
          <table:table-cell table:formula="of:=IF(MOD([.D13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KRAWCZYNSKI</text:p>
          </table:table-cell>
          <table:table-cell office:value-type="string" calcext:value-type="string">
            <text:p>RAFAL</text:p>
          </table:table-cell>
          <table:table-cell table:formula="of:=MID([.A135];10;1)" office:value-type="string" office:string-value="5" calcext:value-type="string">
            <text:p>5</text:p>
          </table:table-cell>
          <table:table-cell table:formula="of:=IF(MOD([.D13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BEBENEK</text:p>
          </table:table-cell>
          <table:table-cell office:value-type="string" calcext:value-type="string">
            <text:p>KINGA</text:p>
          </table:table-cell>
          <table:table-cell table:formula="of:=MID([.A136];10;1)" office:value-type="string" office:string-value="6" calcext:value-type="string">
            <text:p>6</text:p>
          </table:table-cell>
          <table:table-cell table:formula="of:=IF(MOD([.D136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IWAN</text:p>
          </table:table-cell>
          <table:table-cell office:value-type="string" calcext:value-type="string">
            <text:p>GRZEGORZ</text:p>
          </table:table-cell>
          <table:table-cell table:formula="of:=MID([.A137];10;1)" office:value-type="string" office:string-value="3" calcext:value-type="string">
            <text:p>3</text:p>
          </table:table-cell>
          <table:table-cell table:formula="of:=IF(MOD([.D13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LOZOWSKI</text:p>
          </table:table-cell>
          <table:table-cell office:value-type="string" calcext:value-type="string">
            <text:p>ANTONI</text:p>
          </table:table-cell>
          <table:table-cell table:formula="of:=MID([.A138];10;1)" office:value-type="string" office:string-value="3" calcext:value-type="string">
            <text:p>3</text:p>
          </table:table-cell>
          <table:table-cell table:formula="of:=IF(MOD([.D13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TOMASZCZYK</text:p>
          </table:table-cell>
          <table:table-cell office:value-type="string" calcext:value-type="string">
            <text:p>KRZYSZTOF</text:p>
          </table:table-cell>
          <table:table-cell table:formula="of:=MID([.A139];10;1)" office:value-type="string" office:string-value="3" calcext:value-type="string">
            <text:p>3</text:p>
          </table:table-cell>
          <table:table-cell table:formula="of:=IF(MOD([.D13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MANJURA</text:p>
          </table:table-cell>
          <table:table-cell office:value-type="string" calcext:value-type="string">
            <text:p>EWELINA</text:p>
          </table:table-cell>
          <table:table-cell table:formula="of:=MID([.A140];10;1)" office:value-type="string" office:string-value="2" calcext:value-type="string">
            <text:p>2</text:p>
          </table:table-cell>
          <table:table-cell table:formula="of:=IF(MOD([.D14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PLACZEK</text:p>
          </table:table-cell>
          <table:table-cell office:value-type="string" calcext:value-type="string">
            <text:p>HANNA</text:p>
          </table:table-cell>
          <table:table-cell table:formula="of:=MID([.A141];10;1)" office:value-type="string" office:string-value="6" calcext:value-type="string">
            <text:p>6</text:p>
          </table:table-cell>
          <table:table-cell table:formula="of:=IF(MOD([.D141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KAMAN</text:p>
          </table:table-cell>
          <table:table-cell office:value-type="string" calcext:value-type="string">
            <text:p>AMELIA</text:p>
          </table:table-cell>
          <table:table-cell table:formula="of:=MID([.A142];10;1)" office:value-type="string" office:string-value="6" calcext:value-type="string">
            <text:p>6</text:p>
          </table:table-cell>
          <table:table-cell table:formula="of:=IF(MOD([.D14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KOTULA</text:p>
          </table:table-cell>
          <table:table-cell office:value-type="string" calcext:value-type="string">
            <text:p>LENA</text:p>
          </table:table-cell>
          <table:table-cell table:formula="of:=MID([.A143];10;1)" office:value-type="string" office:string-value="8" calcext:value-type="string">
            <text:p>8</text:p>
          </table:table-cell>
          <table:table-cell table:formula="of:=IF(MOD([.D14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GALECKI</text:p>
          </table:table-cell>
          <table:table-cell office:value-type="string" calcext:value-type="string">
            <text:p>PIOTR</text:p>
          </table:table-cell>
          <table:table-cell table:formula="of:=MID([.A144];10;1)" office:value-type="string" office:string-value="1" calcext:value-type="string">
            <text:p>1</text:p>
          </table:table-cell>
          <table:table-cell table:formula="of:=IF(MOD([.D14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MIELNICZUK</text:p>
          </table:table-cell>
          <table:table-cell office:value-type="string" calcext:value-type="string">
            <text:p>KLAUDIA</text:p>
          </table:table-cell>
          <table:table-cell table:formula="of:=MID([.A145];10;1)" office:value-type="string" office:string-value="6" calcext:value-type="string">
            <text:p>6</text:p>
          </table:table-cell>
          <table:table-cell table:formula="of:=IF(MOD([.D145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PIETRZYKOWSKI</text:p>
          </table:table-cell>
          <table:table-cell office:value-type="string" calcext:value-type="string">
            <text:p>FRANCISZEK</text:p>
          </table:table-cell>
          <table:table-cell table:formula="of:=MID([.A146];10;1)" office:value-type="string" office:string-value="3" calcext:value-type="string">
            <text:p>3</text:p>
          </table:table-cell>
          <table:table-cell table:formula="of:=IF(MOD([.D14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CZARNIK</text:p>
          </table:table-cell>
          <table:table-cell office:value-type="string" calcext:value-type="string">
            <text:p>ALICJA</text:p>
          </table:table-cell>
          <table:table-cell table:formula="of:=MID([.A147];10;1)" office:value-type="string" office:string-value="2" calcext:value-type="string">
            <text:p>2</text:p>
          </table:table-cell>
          <table:table-cell table:formula="of:=IF(MOD([.D147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SIEMINSKI</text:p>
          </table:table-cell>
          <table:table-cell office:value-type="string" calcext:value-type="string">
            <text:p>ALEKSANDER</text:p>
          </table:table-cell>
          <table:table-cell table:formula="of:=MID([.A148];10;1)" office:value-type="string" office:string-value="9" calcext:value-type="string">
            <text:p>9</text:p>
          </table:table-cell>
          <table:table-cell table:formula="of:=IF(MOD([.D14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KULAS</text:p>
          </table:table-cell>
          <table:table-cell office:value-type="string" calcext:value-type="string">
            <text:p>ARTUR</text:p>
          </table:table-cell>
          <table:table-cell table:formula="of:=MID([.A149];10;1)" office:value-type="string" office:string-value="3" calcext:value-type="string">
            <text:p>3</text:p>
          </table:table-cell>
          <table:table-cell table:formula="of:=IF(MOD([.D14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WIKTOR</text:p>
          </table:table-cell>
          <table:table-cell table:formula="of:=MID([.A150];10;1)" office:value-type="string" office:string-value="1" calcext:value-type="string">
            <text:p>1</text:p>
          </table:table-cell>
          <table:table-cell table:formula="of:=IF(MOD([.D150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GOLEC</text:p>
          </table:table-cell>
          <table:table-cell office:value-type="string" calcext:value-type="string">
            <text:p>TOMASZ</text:p>
          </table:table-cell>
          <table:table-cell table:formula="of:=MID([.A151];10;1)" office:value-type="string" office:string-value="5" calcext:value-type="string">
            <text:p>5</text:p>
          </table:table-cell>
          <table:table-cell table:formula="of:=IF(MOD([.D15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KUBAK</text:p>
          </table:table-cell>
          <table:table-cell office:value-type="string" calcext:value-type="string">
            <text:p>MICHAL</text:p>
          </table:table-cell>
          <table:table-cell table:formula="of:=MID([.A152];10;1)" office:value-type="string" office:string-value="3" calcext:value-type="string">
            <text:p>3</text:p>
          </table:table-cell>
          <table:table-cell table:formula="of:=IF(MOD([.D152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PUCHALSKA</text:p>
          </table:table-cell>
          <table:table-cell office:value-type="string" calcext:value-type="string">
            <text:p>NIKOLA</text:p>
          </table:table-cell>
          <table:table-cell table:formula="of:=MID([.A153];10;1)" office:value-type="string" office:string-value="6" calcext:value-type="string">
            <text:p>6</text:p>
          </table:table-cell>
          <table:table-cell table:formula="of:=IF(MOD([.D15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KRASOWSKA</text:p>
          </table:table-cell>
          <table:table-cell office:value-type="string" calcext:value-type="string">
            <text:p>NATALIA</text:p>
          </table:table-cell>
          <table:table-cell table:formula="of:=MID([.A154];10;1)" office:value-type="string" office:string-value="4" calcext:value-type="string">
            <text:p>4</text:p>
          </table:table-cell>
          <table:table-cell table:formula="of:=IF(MOD([.D154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ONOPKA</text:p>
          </table:table-cell>
          <table:table-cell office:value-type="string" calcext:value-type="string">
            <text:p>ZDZISLAWA</text:p>
          </table:table-cell>
          <table:table-cell table:formula="of:=MID([.A155];10;1)" office:value-type="string" office:string-value="8" calcext:value-type="string">
            <text:p>8</text:p>
          </table:table-cell>
          <table:table-cell table:formula="of:=IF(MOD([.D155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LANGEROWICZ</text:p>
          </table:table-cell>
          <table:table-cell office:value-type="string" calcext:value-type="string">
            <text:p>MARCELI</text:p>
          </table:table-cell>
          <table:table-cell table:formula="of:=MID([.A156];10;1)" office:value-type="string" office:string-value="9" calcext:value-type="string">
            <text:p>9</text:p>
          </table:table-cell>
          <table:table-cell table:formula="of:=IF(MOD([.D15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CZYZEWSKA</text:p>
          </table:table-cell>
          <table:table-cell office:value-type="string" calcext:value-type="string">
            <text:p>EWA</text:p>
          </table:table-cell>
          <table:table-cell table:formula="of:=MID([.A157];10;1)" office:value-type="string" office:string-value="6" calcext:value-type="string">
            <text:p>6</text:p>
          </table:table-cell>
          <table:table-cell table:formula="of:=IF(MOD([.D157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KUZNIAR</text:p>
          </table:table-cell>
          <table:table-cell office:value-type="string" calcext:value-type="string">
            <text:p>LENA</text:p>
          </table:table-cell>
          <table:table-cell table:formula="of:=MID([.A158];10;1)" office:value-type="string" office:string-value="8" calcext:value-type="string">
            <text:p>8</text:p>
          </table:table-cell>
          <table:table-cell table:formula="of:=IF(MOD([.D158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70532538" calcext:value-type="float">
            <text:p>94070532538</text:p>
          </table:table-cell>
          <table:table-cell office:value-type="string" calcext:value-type="string">
            <text:p>NAJDA</text:p>
          </table:table-cell>
          <table:table-cell office:value-type="string" calcext:value-type="string">
            <text:p>PIOTR</text:p>
          </table:table-cell>
          <table:table-cell table:formula="of:=MID([.A159];10;1)" office:value-type="string" office:string-value="3" calcext:value-type="string">
            <text:p>3</text:p>
          </table:table-cell>
          <table:table-cell table:formula="of:=IF(MOD([.D15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CIESLEWICZ</text:p>
          </table:table-cell>
          <table:table-cell office:value-type="string" calcext:value-type="string">
            <text:p>MARIA</text:p>
          </table:table-cell>
          <table:table-cell table:formula="of:=MID([.A160];10;1)" office:value-type="string" office:string-value="6" calcext:value-type="string">
            <text:p>6</text:p>
          </table:table-cell>
          <table:table-cell table:formula="of:=IF(MOD([.D16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GOMOLKA</text:p>
          </table:table-cell>
          <table:table-cell office:value-type="string" calcext:value-type="string">
            <text:p>MARZENA</text:p>
          </table:table-cell>
          <table:table-cell table:formula="of:=MID([.A161];10;1)" office:value-type="string" office:string-value="8" calcext:value-type="string">
            <text:p>8</text:p>
          </table:table-cell>
          <table:table-cell table:formula="of:=IF(MOD([.D161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KONKOL</text:p>
          </table:table-cell>
          <table:table-cell office:value-type="string" calcext:value-type="string">
            <text:p>JAN</text:p>
          </table:table-cell>
          <table:table-cell table:formula="of:=MID([.A162];10;1)" office:value-type="string" office:string-value="9" calcext:value-type="string">
            <text:p>9</text:p>
          </table:table-cell>
          <table:table-cell table:formula="of:=IF(MOD([.D162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ZIOLKOWSKA</text:p>
          </table:table-cell>
          <table:table-cell office:value-type="string" calcext:value-type="string">
            <text:p>EWELINA</text:p>
          </table:table-cell>
          <table:table-cell table:formula="of:=MID([.A163];10;1)" office:value-type="string" office:string-value="6" calcext:value-type="string">
            <text:p>6</text:p>
          </table:table-cell>
          <table:table-cell table:formula="of:=IF(MOD([.D16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KLIMKOWSKA</text:p>
          </table:table-cell>
          <table:table-cell office:value-type="string" calcext:value-type="string">
            <text:p>MAGDALENA</text:p>
          </table:table-cell>
          <table:table-cell table:formula="of:=MID([.A164];10;1)" office:value-type="string" office:string-value="4" calcext:value-type="string">
            <text:p>4</text:p>
          </table:table-cell>
          <table:table-cell table:formula="of:=IF(MOD([.D164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SEKOWSKI</text:p>
          </table:table-cell>
          <table:table-cell office:value-type="string" calcext:value-type="string">
            <text:p>MARCIN</text:p>
          </table:table-cell>
          <table:table-cell table:formula="of:=MID([.A165];10;1)" office:value-type="string" office:string-value="5" calcext:value-type="string">
            <text:p>5</text:p>
          </table:table-cell>
          <table:table-cell table:formula="of:=IF(MOD([.D16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DWORACZEK</text:p>
          </table:table-cell>
          <table:table-cell office:value-type="string" calcext:value-type="string">
            <text:p>LUKASZ</text:p>
          </table:table-cell>
          <table:table-cell table:formula="of:=MID([.A166];10;1)" office:value-type="string" office:string-value="5" calcext:value-type="string">
            <text:p>5</text:p>
          </table:table-cell>
          <table:table-cell table:formula="of:=IF(MOD([.D16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SANDRA</text:p>
          </table:table-cell>
          <table:table-cell table:formula="of:=MID([.A167];10;1)" office:value-type="string" office:string-value="4" calcext:value-type="string">
            <text:p>4</text:p>
          </table:table-cell>
          <table:table-cell table:formula="of:=IF(MOD([.D167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IGOR</text:p>
          </table:table-cell>
          <table:table-cell table:formula="of:=MID([.A168];10;1)" office:value-type="string" office:string-value="9" calcext:value-type="string">
            <text:p>9</text:p>
          </table:table-cell>
          <table:table-cell table:formula="of:=IF(MOD([.D16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JANDA</text:p>
          </table:table-cell>
          <table:table-cell office:value-type="string" calcext:value-type="string">
            <text:p>MARCELI</text:p>
          </table:table-cell>
          <table:table-cell table:formula="of:=MID([.A169];10;1)" office:value-type="string" office:string-value="1" calcext:value-type="string">
            <text:p>1</text:p>
          </table:table-cell>
          <table:table-cell table:formula="of:=IF(MOD([.D16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FRANKOWSKI</text:p>
          </table:table-cell>
          <table:table-cell office:value-type="string" calcext:value-type="string">
            <text:p>EDWARD</text:p>
          </table:table-cell>
          <table:table-cell table:formula="of:=MID([.A170];10;1)" office:value-type="string" office:string-value="3" calcext:value-type="string">
            <text:p>3</text:p>
          </table:table-cell>
          <table:table-cell table:formula="of:=IF(MOD([.D170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BEDKOWSKI</text:p>
          </table:table-cell>
          <table:table-cell office:value-type="string" calcext:value-type="string">
            <text:p>KRZYSZTOF</text:p>
          </table:table-cell>
          <table:table-cell table:formula="of:=MID([.A171];10;1)" office:value-type="string" office:string-value="1" calcext:value-type="string">
            <text:p>1</text:p>
          </table:table-cell>
          <table:table-cell table:formula="of:=IF(MOD([.D17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91411788" calcext:value-type="float">
            <text:p>94091411788</text:p>
          </table:table-cell>
          <table:table-cell office:value-type="string" calcext:value-type="string">
            <text:p>DOLINSKA</text:p>
          </table:table-cell>
          <table:table-cell office:value-type="string" calcext:value-type="string">
            <text:p>MARIA</text:p>
          </table:table-cell>
          <table:table-cell table:formula="of:=MID([.A172];10;1)" office:value-type="string" office:string-value="8" calcext:value-type="string">
            <text:p>8</text:p>
          </table:table-cell>
          <table:table-cell table:formula="of:=IF(MOD([.D17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SLAWOMIR</text:p>
          </table:table-cell>
          <table:table-cell table:formula="of:=MID([.A173];10;1)" office:value-type="string" office:string-value="5" calcext:value-type="string">
            <text:p>5</text:p>
          </table:table-cell>
          <table:table-cell table:formula="of:=IF(MOD([.D173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MALINOWSKA</text:p>
          </table:table-cell>
          <table:table-cell office:value-type="string" calcext:value-type="string">
            <text:p>ZOFIA</text:p>
          </table:table-cell>
          <table:table-cell table:formula="of:=MID([.A174];10;1)" office:value-type="string" office:string-value="8" calcext:value-type="string">
            <text:p>8</text:p>
          </table:table-cell>
          <table:table-cell table:formula="of:=IF(MOD([.D174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SZEWCZAK</text:p>
          </table:table-cell>
          <table:table-cell office:value-type="string" calcext:value-type="string">
            <text:p>ADRIANNA</text:p>
          </table:table-cell>
          <table:table-cell table:formula="of:=MID([.A175];10;1)" office:value-type="string" office:string-value="4" calcext:value-type="string">
            <text:p>4</text:p>
          </table:table-cell>
          <table:table-cell table:formula="of:=IF(MOD([.D175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SKULIMOWSKI</text:p>
          </table:table-cell>
          <table:table-cell office:value-type="string" calcext:value-type="string">
            <text:p>ADAM</text:p>
          </table:table-cell>
          <table:table-cell table:formula="of:=MID([.A176];10;1)" office:value-type="string" office:string-value="5" calcext:value-type="string">
            <text:p>5</text:p>
          </table:table-cell>
          <table:table-cell table:formula="of:=IF(MOD([.D17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OSINSKI</text:p>
          </table:table-cell>
          <table:table-cell office:value-type="string" calcext:value-type="string">
            <text:p>KACPER</text:p>
          </table:table-cell>
          <table:table-cell table:formula="of:=MID([.A177];10;1)" office:value-type="string" office:string-value="9" calcext:value-type="string">
            <text:p>9</text:p>
          </table:table-cell>
          <table:table-cell table:formula="of:=IF(MOD([.D17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JANICKI</text:p>
          </table:table-cell>
          <table:table-cell office:value-type="string" calcext:value-type="string">
            <text:p>MIROSLAW</text:p>
          </table:table-cell>
          <table:table-cell table:formula="of:=MID([.A178];10;1)" office:value-type="string" office:string-value="3" calcext:value-type="string">
            <text:p>3</text:p>
          </table:table-cell>
          <table:table-cell table:formula="of:=IF(MOD([.D17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RAJCA</text:p>
          </table:table-cell>
          <table:table-cell office:value-type="string" calcext:value-type="string">
            <text:p>WITOLD</text:p>
          </table:table-cell>
          <table:table-cell table:formula="of:=MID([.A179];10;1)" office:value-type="string" office:string-value="5" calcext:value-type="string">
            <text:p>5</text:p>
          </table:table-cell>
          <table:table-cell table:formula="of:=IF(MOD([.D17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MAREK</text:p>
          </table:table-cell>
          <table:table-cell table:formula="of:=MID([.A180];10;1)" office:value-type="string" office:string-value="5" calcext:value-type="string">
            <text:p>5</text:p>
          </table:table-cell>
          <table:table-cell table:formula="of:=IF(MOD([.D180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WILCZAK</text:p>
          </table:table-cell>
          <table:table-cell office:value-type="string" calcext:value-type="string">
            <text:p>DARIUSZ</text:p>
          </table:table-cell>
          <table:table-cell table:formula="of:=MID([.A181];10;1)" office:value-type="string" office:string-value="5" calcext:value-type="string">
            <text:p>5</text:p>
          </table:table-cell>
          <table:table-cell table:formula="of:=IF(MOD([.D18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LAKOMY</text:p>
          </table:table-cell>
          <table:table-cell office:value-type="string" calcext:value-type="string">
            <text:p>NATALIA</text:p>
          </table:table-cell>
          <table:table-cell table:formula="of:=MID([.A182];10;1)" office:value-type="string" office:string-value="2" calcext:value-type="string">
            <text:p>2</text:p>
          </table:table-cell>
          <table:table-cell table:formula="of:=IF(MOD([.D18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SALWA</text:p>
          </table:table-cell>
          <table:table-cell office:value-type="string" calcext:value-type="string">
            <text:p>MICHAL</text:p>
          </table:table-cell>
          <table:table-cell table:formula="of:=MID([.A183];10;1)" office:value-type="string" office:string-value="3" calcext:value-type="string">
            <text:p>3</text:p>
          </table:table-cell>
          <table:table-cell table:formula="of:=IF(MOD([.D183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MICHAL</text:p>
          </table:table-cell>
          <table:table-cell table:formula="of:=MID([.A184];10;1)" office:value-type="string" office:string-value="1" calcext:value-type="string">
            <text:p>1</text:p>
          </table:table-cell>
          <table:table-cell table:formula="of:=IF(MOD([.D18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121421336" calcext:value-type="float">
            <text:p>94121421336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BARTOSZ</text:p>
          </table:table-cell>
          <table:table-cell table:formula="of:=MID([.A185];10;1)" office:value-type="string" office:string-value="3" calcext:value-type="string">
            <text:p>3</text:p>
          </table:table-cell>
          <table:table-cell table:formula="of:=IF(MOD([.D18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SZATAN</text:p>
          </table:table-cell>
          <table:table-cell office:value-type="string" calcext:value-type="string">
            <text:p>ANTONI</text:p>
          </table:table-cell>
          <table:table-cell table:formula="of:=MID([.A186];10;1)" office:value-type="string" office:string-value="5" calcext:value-type="string">
            <text:p>5</text:p>
          </table:table-cell>
          <table:table-cell table:formula="of:=IF(MOD([.D18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GRZEGORZ</text:p>
          </table:table-cell>
          <table:table-cell table:formula="of:=MID([.A187];10;1)" office:value-type="string" office:string-value="9" calcext:value-type="string">
            <text:p>9</text:p>
          </table:table-cell>
          <table:table-cell table:formula="of:=IF(MOD([.D18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IOTR</text:p>
          </table:table-cell>
          <table:table-cell table:formula="of:=MID([.A188];10;1)" office:value-type="string" office:string-value="7" calcext:value-type="string">
            <text:p>7</text:p>
          </table:table-cell>
          <table:table-cell table:formula="of:=IF(MOD([.D18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RESZKA</text:p>
          </table:table-cell>
          <table:table-cell office:value-type="string" calcext:value-type="string">
            <text:p>ARTUR</text:p>
          </table:table-cell>
          <table:table-cell table:formula="of:=MID([.A189];10;1)" office:value-type="string" office:string-value="1" calcext:value-type="string">
            <text:p>1</text:p>
          </table:table-cell>
          <table:table-cell table:formula="of:=IF(MOD([.D18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MORISON</text:p>
          </table:table-cell>
          <table:table-cell office:value-type="string" calcext:value-type="string">
            <text:p>BARBARA</text:p>
          </table:table-cell>
          <table:table-cell table:formula="of:=MID([.A190];10;1)" office:value-type="string" office:string-value="6" calcext:value-type="string">
            <text:p>6</text:p>
          </table:table-cell>
          <table:table-cell table:formula="of:=IF(MOD([.D19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GRUSZECKI</text:p>
          </table:table-cell>
          <table:table-cell office:value-type="string" calcext:value-type="string">
            <text:p>DARIUSZ</text:p>
          </table:table-cell>
          <table:table-cell table:formula="of:=MID([.A191];10;1)" office:value-type="string" office:string-value="3" calcext:value-type="string">
            <text:p>3</text:p>
          </table:table-cell>
          <table:table-cell table:formula="of:=IF(MOD([.D19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ZBIGNIEWICZ</text:p>
          </table:table-cell>
          <table:table-cell office:value-type="string" calcext:value-type="string">
            <text:p>JACEK</text:p>
          </table:table-cell>
          <table:table-cell table:formula="of:=MID([.A192];10;1)" office:value-type="string" office:string-value="9" calcext:value-type="string">
            <text:p>9</text:p>
          </table:table-cell>
          <table:table-cell table:formula="of:=IF(MOD([.D192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KOPICZYNSKI</text:p>
          </table:table-cell>
          <table:table-cell office:value-type="string" calcext:value-type="string">
            <text:p>MICHAL</text:p>
          </table:table-cell>
          <table:table-cell table:formula="of:=MID([.A193];10;1)" office:value-type="string" office:string-value="1" calcext:value-type="string">
            <text:p>1</text:p>
          </table:table-cell>
          <table:table-cell table:formula="of:=IF(MOD([.D193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DRAGAN</text:p>
          </table:table-cell>
          <table:table-cell office:value-type="string" calcext:value-type="string">
            <text:p>EUGENIUSZ</text:p>
          </table:table-cell>
          <table:table-cell table:formula="of:=MID([.A194];10;1)" office:value-type="string" office:string-value="3" calcext:value-type="string">
            <text:p>3</text:p>
          </table:table-cell>
          <table:table-cell table:formula="of:=IF(MOD([.D19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BUDNIK</text:p>
          </table:table-cell>
          <table:table-cell office:value-type="string" calcext:value-type="string">
            <text:p>STEFAN</text:p>
          </table:table-cell>
          <table:table-cell table:formula="of:=MID([.A195];10;1)" office:value-type="string" office:string-value="3" calcext:value-type="string">
            <text:p>3</text:p>
          </table:table-cell>
          <table:table-cell table:formula="of:=IF(MOD([.D19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ADRIANNA</text:p>
          </table:table-cell>
          <table:table-cell table:formula="of:=MID([.A196];10;1)" office:value-type="string" office:string-value="4" calcext:value-type="string">
            <text:p>4</text:p>
          </table:table-cell>
          <table:table-cell table:formula="of:=IF(MOD([.D196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WACHOWICZ</text:p>
          </table:table-cell>
          <table:table-cell office:value-type="string" calcext:value-type="string">
            <text:p>ANNA</text:p>
          </table:table-cell>
          <table:table-cell table:formula="of:=MID([.A197];10;1)" office:value-type="string" office:string-value="6" calcext:value-type="string">
            <text:p>6</text:p>
          </table:table-cell>
          <table:table-cell table:formula="of:=IF(MOD([.D197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JOZEFOWICZ</text:p>
          </table:table-cell>
          <table:table-cell office:value-type="string" calcext:value-type="string">
            <text:p>JACEK</text:p>
          </table:table-cell>
          <table:table-cell table:formula="of:=MID([.A198];10;1)" office:value-type="string" office:string-value="7" calcext:value-type="string">
            <text:p>7</text:p>
          </table:table-cell>
          <table:table-cell table:formula="of:=IF(MOD([.D19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LEWKOWICZ</text:p>
          </table:table-cell>
          <table:table-cell office:value-type="string" calcext:value-type="string">
            <text:p>DARIUSZ</text:p>
          </table:table-cell>
          <table:table-cell table:formula="of:=MID([.A199];10;1)" office:value-type="string" office:string-value="5" calcext:value-type="string">
            <text:p>5</text:p>
          </table:table-cell>
          <table:table-cell table:formula="of:=IF(MOD([.D19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SZCZERBA</text:p>
          </table:table-cell>
          <table:table-cell office:value-type="string" calcext:value-type="string">
            <text:p>MALGORZATA</text:p>
          </table:table-cell>
          <table:table-cell table:formula="of:=MID([.A200];10;1)" office:value-type="string" office:string-value="4" calcext:value-type="string">
            <text:p>4</text:p>
          </table:table-cell>
          <table:table-cell table:formula="of:=IF(MOD([.D20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KEDZIOR</text:p>
          </table:table-cell>
          <table:table-cell office:value-type="string" calcext:value-type="string">
            <text:p>MARCIN</text:p>
          </table:table-cell>
          <table:table-cell table:formula="of:=MID([.A201];10;1)" office:value-type="string" office:string-value="3" calcext:value-type="string">
            <text:p>3</text:p>
          </table:table-cell>
          <table:table-cell table:formula="of:=IF(MOD([.D20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GORNIAK</text:p>
          </table:table-cell>
          <table:table-cell office:value-type="string" calcext:value-type="string">
            <text:p>EDYTA</text:p>
          </table:table-cell>
          <table:table-cell table:formula="of:=MID([.A202];10;1)" office:value-type="string" office:string-value="4" calcext:value-type="string">
            <text:p>4</text:p>
          </table:table-cell>
          <table:table-cell table:formula="of:=IF(MOD([.D20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GOLAB</text:p>
          </table:table-cell>
          <table:table-cell office:value-type="string" calcext:value-type="string">
            <text:p>MICHAL</text:p>
          </table:table-cell>
          <table:table-cell table:formula="of:=MID([.A203];10;1)" office:value-type="string" office:string-value="9" calcext:value-type="string">
            <text:p>9</text:p>
          </table:table-cell>
          <table:table-cell table:formula="of:=IF(MOD([.D203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BUTKIEWICZ</text:p>
          </table:table-cell>
          <table:table-cell office:value-type="string" calcext:value-type="string">
            <text:p>HANNA</text:p>
          </table:table-cell>
          <table:table-cell table:formula="of:=MID([.A204];10;1)" office:value-type="string" office:string-value="8" calcext:value-type="string">
            <text:p>8</text:p>
          </table:table-cell>
          <table:table-cell table:formula="of:=IF(MOD([.D204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BEREZA</text:p>
          </table:table-cell>
          <table:table-cell office:value-type="string" calcext:value-type="string">
            <text:p>IGNACY</text:p>
          </table:table-cell>
          <table:table-cell table:formula="of:=MID([.A205];10;1)" office:value-type="string" office:string-value="9" calcext:value-type="string">
            <text:p>9</text:p>
          </table:table-cell>
          <table:table-cell table:formula="of:=IF(MOD([.D20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DUDZIC</text:p>
          </table:table-cell>
          <table:table-cell office:value-type="string" calcext:value-type="string">
            <text:p>KLAUDIUSZ</text:p>
          </table:table-cell>
          <table:table-cell table:formula="of:=MID([.A206];10;1)" office:value-type="string" office:string-value="9" calcext:value-type="string">
            <text:p>9</text:p>
          </table:table-cell>
          <table:table-cell table:formula="of:=IF(MOD([.D20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PALENTA</text:p>
          </table:table-cell>
          <table:table-cell office:value-type="string" calcext:value-type="string">
            <text:p>ADAM</text:p>
          </table:table-cell>
          <table:table-cell table:formula="of:=MID([.A207];10;1)" office:value-type="string" office:string-value="3" calcext:value-type="string">
            <text:p>3</text:p>
          </table:table-cell>
          <table:table-cell table:formula="of:=IF(MOD([.D20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KUBICKI</text:p>
          </table:table-cell>
          <table:table-cell office:value-type="string" calcext:value-type="string">
            <text:p>MICHAL</text:p>
          </table:table-cell>
          <table:table-cell table:formula="of:=MID([.A208];10;1)" office:value-type="string" office:string-value="3" calcext:value-type="string">
            <text:p>3</text:p>
          </table:table-cell>
          <table:table-cell table:formula="of:=IF(MOD([.D20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CISOW</text:p>
          </table:table-cell>
          <table:table-cell office:value-type="string" calcext:value-type="string">
            <text:p>EWA</text:p>
          </table:table-cell>
          <table:table-cell table:formula="of:=MID([.A209];10;1)" office:value-type="string" office:string-value="2" calcext:value-type="string">
            <text:p>2</text:p>
          </table:table-cell>
          <table:table-cell table:formula="of:=IF(MOD([.D209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ZAWISTOWSKI</text:p>
          </table:table-cell>
          <table:table-cell office:value-type="string" calcext:value-type="string">
            <text:p>ADAM</text:p>
          </table:table-cell>
          <table:table-cell table:formula="of:=MID([.A210];10;1)" office:value-type="string" office:string-value="7" calcext:value-type="string">
            <text:p>7</text:p>
          </table:table-cell>
          <table:table-cell table:formula="of:=IF(MOD([.D210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GNIESZKA</text:p>
          </table:table-cell>
          <table:table-cell table:formula="of:=MID([.A211];10;1)" office:value-type="string" office:string-value="6" calcext:value-type="string">
            <text:p>6</text:p>
          </table:table-cell>
          <table:table-cell table:formula="of:=IF(MOD([.D211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NIEZDAR</text:p>
          </table:table-cell>
          <table:table-cell office:value-type="string" calcext:value-type="string">
            <text:p>ANTONINA</text:p>
          </table:table-cell>
          <table:table-cell table:formula="of:=MID([.A212];10;1)" office:value-type="string" office:string-value="6" calcext:value-type="string">
            <text:p>6</text:p>
          </table:table-cell>
          <table:table-cell table:formula="of:=IF(MOD([.D21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CHMIELOWIEC</text:p>
          </table:table-cell>
          <table:table-cell office:value-type="string" calcext:value-type="string">
            <text:p>WANDA</text:p>
          </table:table-cell>
          <table:table-cell table:formula="of:=MID([.A213];10;1)" office:value-type="string" office:string-value="4" calcext:value-type="string">
            <text:p>4</text:p>
          </table:table-cell>
          <table:table-cell table:formula="of:=IF(MOD([.D21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KOMINEK</text:p>
          </table:table-cell>
          <table:table-cell office:value-type="string" calcext:value-type="string">
            <text:p>ZOFIA</text:p>
          </table:table-cell>
          <table:table-cell table:formula="of:=MID([.A214];10;1)" office:value-type="string" office:string-value="8" calcext:value-type="string">
            <text:p>8</text:p>
          </table:table-cell>
          <table:table-cell table:formula="of:=IF(MOD([.D214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JANUSZ</text:p>
          </table:table-cell>
          <table:table-cell table:formula="of:=MID([.A215];10;1)" office:value-type="string" office:string-value="5" calcext:value-type="string">
            <text:p>5</text:p>
          </table:table-cell>
          <table:table-cell table:formula="of:=IF(MOD([.D21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BARTOSZ</text:p>
          </table:table-cell>
          <table:table-cell table:formula="of:=MID([.A216];10;1)" office:value-type="string" office:string-value="9" calcext:value-type="string">
            <text:p>9</text:p>
          </table:table-cell>
          <table:table-cell table:formula="of:=IF(MOD([.D21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KRASUSKA</text:p>
          </table:table-cell>
          <table:table-cell office:value-type="string" calcext:value-type="string">
            <text:p>ZANETA</text:p>
          </table:table-cell>
          <table:table-cell table:formula="of:=MID([.A217];10;1)" office:value-type="string" office:string-value="8" calcext:value-type="string">
            <text:p>8</text:p>
          </table:table-cell>
          <table:table-cell table:formula="of:=IF(MOD([.D217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PLODOWSKI</text:p>
          </table:table-cell>
          <table:table-cell office:value-type="string" calcext:value-type="string">
            <text:p>MARIUSZ</text:p>
          </table:table-cell>
          <table:table-cell table:formula="of:=MID([.A218];10;1)" office:value-type="string" office:string-value="9" calcext:value-type="string">
            <text:p>9</text:p>
          </table:table-cell>
          <table:table-cell table:formula="of:=IF(MOD([.D21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LANGOWSKI</text:p>
          </table:table-cell>
          <table:table-cell office:value-type="string" calcext:value-type="string">
            <text:p>KAMIL</text:p>
          </table:table-cell>
          <table:table-cell table:formula="of:=MID([.A219];10;1)" office:value-type="string" office:string-value="9" calcext:value-type="string">
            <text:p>9</text:p>
          </table:table-cell>
          <table:table-cell table:formula="of:=IF(MOD([.D21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OSOWIECKA</text:p>
          </table:table-cell>
          <table:table-cell office:value-type="string" calcext:value-type="string">
            <text:p>STANISLAWA</text:p>
          </table:table-cell>
          <table:table-cell table:formula="of:=MID([.A220];10;1)" office:value-type="string" office:string-value="2" calcext:value-type="string">
            <text:p>2</text:p>
          </table:table-cell>
          <table:table-cell table:formula="of:=IF(MOD([.D22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SZCZYPKA</text:p>
          </table:table-cell>
          <table:table-cell office:value-type="string" calcext:value-type="string">
            <text:p>SEBASTIAN</text:p>
          </table:table-cell>
          <table:table-cell table:formula="of:=MID([.A221];10;1)" office:value-type="string" office:string-value="7" calcext:value-type="string">
            <text:p>7</text:p>
          </table:table-cell>
          <table:table-cell table:formula="of:=IF(MOD([.D22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SKORKA</text:p>
          </table:table-cell>
          <table:table-cell office:value-type="string" calcext:value-type="string">
            <text:p>FILIP</text:p>
          </table:table-cell>
          <table:table-cell table:formula="of:=MID([.A222];10;1)" office:value-type="string" office:string-value="3" calcext:value-type="string">
            <text:p>3</text:p>
          </table:table-cell>
          <table:table-cell table:formula="of:=IF(MOD([.D222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SZUSTAK</text:p>
          </table:table-cell>
          <table:table-cell office:value-type="string" calcext:value-type="string">
            <text:p>ADAM</text:p>
          </table:table-cell>
          <table:table-cell table:formula="of:=MID([.A223];10;1)" office:value-type="string" office:string-value="3" calcext:value-type="string">
            <text:p>3</text:p>
          </table:table-cell>
          <table:table-cell table:formula="of:=IF(MOD([.D223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WOJCIECH</text:p>
          </table:table-cell>
          <table:table-cell table:formula="of:=MID([.A224];10;1)" office:value-type="string" office:string-value="7" calcext:value-type="string">
            <text:p>7</text:p>
          </table:table-cell>
          <table:table-cell table:formula="of:=IF(MOD([.D22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80318259" calcext:value-type="float">
            <text:p>95080318259</text:p>
          </table:table-cell>
          <table:table-cell office:value-type="string" calcext:value-type="string">
            <text:p>PIETRASZEWSKI</text:p>
          </table:table-cell>
          <table:table-cell office:value-type="string" calcext:value-type="string">
            <text:p>STEFAN</text:p>
          </table:table-cell>
          <table:table-cell table:formula="of:=MID([.A225];10;1)" office:value-type="string" office:string-value="5" calcext:value-type="string">
            <text:p>5</text:p>
          </table:table-cell>
          <table:table-cell table:formula="of:=IF(MOD([.D22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SERAFIN</text:p>
          </table:table-cell>
          <table:table-cell office:value-type="string" calcext:value-type="string">
            <text:p>KAROL</text:p>
          </table:table-cell>
          <table:table-cell table:formula="of:=MID([.A226];10;1)" office:value-type="string" office:string-value="7" calcext:value-type="string">
            <text:p>7</text:p>
          </table:table-cell>
          <table:table-cell table:formula="of:=IF(MOD([.D22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PLACEK</text:p>
          </table:table-cell>
          <table:table-cell office:value-type="string" calcext:value-type="string">
            <text:p>JOANNA</text:p>
          </table:table-cell>
          <table:table-cell table:formula="of:=MID([.A227];10;1)" office:value-type="string" office:string-value="4" calcext:value-type="string">
            <text:p>4</text:p>
          </table:table-cell>
          <table:table-cell table:formula="of:=IF(MOD([.D227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OMASZ</text:p>
          </table:table-cell>
          <table:table-cell table:formula="of:=MID([.A228];10;1)" office:value-type="string" office:string-value="5" calcext:value-type="string">
            <text:p>5</text:p>
          </table:table-cell>
          <table:table-cell table:formula="of:=IF(MOD([.D22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SZYCHOWSKI</text:p>
          </table:table-cell>
          <table:table-cell office:value-type="string" calcext:value-type="string">
            <text:p>RADOSLAW</text:p>
          </table:table-cell>
          <table:table-cell table:formula="of:=MID([.A229];10;1)" office:value-type="string" office:string-value="9" calcext:value-type="string">
            <text:p>9</text:p>
          </table:table-cell>
          <table:table-cell table:formula="of:=IF(MOD([.D22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CHUDZINSKI</text:p>
          </table:table-cell>
          <table:table-cell office:value-type="string" calcext:value-type="string">
            <text:p>SLAWOMIR</text:p>
          </table:table-cell>
          <table:table-cell table:formula="of:=MID([.A230];10;1)" office:value-type="string" office:string-value="9" calcext:value-type="string">
            <text:p>9</text:p>
          </table:table-cell>
          <table:table-cell table:formula="of:=IF(MOD([.D230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ZEBALOWSKI</text:p>
          </table:table-cell>
          <table:table-cell office:value-type="string" calcext:value-type="string">
            <text:p>MATEUSZ</text:p>
          </table:table-cell>
          <table:table-cell table:formula="of:=MID([.A231];10;1)" office:value-type="string" office:string-value="5" calcext:value-type="string">
            <text:p>5</text:p>
          </table:table-cell>
          <table:table-cell table:formula="of:=IF(MOD([.D23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GREN</text:p>
          </table:table-cell>
          <table:table-cell office:value-type="string" calcext:value-type="string">
            <text:p>MONIKA</text:p>
          </table:table-cell>
          <table:table-cell table:formula="of:=MID([.A232];10;1)" office:value-type="string" office:string-value="6" calcext:value-type="string">
            <text:p>6</text:p>
          </table:table-cell>
          <table:table-cell table:formula="of:=IF(MOD([.D23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PIEL</text:p>
          </table:table-cell>
          <table:table-cell office:value-type="string" calcext:value-type="string">
            <text:p>EUGENIUSZ</text:p>
          </table:table-cell>
          <table:table-cell table:formula="of:=MID([.A233];10;1)" office:value-type="string" office:string-value="5" calcext:value-type="string">
            <text:p>5</text:p>
          </table:table-cell>
          <table:table-cell table:formula="of:=IF(MOD([.D233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MATEUSZ</text:p>
          </table:table-cell>
          <table:table-cell table:formula="of:=MID([.A234];10;1)" office:value-type="string" office:string-value="7" calcext:value-type="string">
            <text:p>7</text:p>
          </table:table-cell>
          <table:table-cell table:formula="of:=IF(MOD([.D23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ZWIERZYNSKI</text:p>
          </table:table-cell>
          <table:table-cell office:value-type="string" calcext:value-type="string">
            <text:p>WOJCIECH</text:p>
          </table:table-cell>
          <table:table-cell table:formula="of:=MID([.A235];10;1)" office:value-type="string" office:string-value="1" calcext:value-type="string">
            <text:p>1</text:p>
          </table:table-cell>
          <table:table-cell table:formula="of:=IF(MOD([.D23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ORLIKOWSKI</text:p>
          </table:table-cell>
          <table:table-cell office:value-type="string" calcext:value-type="string">
            <text:p>IGOR</text:p>
          </table:table-cell>
          <table:table-cell table:formula="of:=MID([.A236];10;1)" office:value-type="string" office:string-value="9" calcext:value-type="string">
            <text:p>9</text:p>
          </table:table-cell>
          <table:table-cell table:formula="of:=IF(MOD([.D23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CHOLEWA</text:p>
          </table:table-cell>
          <table:table-cell office:value-type="string" calcext:value-type="string">
            <text:p>MAJA</text:p>
          </table:table-cell>
          <table:table-cell table:formula="of:=MID([.A237];10;1)" office:value-type="string" office:string-value="4" calcext:value-type="string">
            <text:p>4</text:p>
          </table:table-cell>
          <table:table-cell table:formula="of:=IF(MOD([.D237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PRZEMYSLAW</text:p>
          </table:table-cell>
          <table:table-cell table:formula="of:=MID([.A238];10;1)" office:value-type="string" office:string-value="9" calcext:value-type="string">
            <text:p>9</text:p>
          </table:table-cell>
          <table:table-cell table:formula="of:=IF(MOD([.D23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SZABAT</text:p>
          </table:table-cell>
          <table:table-cell office:value-type="string" calcext:value-type="string">
            <text:p>JANUSZ</text:p>
          </table:table-cell>
          <table:table-cell table:formula="of:=MID([.A239];10;1)" office:value-type="string" office:string-value="2" calcext:value-type="string">
            <text:p>2</text:p>
          </table:table-cell>
          <table:table-cell table:formula="of:=IF(MOD([.D239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MALKOWSKA</text:p>
          </table:table-cell>
          <table:table-cell office:value-type="string" calcext:value-type="string">
            <text:p>MAJA</text:p>
          </table:table-cell>
          <table:table-cell table:formula="of:=MID([.A240];10;1)" office:value-type="string" office:string-value="8" calcext:value-type="string">
            <text:p>8</text:p>
          </table:table-cell>
          <table:table-cell table:formula="of:=IF(MOD([.D24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BODNAR</text:p>
          </table:table-cell>
          <table:table-cell office:value-type="string" calcext:value-type="string">
            <text:p>WOJCIECH</text:p>
          </table:table-cell>
          <table:table-cell table:formula="of:=MID([.A241];10;1)" office:value-type="string" office:string-value="7" calcext:value-type="string">
            <text:p>7</text:p>
          </table:table-cell>
          <table:table-cell table:formula="of:=IF(MOD([.D24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MARTYNA</text:p>
          </table:table-cell>
          <table:table-cell table:formula="of:=MID([.A242];10;1)" office:value-type="string" office:string-value="4" calcext:value-type="string">
            <text:p>4</text:p>
          </table:table-cell>
          <table:table-cell table:formula="of:=IF(MOD([.D24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KORCZ</text:p>
          </table:table-cell>
          <table:table-cell office:value-type="string" calcext:value-type="string">
            <text:p>NADIA</text:p>
          </table:table-cell>
          <table:table-cell table:formula="of:=MID([.A243];10;1)" office:value-type="string" office:string-value="8" calcext:value-type="string">
            <text:p>8</text:p>
          </table:table-cell>
          <table:table-cell table:formula="of:=IF(MOD([.D24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DOBRZYNSKI</text:p>
          </table:table-cell>
          <table:table-cell office:value-type="string" calcext:value-type="string">
            <text:p>STEFAN</text:p>
          </table:table-cell>
          <table:table-cell table:formula="of:=MID([.A244];10;1)" office:value-type="string" office:string-value="1" calcext:value-type="string">
            <text:p>1</text:p>
          </table:table-cell>
          <table:table-cell table:formula="of:=IF(MOD([.D24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MAGDALENA</text:p>
          </table:table-cell>
          <table:table-cell table:formula="of:=MID([.A245];10;1)" office:value-type="string" office:string-value="4" calcext:value-type="string">
            <text:p>4</text:p>
          </table:table-cell>
          <table:table-cell table:formula="of:=IF(MOD([.D245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PACZYNSKI</text:p>
          </table:table-cell>
          <table:table-cell office:value-type="string" calcext:value-type="string">
            <text:p>MIKOLAJ</text:p>
          </table:table-cell>
          <table:table-cell table:formula="of:=MID([.A246];10;1)" office:value-type="string" office:string-value="3" calcext:value-type="string">
            <text:p>3</text:p>
          </table:table-cell>
          <table:table-cell table:formula="of:=IF(MOD([.D24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RIUSZ</text:p>
          </table:table-cell>
          <table:table-cell table:formula="of:=MID([.A247];10;1)" office:value-type="string" office:string-value="1" calcext:value-type="string">
            <text:p>1</text:p>
          </table:table-cell>
          <table:table-cell table:formula="of:=IF(MOD([.D24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DUMA</text:p>
          </table:table-cell>
          <table:table-cell office:value-type="string" calcext:value-type="string">
            <text:p>ZBIGNIEW</text:p>
          </table:table-cell>
          <table:table-cell table:formula="of:=MID([.A248];10;1)" office:value-type="string" office:string-value="5" calcext:value-type="string">
            <text:p>5</text:p>
          </table:table-cell>
          <table:table-cell table:formula="of:=IF(MOD([.D24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LECHOWICZ</text:p>
          </table:table-cell>
          <table:table-cell office:value-type="string" calcext:value-type="string">
            <text:p>MARIUSZ</text:p>
          </table:table-cell>
          <table:table-cell table:formula="of:=MID([.A249];10;1)" office:value-type="string" office:string-value="5" calcext:value-type="string">
            <text:p>5</text:p>
          </table:table-cell>
          <table:table-cell table:formula="of:=IF(MOD([.D24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5122344488" calcext:value-type="float">
            <text:p>95122344488</text:p>
          </table:table-cell>
          <table:table-cell office:value-type="string" calcext:value-type="string">
            <text:p>PLONSKA</text:p>
          </table:table-cell>
          <table:table-cell office:value-type="string" calcext:value-type="string">
            <text:p>MILENA</text:p>
          </table:table-cell>
          <table:table-cell table:formula="of:=MID([.A250];10;1)" office:value-type="string" office:string-value="8" calcext:value-type="string">
            <text:p>8</text:p>
          </table:table-cell>
          <table:table-cell table:formula="of:=IF(MOD([.D25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NIEZGODA</text:p>
          </table:table-cell>
          <table:table-cell office:value-type="string" calcext:value-type="string">
            <text:p>EMILIA</text:p>
          </table:table-cell>
          <table:table-cell table:formula="of:=MID([.A251];10;1)" office:value-type="string" office:string-value="6" calcext:value-type="string">
            <text:p>6</text:p>
          </table:table-cell>
          <table:table-cell table:formula="of:=IF(MOD([.D251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SZCZEPANSKI</text:p>
          </table:table-cell>
          <table:table-cell office:value-type="string" calcext:value-type="string">
            <text:p>LUKASZ</text:p>
          </table:table-cell>
          <table:table-cell table:formula="of:=MID([.A252];10;1)" office:value-type="string" office:string-value="5" calcext:value-type="string">
            <text:p>5</text:p>
          </table:table-cell>
          <table:table-cell table:formula="of:=IF(MOD([.D252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DUSZYNSKA</text:p>
          </table:table-cell>
          <table:table-cell office:value-type="string" calcext:value-type="string">
            <text:p>MARTYNA</text:p>
          </table:table-cell>
          <table:table-cell table:formula="of:=MID([.A253];10;1)" office:value-type="string" office:string-value="4" calcext:value-type="string">
            <text:p>4</text:p>
          </table:table-cell>
          <table:table-cell table:formula="of:=IF(MOD([.D25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ZIENTEK</text:p>
          </table:table-cell>
          <table:table-cell office:value-type="string" calcext:value-type="string">
            <text:p>BOGUSLAWA</text:p>
          </table:table-cell>
          <table:table-cell table:formula="of:=MID([.A254];10;1)" office:value-type="string" office:string-value="8" calcext:value-type="string">
            <text:p>8</text:p>
          </table:table-cell>
          <table:table-cell table:formula="of:=IF(MOD([.D254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BUCZAK</text:p>
          </table:table-cell>
          <table:table-cell office:value-type="string" calcext:value-type="string">
            <text:p>BARBARA</text:p>
          </table:table-cell>
          <table:table-cell table:formula="of:=MID([.A255];10;1)" office:value-type="string" office:string-value="2" calcext:value-type="string">
            <text:p>2</text:p>
          </table:table-cell>
          <table:table-cell table:formula="of:=IF(MOD([.D255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JAWORSKA</text:p>
          </table:table-cell>
          <table:table-cell office:value-type="string" calcext:value-type="string">
            <text:p>HANNA</text:p>
          </table:table-cell>
          <table:table-cell table:formula="of:=MID([.A256];10;1)" office:value-type="string" office:string-value="2" calcext:value-type="string">
            <text:p>2</text:p>
          </table:table-cell>
          <table:table-cell table:formula="of:=IF(MOD([.D256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BRYS</text:p>
          </table:table-cell>
          <table:table-cell office:value-type="string" calcext:value-type="string">
            <text:p>MICHAL</text:p>
          </table:table-cell>
          <table:table-cell table:formula="of:=MID([.A257];10;1)" office:value-type="string" office:string-value="5" calcext:value-type="string">
            <text:p>5</text:p>
          </table:table-cell>
          <table:table-cell table:formula="of:=IF(MOD([.D25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MORAWIN</text:p>
          </table:table-cell>
          <table:table-cell office:value-type="string" calcext:value-type="string">
            <text:p>JACEK</text:p>
          </table:table-cell>
          <table:table-cell table:formula="of:=MID([.A258];10;1)" office:value-type="string" office:string-value="9" calcext:value-type="string">
            <text:p>9</text:p>
          </table:table-cell>
          <table:table-cell table:formula="of:=IF(MOD([.D25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JANOTA</text:p>
          </table:table-cell>
          <table:table-cell office:value-type="string" calcext:value-type="string">
            <text:p>MALGORZATA</text:p>
          </table:table-cell>
          <table:table-cell table:formula="of:=MID([.A259];10;1)" office:value-type="string" office:string-value="4" calcext:value-type="string">
            <text:p>4</text:p>
          </table:table-cell>
          <table:table-cell table:formula="of:=IF(MOD([.D259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CZARNIECKA</text:p>
          </table:table-cell>
          <table:table-cell office:value-type="string" calcext:value-type="string">
            <text:p>URSZULA</text:p>
          </table:table-cell>
          <table:table-cell table:formula="of:=MID([.A260];10;1)" office:value-type="string" office:string-value="6" calcext:value-type="string">
            <text:p>6</text:p>
          </table:table-cell>
          <table:table-cell table:formula="of:=IF(MOD([.D26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ZBICKA</text:p>
          </table:table-cell>
          <table:table-cell office:value-type="string" calcext:value-type="string">
            <text:p>PAULA</text:p>
          </table:table-cell>
          <table:table-cell table:formula="of:=MID([.A261];10;1)" office:value-type="string" office:string-value="2" calcext:value-type="string">
            <text:p>2</text:p>
          </table:table-cell>
          <table:table-cell table:formula="of:=IF(MOD([.D261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32039774" calcext:value-type="float">
            <text:p>96032039774</text:p>
          </table:table-cell>
          <table:table-cell office:value-type="string" calcext:value-type="string">
            <text:p>SIECZKOWSKI</text:p>
          </table:table-cell>
          <table:table-cell office:value-type="string" calcext:value-type="string">
            <text:p>MACIEJ</text:p>
          </table:table-cell>
          <table:table-cell table:formula="of:=MID([.A262];10;1)" office:value-type="string" office:string-value="7" calcext:value-type="string">
            <text:p>7</text:p>
          </table:table-cell>
          <table:table-cell table:formula="of:=IF(MOD([.D262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SIELSKA</text:p>
          </table:table-cell>
          <table:table-cell office:value-type="string" calcext:value-type="string">
            <text:p>GABRIELA</text:p>
          </table:table-cell>
          <table:table-cell table:formula="of:=MID([.A263];10;1)" office:value-type="string" office:string-value="8" calcext:value-type="string">
            <text:p>8</text:p>
          </table:table-cell>
          <table:table-cell table:formula="of:=IF(MOD([.D26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CEK</text:p>
          </table:table-cell>
          <table:table-cell table:formula="of:=MID([.A264];10;1)" office:value-type="string" office:string-value="1" calcext:value-type="string">
            <text:p>1</text:p>
          </table:table-cell>
          <table:table-cell table:formula="of:=IF(MOD([.D26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SKOLIMOWSKI</text:p>
          </table:table-cell>
          <table:table-cell office:value-type="string" calcext:value-type="string">
            <text:p>PRZEMYSLAW</text:p>
          </table:table-cell>
          <table:table-cell table:formula="of:=MID([.A265];10;1)" office:value-type="string" office:string-value="3" calcext:value-type="string">
            <text:p>3</text:p>
          </table:table-cell>
          <table:table-cell table:formula="of:=IF(MOD([.D26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SKRZYNIARZ</text:p>
          </table:table-cell>
          <table:table-cell office:value-type="string" calcext:value-type="string">
            <text:p>KRYSTYNA</text:p>
          </table:table-cell>
          <table:table-cell table:formula="of:=MID([.A266];10;1)" office:value-type="string" office:string-value="4" calcext:value-type="string">
            <text:p>4</text:p>
          </table:table-cell>
          <table:table-cell table:formula="of:=IF(MOD([.D266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WIECKOWSKA</text:p>
          </table:table-cell>
          <table:table-cell office:value-type="string" calcext:value-type="string">
            <text:p>PAULINA</text:p>
          </table:table-cell>
          <table:table-cell table:formula="of:=MID([.A267];10;1)" office:value-type="string" office:string-value="8" calcext:value-type="string">
            <text:p>8</text:p>
          </table:table-cell>
          <table:table-cell table:formula="of:=IF(MOD([.D267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PLUCIENNIK</text:p>
          </table:table-cell>
          <table:table-cell office:value-type="string" calcext:value-type="string">
            <text:p>ZOFIA</text:p>
          </table:table-cell>
          <table:table-cell table:formula="of:=MID([.A268];10;1)" office:value-type="string" office:string-value="8" calcext:value-type="string">
            <text:p>8</text:p>
          </table:table-cell>
          <table:table-cell table:formula="of:=IF(MOD([.D268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BARNAS</text:p>
          </table:table-cell>
          <table:table-cell office:value-type="string" calcext:value-type="string">
            <text:p>RAFAL</text:p>
          </table:table-cell>
          <table:table-cell table:formula="of:=MID([.A269];10;1)" office:value-type="string" office:string-value="1" calcext:value-type="string">
            <text:p>1</text:p>
          </table:table-cell>
          <table:table-cell table:formula="of:=IF(MOD([.D26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MAGDALENA</text:p>
          </table:table-cell>
          <table:table-cell table:formula="of:=MID([.A270];10;1)" office:value-type="string" office:string-value="4" calcext:value-type="string">
            <text:p>4</text:p>
          </table:table-cell>
          <table:table-cell table:formula="of:=IF(MOD([.D27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PODLEWSKI</text:p>
          </table:table-cell>
          <table:table-cell office:value-type="string" calcext:value-type="string">
            <text:p>MICHAL</text:p>
          </table:table-cell>
          <table:table-cell table:formula="of:=MID([.A271];10;1)" office:value-type="string" office:string-value="9" calcext:value-type="string">
            <text:p>9</text:p>
          </table:table-cell>
          <table:table-cell table:formula="of:=IF(MOD([.D27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CIUPAGA</text:p>
          </table:table-cell>
          <table:table-cell office:value-type="string" calcext:value-type="string">
            <text:p>BOGUSLAWA</text:p>
          </table:table-cell>
          <table:table-cell table:formula="of:=MID([.A272];10;1)" office:value-type="string" office:string-value="2" calcext:value-type="string">
            <text:p>2</text:p>
          </table:table-cell>
          <table:table-cell table:formula="of:=IF(MOD([.D27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SZAFRAN</text:p>
          </table:table-cell>
          <table:table-cell office:value-type="string" calcext:value-type="string">
            <text:p>PIOTR</text:p>
          </table:table-cell>
          <table:table-cell table:formula="of:=MID([.A273];10;1)" office:value-type="string" office:string-value="5" calcext:value-type="string">
            <text:p>5</text:p>
          </table:table-cell>
          <table:table-cell table:formula="of:=IF(MOD([.D273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FOLTYN</text:p>
          </table:table-cell>
          <table:table-cell office:value-type="string" calcext:value-type="string">
            <text:p>KLAUDIUSZ</text:p>
          </table:table-cell>
          <table:table-cell table:formula="of:=MID([.A274];10;1)" office:value-type="string" office:string-value="9" calcext:value-type="string">
            <text:p>9</text:p>
          </table:table-cell>
          <table:table-cell table:formula="of:=IF(MOD([.D27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51111367" calcext:value-type="float">
            <text:p>96051111367</text:p>
          </table:table-cell>
          <table:table-cell office:value-type="string" calcext:value-type="string">
            <text:p>KWASNIK</text:p>
          </table:table-cell>
          <table:table-cell office:value-type="string" calcext:value-type="string">
            <text:p>KRYSTYNA</text:p>
          </table:table-cell>
          <table:table-cell table:formula="of:=MID([.A275];10;1)" office:value-type="string" office:string-value="6" calcext:value-type="string">
            <text:p>6</text:p>
          </table:table-cell>
          <table:table-cell table:formula="of:=IF(MOD([.D275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SROKA</text:p>
          </table:table-cell>
          <table:table-cell office:value-type="string" calcext:value-type="string">
            <text:p>KRZYSZTOF</text:p>
          </table:table-cell>
          <table:table-cell table:formula="of:=MID([.A276];10;1)" office:value-type="string" office:string-value="1" calcext:value-type="string">
            <text:p>1</text:p>
          </table:table-cell>
          <table:table-cell table:formula="of:=IF(MOD([.D27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FRANCZYK</text:p>
          </table:table-cell>
          <table:table-cell office:value-type="string" calcext:value-type="string">
            <text:p>KRZYSZTOF</text:p>
          </table:table-cell>
          <table:table-cell table:formula="of:=MID([.A277];10;1)" office:value-type="string" office:string-value="1" calcext:value-type="string">
            <text:p>1</text:p>
          </table:table-cell>
          <table:table-cell table:formula="of:=IF(MOD([.D27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BOROWY</text:p>
          </table:table-cell>
          <table:table-cell office:value-type="string" calcext:value-type="string">
            <text:p>NIKOLA</text:p>
          </table:table-cell>
          <table:table-cell table:formula="of:=MID([.A278];10;1)" office:value-type="string" office:string-value="2" calcext:value-type="string">
            <text:p>2</text:p>
          </table:table-cell>
          <table:table-cell table:formula="of:=IF(MOD([.D278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GRZANKA</text:p>
          </table:table-cell>
          <table:table-cell office:value-type="string" calcext:value-type="string">
            <text:p>MAGDALENA</text:p>
          </table:table-cell>
          <table:table-cell table:formula="of:=MID([.A279];10;1)" office:value-type="string" office:string-value="4" calcext:value-type="string">
            <text:p>4</text:p>
          </table:table-cell>
          <table:table-cell table:formula="of:=IF(MOD([.D279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BISKUP</text:p>
          </table:table-cell>
          <table:table-cell office:value-type="string" calcext:value-type="string">
            <text:p>KLAUDIUSZ</text:p>
          </table:table-cell>
          <table:table-cell table:formula="of:=MID([.A280];10;1)" office:value-type="string" office:string-value="1" calcext:value-type="string">
            <text:p>1</text:p>
          </table:table-cell>
          <table:table-cell table:formula="of:=IF(MOD([.D280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SOWA</text:p>
          </table:table-cell>
          <table:table-cell office:value-type="string" calcext:value-type="string">
            <text:p>KAROLINA</text:p>
          </table:table-cell>
          <table:table-cell table:formula="of:=MID([.A281];10;1)" office:value-type="string" office:string-value="6" calcext:value-type="string">
            <text:p>6</text:p>
          </table:table-cell>
          <table:table-cell table:formula="of:=IF(MOD([.D281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KLAUDIA</text:p>
          </table:table-cell>
          <table:table-cell table:formula="of:=MID([.A282];10;1)" office:value-type="string" office:string-value="8" calcext:value-type="string">
            <text:p>8</text:p>
          </table:table-cell>
          <table:table-cell table:formula="of:=IF(MOD([.D28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MADEJA</text:p>
          </table:table-cell>
          <table:table-cell office:value-type="string" calcext:value-type="string">
            <text:p>MIROSLAW</text:p>
          </table:table-cell>
          <table:table-cell table:formula="of:=MID([.A283];10;1)" office:value-type="string" office:string-value="9" calcext:value-type="string">
            <text:p>9</text:p>
          </table:table-cell>
          <table:table-cell table:formula="of:=IF(MOD([.D283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SOLTYSIAK</text:p>
          </table:table-cell>
          <table:table-cell office:value-type="string" calcext:value-type="string">
            <text:p>LUCJA</text:p>
          </table:table-cell>
          <table:table-cell table:formula="of:=MID([.A284];10;1)" office:value-type="string" office:string-value="2" calcext:value-type="string">
            <text:p>2</text:p>
          </table:table-cell>
          <table:table-cell table:formula="of:=IF(MOD([.D284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PETRYKOWSKI</text:p>
          </table:table-cell>
          <table:table-cell office:value-type="string" calcext:value-type="string">
            <text:p>WOJCIECH</text:p>
          </table:table-cell>
          <table:table-cell table:formula="of:=MID([.A285];10;1)" office:value-type="string" office:string-value="9" calcext:value-type="string">
            <text:p>9</text:p>
          </table:table-cell>
          <table:table-cell table:formula="of:=IF(MOD([.D28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WESOLOWSKI</text:p>
          </table:table-cell>
          <table:table-cell office:value-type="string" calcext:value-type="string">
            <text:p>MATEUSZ</text:p>
          </table:table-cell>
          <table:table-cell table:formula="of:=MID([.A286];10;1)" office:value-type="string" office:string-value="3" calcext:value-type="string">
            <text:p>3</text:p>
          </table:table-cell>
          <table:table-cell table:formula="of:=IF(MOD([.D28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WIKTORIA</text:p>
          </table:table-cell>
          <table:table-cell table:formula="of:=MID([.A287];10;1)" office:value-type="string" office:string-value="7" calcext:value-type="string">
            <text:p>7</text:p>
          </table:table-cell>
          <table:table-cell table:formula="of:=IF(MOD([.D28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SPIEWAK</text:p>
          </table:table-cell>
          <table:table-cell office:value-type="string" calcext:value-type="string">
            <text:p>GABRIELA</text:p>
          </table:table-cell>
          <table:table-cell table:formula="of:=MID([.A288];10;1)" office:value-type="string" office:string-value="4" calcext:value-type="string">
            <text:p>4</text:p>
          </table:table-cell>
          <table:table-cell table:formula="of:=IF(MOD([.D288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ANDRUSZKIEWICZ</text:p>
          </table:table-cell>
          <table:table-cell office:value-type="string" calcext:value-type="string">
            <text:p>KLAUDIA</text:p>
          </table:table-cell>
          <table:table-cell table:formula="of:=MID([.A289];10;1)" office:value-type="string" office:string-value="4" calcext:value-type="string">
            <text:p>4</text:p>
          </table:table-cell>
          <table:table-cell table:formula="of:=IF(MOD([.D289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GRZEGORZ</text:p>
          </table:table-cell>
          <table:table-cell table:formula="of:=MID([.A290];10;1)" office:value-type="string" office:string-value="7" calcext:value-type="string">
            <text:p>7</text:p>
          </table:table-cell>
          <table:table-cell table:formula="of:=IF(MOD([.D290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STRUZIK</text:p>
          </table:table-cell>
          <table:table-cell office:value-type="string" calcext:value-type="string">
            <text:p>WOJCIECH</text:p>
          </table:table-cell>
          <table:table-cell table:formula="of:=MID([.A291];10;1)" office:value-type="string" office:string-value="3" calcext:value-type="string">
            <text:p>3</text:p>
          </table:table-cell>
          <table:table-cell table:formula="of:=IF(MOD([.D29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LISZAJ</text:p>
          </table:table-cell>
          <table:table-cell office:value-type="string" calcext:value-type="string">
            <text:p>MARIANNA</text:p>
          </table:table-cell>
          <table:table-cell table:formula="of:=MID([.A292];10;1)" office:value-type="string" office:string-value="2" calcext:value-type="string">
            <text:p>2</text:p>
          </table:table-cell>
          <table:table-cell table:formula="of:=IF(MOD([.D29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EWA</text:p>
          </table:table-cell>
          <table:table-cell table:formula="of:=MID([.A293];10;1)" office:value-type="string" office:string-value="4" calcext:value-type="string">
            <text:p>4</text:p>
          </table:table-cell>
          <table:table-cell table:formula="of:=IF(MOD([.D29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ZDANOWICZ</text:p>
          </table:table-cell>
          <table:table-cell office:value-type="string" calcext:value-type="string">
            <text:p>EDYTA</text:p>
          </table:table-cell>
          <table:table-cell table:formula="of:=MID([.A294];10;1)" office:value-type="string" office:string-value="8" calcext:value-type="string">
            <text:p>8</text:p>
          </table:table-cell>
          <table:table-cell table:formula="of:=IF(MOD([.D294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KAROLCZAK</text:p>
          </table:table-cell>
          <table:table-cell office:value-type="string" calcext:value-type="string">
            <text:p>MILENA</text:p>
          </table:table-cell>
          <table:table-cell table:formula="of:=MID([.A295];10;1)" office:value-type="string" office:string-value="2" calcext:value-type="string">
            <text:p>2</text:p>
          </table:table-cell>
          <table:table-cell table:formula="of:=IF(MOD([.D295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ROGOWSKA</text:p>
          </table:table-cell>
          <table:table-cell office:value-type="string" calcext:value-type="string">
            <text:p>MALGORZATA</text:p>
          </table:table-cell>
          <table:table-cell table:formula="of:=MID([.A296];10;1)" office:value-type="string" office:string-value="8" calcext:value-type="string">
            <text:p>8</text:p>
          </table:table-cell>
          <table:table-cell table:formula="of:=IF(MOD([.D296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WOJDAK</text:p>
          </table:table-cell>
          <table:table-cell office:value-type="string" calcext:value-type="string">
            <text:p>MALGORZATA</text:p>
          </table:table-cell>
          <table:table-cell table:formula="of:=MID([.A297];10;1)" office:value-type="string" office:string-value="2" calcext:value-type="string">
            <text:p>2</text:p>
          </table:table-cell>
          <table:table-cell table:formula="of:=IF(MOD([.D297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MALGORZATA</text:p>
          </table:table-cell>
          <table:table-cell table:formula="of:=MID([.A298];10;1)" office:value-type="string" office:string-value="8" calcext:value-type="string">
            <text:p>8</text:p>
          </table:table-cell>
          <table:table-cell table:formula="of:=IF(MOD([.D298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SWIDERSKI</text:p>
          </table:table-cell>
          <table:table-cell office:value-type="string" calcext:value-type="string">
            <text:p>MACIEJ</text:p>
          </table:table-cell>
          <table:table-cell table:formula="of:=MID([.A299];10;1)" office:value-type="string" office:string-value="9" calcext:value-type="string">
            <text:p>9</text:p>
          </table:table-cell>
          <table:table-cell table:formula="of:=IF(MOD([.D29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KURPANIK</text:p>
          </table:table-cell>
          <table:table-cell office:value-type="string" calcext:value-type="string">
            <text:p>ZDZISLAWA</text:p>
          </table:table-cell>
          <table:table-cell table:formula="of:=MID([.A300];10;1)" office:value-type="string" office:string-value="8" calcext:value-type="string">
            <text:p>8</text:p>
          </table:table-cell>
          <table:table-cell table:formula="of:=IF(MOD([.D30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92278614" calcext:value-type="float">
            <text:p>96092278614</text:p>
          </table:table-cell>
          <table:table-cell office:value-type="string" calcext:value-type="string">
            <text:p>DYLAG</text:p>
          </table:table-cell>
          <table:table-cell office:value-type="string" calcext:value-type="string">
            <text:p>JACEK</text:p>
          </table:table-cell>
          <table:table-cell table:formula="of:=MID([.A301];10;1)" office:value-type="string" office:string-value="1" calcext:value-type="string">
            <text:p>1</text:p>
          </table:table-cell>
          <table:table-cell table:formula="of:=IF(MOD([.D30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SIUDA</text:p>
          </table:table-cell>
          <table:table-cell office:value-type="string" calcext:value-type="string">
            <text:p>ALICJA</text:p>
          </table:table-cell>
          <table:table-cell table:formula="of:=MID([.A302];10;1)" office:value-type="string" office:string-value="8" calcext:value-type="string">
            <text:p>8</text:p>
          </table:table-cell>
          <table:table-cell table:formula="of:=IF(MOD([.D30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FILIP</text:p>
          </table:table-cell>
          <table:table-cell table:formula="of:=MID([.A303];10;1)" office:value-type="string" office:string-value="5" calcext:value-type="string">
            <text:p>5</text:p>
          </table:table-cell>
          <table:table-cell table:formula="of:=IF(MOD([.D303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MIELCZAREK</text:p>
          </table:table-cell>
          <table:table-cell office:value-type="string" calcext:value-type="string">
            <text:p>SEBASTIAN</text:p>
          </table:table-cell>
          <table:table-cell table:formula="of:=MID([.A304];10;1)" office:value-type="string" office:string-value="1" calcext:value-type="string">
            <text:p>1</text:p>
          </table:table-cell>
          <table:table-cell table:formula="of:=IF(MOD([.D304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GALENEK</text:p>
          </table:table-cell>
          <table:table-cell office:value-type="string" calcext:value-type="string">
            <text:p>ROBERT</text:p>
          </table:table-cell>
          <table:table-cell table:formula="of:=MID([.A305];10;1)" office:value-type="string" office:string-value="7" calcext:value-type="string">
            <text:p>7</text:p>
          </table:table-cell>
          <table:table-cell table:formula="of:=IF(MOD([.D30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DEMBEK</text:p>
          </table:table-cell>
          <table:table-cell office:value-type="string" calcext:value-type="string">
            <text:p>MACIEJ</text:p>
          </table:table-cell>
          <table:table-cell table:formula="of:=MID([.A306];10;1)" office:value-type="string" office:string-value="1" calcext:value-type="string">
            <text:p>1</text:p>
          </table:table-cell>
          <table:table-cell table:formula="of:=IF(MOD([.D30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PIECYK</text:p>
          </table:table-cell>
          <table:table-cell office:value-type="string" calcext:value-type="string">
            <text:p>MATEUSZ</text:p>
          </table:table-cell>
          <table:table-cell table:formula="of:=MID([.A307];10;1)" office:value-type="string" office:string-value="5" calcext:value-type="string">
            <text:p>5</text:p>
          </table:table-cell>
          <table:table-cell table:formula="of:=IF(MOD([.D30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GOCYLOWICZ</text:p>
          </table:table-cell>
          <table:table-cell office:value-type="string" calcext:value-type="string">
            <text:p>LUKASZ</text:p>
          </table:table-cell>
          <table:table-cell table:formula="of:=MID([.A308];10;1)" office:value-type="string" office:string-value="7" calcext:value-type="string">
            <text:p>7</text:p>
          </table:table-cell>
          <table:table-cell table:formula="of:=IF(MOD([.D30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STACHANCZYK</text:p>
          </table:table-cell>
          <table:table-cell office:value-type="string" calcext:value-type="string">
            <text:p>RADOSLAW</text:p>
          </table:table-cell>
          <table:table-cell table:formula="of:=MID([.A309];10;1)" office:value-type="string" office:string-value="3" calcext:value-type="string">
            <text:p>3</text:p>
          </table:table-cell>
          <table:table-cell table:formula="of:=IF(MOD([.D309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FILIPCZUK</text:p>
          </table:table-cell>
          <table:table-cell office:value-type="string" calcext:value-type="string">
            <text:p>JACEK</text:p>
          </table:table-cell>
          <table:table-cell table:formula="of:=MID([.A310];10;1)" office:value-type="string" office:string-value="7" calcext:value-type="string">
            <text:p>7</text:p>
          </table:table-cell>
          <table:table-cell table:formula="of:=IF(MOD([.D310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BAGIERSKI</text:p>
          </table:table-cell>
          <table:table-cell office:value-type="string" calcext:value-type="string">
            <text:p>WOJCIECH</text:p>
          </table:table-cell>
          <table:table-cell table:formula="of:=MID([.A311];10;1)" office:value-type="string" office:string-value="3" calcext:value-type="string">
            <text:p>3</text:p>
          </table:table-cell>
          <table:table-cell table:formula="of:=IF(MOD([.D31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MONIKA</text:p>
          </table:table-cell>
          <table:table-cell table:formula="of:=MID([.A312];10;1)" office:value-type="string" office:string-value="4" calcext:value-type="string">
            <text:p>4</text:p>
          </table:table-cell>
          <table:table-cell table:formula="of:=IF(MOD([.D312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JAKUB</text:p>
          </table:table-cell>
          <table:table-cell table:formula="of:=MID([.A313];10;1)" office:value-type="string" office:string-value="5" calcext:value-type="string">
            <text:p>5</text:p>
          </table:table-cell>
          <table:table-cell table:formula="of:=IF(MOD([.D313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SOLTYSIK</text:p>
          </table:table-cell>
          <table:table-cell office:value-type="string" calcext:value-type="string">
            <text:p>WANDA</text:p>
          </table:table-cell>
          <table:table-cell table:formula="of:=MID([.A314];10;1)" office:value-type="string" office:string-value="2" calcext:value-type="string">
            <text:p>2</text:p>
          </table:table-cell>
          <table:table-cell table:formula="of:=IF(MOD([.D314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PIECH</text:p>
          </table:table-cell>
          <table:table-cell office:value-type="string" calcext:value-type="string">
            <text:p>MATEUSZ</text:p>
          </table:table-cell>
          <table:table-cell table:formula="of:=MID([.A315];10;1)" office:value-type="string" office:string-value="5" calcext:value-type="string">
            <text:p>5</text:p>
          </table:table-cell>
          <table:table-cell table:formula="of:=IF(MOD([.D315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OSUSZEK</text:p>
          </table:table-cell>
          <table:table-cell office:value-type="string" calcext:value-type="string">
            <text:p>LUKASZ</text:p>
          </table:table-cell>
          <table:table-cell table:formula="of:=MID([.A316];10;1)" office:value-type="string" office:string-value="9" calcext:value-type="string">
            <text:p>9</text:p>
          </table:table-cell>
          <table:table-cell table:formula="of:=IF(MOD([.D31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OMANOWICZ</text:p>
          </table:table-cell>
          <table:table-cell office:value-type="string" calcext:value-type="string">
            <text:p>MIROSLAW</text:p>
          </table:table-cell>
          <table:table-cell table:formula="of:=MID([.A317];10;1)" office:value-type="string" office:string-value="5" calcext:value-type="string">
            <text:p>5</text:p>
          </table:table-cell>
          <table:table-cell table:formula="of:=IF(MOD([.D31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MADEJSKI</text:p>
          </table:table-cell>
          <table:table-cell office:value-type="string" calcext:value-type="string">
            <text:p>MAREK</text:p>
          </table:table-cell>
          <table:table-cell table:formula="of:=MID([.A318];10;1)" office:value-type="string" office:string-value="5" calcext:value-type="string">
            <text:p>5</text:p>
          </table:table-cell>
          <table:table-cell table:formula="of:=IF(MOD([.D31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KARWECKA</text:p>
          </table:table-cell>
          <table:table-cell office:value-type="string" calcext:value-type="string">
            <text:p>MAGDALENA</text:p>
          </table:table-cell>
          <table:table-cell table:formula="of:=MID([.A319];10;1)" office:value-type="string" office:string-value="4" calcext:value-type="string">
            <text:p>4</text:p>
          </table:table-cell>
          <table:table-cell table:formula="of:=IF(MOD([.D319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EWELINA</text:p>
          </table:table-cell>
          <table:table-cell table:formula="of:=MID([.A320];10;1)" office:value-type="string" office:string-value="2" calcext:value-type="string">
            <text:p>2</text:p>
          </table:table-cell>
          <table:table-cell table:formula="of:=IF(MOD([.D32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SONIA</text:p>
          </table:table-cell>
          <table:table-cell table:formula="of:=MID([.A321];10;1)" office:value-type="string" office:string-value="8" calcext:value-type="string">
            <text:p>8</text:p>
          </table:table-cell>
          <table:table-cell table:formula="of:=IF(MOD([.D321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PRUSAK</text:p>
          </table:table-cell>
          <table:table-cell office:value-type="string" calcext:value-type="string">
            <text:p>ALEKSANDER</text:p>
          </table:table-cell>
          <table:table-cell table:formula="of:=MID([.A322];10;1)" office:value-type="string" office:string-value="7" calcext:value-type="string">
            <text:p>7</text:p>
          </table:table-cell>
          <table:table-cell table:formula="of:=IF(MOD([.D322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GRELA</text:p>
          </table:table-cell>
          <table:table-cell office:value-type="string" calcext:value-type="string">
            <text:p>KLAUDIA</text:p>
          </table:table-cell>
          <table:table-cell table:formula="of:=MID([.A323];10;1)" office:value-type="string" office:string-value="8" calcext:value-type="string">
            <text:p>8</text:p>
          </table:table-cell>
          <table:table-cell table:formula="of:=IF(MOD([.D323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CIECIERSKA</text:p>
          </table:table-cell>
          <table:table-cell office:value-type="string" calcext:value-type="string">
            <text:p>KAROLINA</text:p>
          </table:table-cell>
          <table:table-cell table:formula="of:=MID([.A324];10;1)" office:value-type="string" office:string-value="6" calcext:value-type="string">
            <text:p>6</text:p>
          </table:table-cell>
          <table:table-cell table:formula="of:=IF(MOD([.D324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JANICKA</text:p>
          </table:table-cell>
          <table:table-cell office:value-type="string" calcext:value-type="string">
            <text:p>KLAUDIA</text:p>
          </table:table-cell>
          <table:table-cell table:formula="of:=MID([.A325];10;1)" office:value-type="string" office:string-value="6" calcext:value-type="string">
            <text:p>6</text:p>
          </table:table-cell>
          <table:table-cell table:formula="of:=IF(MOD([.D325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PACZKOWSKI</text:p>
          </table:table-cell>
          <table:table-cell office:value-type="string" calcext:value-type="string">
            <text:p>DARIUSZ</text:p>
          </table:table-cell>
          <table:table-cell table:formula="of:=MID([.A326];10;1)" office:value-type="string" office:string-value="3" calcext:value-type="string">
            <text:p>3</text:p>
          </table:table-cell>
          <table:table-cell table:formula="of:=IF(MOD([.D326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7020963358" calcext:value-type="float">
            <text:p>97020963358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JAN</text:p>
          </table:table-cell>
          <table:table-cell table:formula="of:=MID([.A327];10;1)" office:value-type="string" office:string-value="5" calcext:value-type="string">
            <text:p>5</text:p>
          </table:table-cell>
          <table:table-cell table:formula="of:=IF(MOD([.D327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KRZYSZTOF</text:p>
          </table:table-cell>
          <table:table-cell table:formula="of:=MID([.A328];10;1)" office:value-type="string" office:string-value="5" calcext:value-type="string">
            <text:p>5</text:p>
          </table:table-cell>
          <table:table-cell table:formula="of:=IF(MOD([.D328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SMILGININ</text:p>
          </table:table-cell>
          <table:table-cell office:value-type="string" calcext:value-type="string">
            <text:p>BARBARA</text:p>
          </table:table-cell>
          <table:table-cell table:formula="of:=MID([.A329];10;1)" office:value-type="string" office:string-value="6" calcext:value-type="string">
            <text:p>6</text:p>
          </table:table-cell>
          <table:table-cell table:formula="of:=IF(MOD([.D329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STROZYNSKA</text:p>
          </table:table-cell>
          <table:table-cell office:value-type="string" calcext:value-type="string">
            <text:p>MALGORZATA</text:p>
          </table:table-cell>
          <table:table-cell table:formula="of:=MID([.A330];10;1)" office:value-type="string" office:string-value="2" calcext:value-type="string">
            <text:p>2</text:p>
          </table:table-cell>
          <table:table-cell table:formula="of:=IF(MOD([.D330];2)=0;&quot;kobieta&quot;;&quot;mężczyzna&quot;)" office:value-type="string" office:string-value="kobieta" calcext:value-type="string">
            <text:p>kobieta</text:p>
          </table:table-cell>
          <table:table-cell table:number-columns-repeated="2"/>
        </table:table-row>
        <table:table-row table:style-name="ro1"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LESZCZYNSKI</text:p>
          </table:table-cell>
          <table:table-cell office:value-type="string" calcext:value-type="string">
            <text:p>SEBASTIAN</text:p>
          </table:table-cell>
          <table:table-cell table:formula="of:=MID([.A331];10;1)" office:value-type="string" office:string-value="7" calcext:value-type="string">
            <text:p>7</text:p>
          </table:table-cell>
          <table:table-cell table:formula="of:=IF(MOD([.D331];2)=0;&quot;kobieta&quot;;&quot;mężczyzna&quot;)" office:value-type="string" office:string-value="mężczyzna" calcext:value-type="string">
            <text:p>mężczyzna</text:p>
          </table:table-cell>
          <table:table-cell table:number-columns-repeated="2"/>
        </table:table-row>
        <table:table-row table:style-name="ro1" table:number-rows-repeated="10482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adanie 5.5 pomoc" table:style-name="ta1">
        <table:table-column table:style-name="co4" table:default-cell-style-name="ce22"/>
        <table:table-column table:style-name="co6" table:default-cell-style-name="ce22"/>
        <table:table-column table:style-name="co4" table:number-columns-repeated="3" table:default-cell-style-name="Default"/>
        <table:table-row table:style-name="ro1">
          <table:table-cell table:style-name="ce42" office:value-type="string" calcext:value-type="string">
            <text:p>id_pok</text:p>
          </table:table-cell>
          <table:table-cell table:style-name="ce42" office:value-type="string" calcext:value-type="string">
            <text:p>tytul</text:p>
          </table:table-cell>
          <table:table-cell table:number-columns-repeated="3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FIZYKA CIALA STALEGO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AUTOMATYK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AUTOCAD DOBRE PRAKTYK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MIKROKONTROLERY AVR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101 ZABEZPIECZEN PRZED ATAKAMI W SIECI KOMPUTEROWEJ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WSTEP DO INFORMATYK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METODY NUMERYCZNE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ALGERB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GRAFIKA KOMPUTEROW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3" office:value-type="string" calcext:value-type="string">
            <text:p>ANALIZA MATEMATYCZ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3" office:value-type="string" calcext:value-type="string">
            <text:p>AUTOMATYK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METODY NUMERYCZNE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JEZYKI PROGRAMOWANI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TEORIA GRAFOW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FLASH I PHP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CHEMIA FIZYCZNA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CHEMIA KWANTOW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PODSTAWY KRYPTOGRAFII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ALGERBA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FLASH I PHP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JAK DZIALA LINUX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3" office:value-type="string" calcext:value-type="string">
            <text:p>FIZYKA TECHNICZN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3" office:value-type="string" calcext:value-type="string">
            <text:p>OPTYMALIZACJA ALGORYTMOW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3" office:value-type="string" calcext:value-type="string">
            <text:p>GRAFIKA KOMPUTEROW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3" office:value-type="string" calcext:value-type="string">
            <text:p>TEORIA GIER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3" office:value-type="string" calcext:value-type="string">
            <text:p>AUDYT BEZPIECZENSTWA SIEC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3" office:value-type="string" calcext:value-type="string">
            <text:p>ANALIZA MATEMATYCZ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3" office:value-type="string" calcext:value-type="string">
            <text:p>GRAFIKA KOMPUTEROW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3" office:value-type="string" calcext:value-type="string">
            <text:p>AUDYT BEZPIECZENSTWA SIEC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3" office:value-type="string" calcext:value-type="string">
            <text:p>GRAFIKA KOMPUTEROWA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3" office:value-type="string" calcext:value-type="string">
            <text:p>KANONY WIEDZY PROGRAMISTYCZNEJ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3" office:value-type="string" calcext:value-type="string">
            <text:p>GRAFIKA KOMPUTEROW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>
            <text:p>STEROWNIKI PRZEMYSLOWE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>
            <text:p>MERNICTWO ELEKTRYCZNE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>
            <text:p>VHDL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>
            <text:p>SIECI NEURONOWE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>
            <text:p>AUTOCAD DOBRE PRAKTYK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>
            <text:p>ROBOTYK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>
            <text:p>FIZYKA TECHNICZ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3" office:value-type="string" calcext:value-type="string">
            <text:p>OSCYLOSKOP W ZASTOSOWANIACH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3" office:value-type="string" calcext:value-type="string">
            <text:p>OSCYLOSKOP W ZASTOSOWANIACH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3" office:value-type="string" calcext:value-type="string">
            <text:p>HACKING SZTUKA PENETRACJ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3" office:value-type="string" calcext:value-type="string">
            <text:p>FIZYKA CIALA STALEGO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3" office:value-type="string" calcext:value-type="string">
            <text:p>LINUX KSIEGA ADMINISTRATOR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3" office:value-type="string" calcext:value-type="string">
            <text:p>ALGORYTMY BEZ TAJEMNIC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3" office:value-type="string" calcext:value-type="string">
            <text:p>TESTOWANIE UKLADOW VLS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3" office:value-type="string" calcext:value-type="string">
            <text:p>ROBOTYK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3" office:value-type="string" calcext:value-type="string">
            <text:p>GRAFIKA KOMPUTEROW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3" office:value-type="string" calcext:value-type="string">
            <text:p>AUTOMATYK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FIZYKA CIALA STALEGO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METODY NUMERYCZNE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0" calcext:value-type="float">
            <text:p>20</text:p>
          </table:table-cell>
          <table:table-cell table:style-name="ce43" office:value-type="string" calcext:value-type="string">
            <text:p>ANALIZA I KOREKCJA BLEDOW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0" calcext:value-type="float">
            <text:p>20</text:p>
          </table:table-cell>
          <table:table-cell table:style-name="ce43" office:value-type="string" calcext:value-type="string">
            <text:p>ELEKTRONIKA ANALOGOW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3" office:value-type="string" calcext:value-type="string">
            <text:p>KOMPUTEROWA ANALIZA OBRAZOWANIA MEDYCZNEGO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3" office:value-type="string" calcext:value-type="string">
            <text:p>LINUX KSIEGA ADMINISTRATOR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3" office:value-type="string" calcext:value-type="string">
            <text:p>OPTYMALIZACJA ALGORYTMOW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3" office:value-type="string" calcext:value-type="string">
            <text:p>SYSTEMY OPERACYJNE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3" office:value-type="string" calcext:value-type="string">
            <text:p>PROGRAMOWANIE MIKROKONTROLEROW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3" office:value-type="string" calcext:value-type="string">
            <text:p>ANALIZA MATEMATYCZN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3" office:value-type="string" calcext:value-type="string">
            <text:p>FIZYKA TECHNICZN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3" office:value-type="string" calcext:value-type="string">
            <text:p>ALGORYTMY BEZ TAJEMNIC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3" office:value-type="string" calcext:value-type="string">
            <text:p>TESTY PENETRACYJNE SIECI WIF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3" office:value-type="string" calcext:value-type="string">
            <text:p>FIZYKA TECHNICZ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3" office:value-type="string" calcext:value-type="string">
            <text:p>TESTOWANIE UKLADOW VLS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3" office:value-type="string" calcext:value-type="string">
            <text:p>ANSI C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3" office:value-type="string" calcext:value-type="string">
            <text:p>WSTEP DO INFORMATYK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3" calcext:value-type="float">
            <text:p>23</text:p>
          </table:table-cell>
          <table:table-cell table:style-name="ce43" office:value-type="string" calcext:value-type="string">
            <text:p>METODY NUMERYCZNE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3" calcext:value-type="float">
            <text:p>23</text:p>
          </table:table-cell>
          <table:table-cell table:style-name="ce43" office:value-type="string" calcext:value-type="string">
            <text:p>RELACYJNE BAZY DANYCH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3" calcext:value-type="float">
            <text:p>23</text:p>
          </table:table-cell>
          <table:table-cell table:style-name="ce43" office:value-type="string" calcext:value-type="string">
            <text:p>ANALIZA ZLOZONYCH PROCESOW TECHNOLOGICZNYCH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4" calcext:value-type="float">
            <text:p>24</text:p>
          </table:table-cell>
          <table:table-cell table:style-name="ce43" office:value-type="string" calcext:value-type="string">
            <text:p>ANSI C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4" calcext:value-type="float">
            <text:p>24</text:p>
          </table:table-cell>
          <table:table-cell table:style-name="ce43" office:value-type="string" calcext:value-type="string">
            <text:p>KOMPUTEROWA ANALIZA OBRAZOWANIA MEDYCZNEGO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4" calcext:value-type="float">
            <text:p>24</text:p>
          </table:table-cell>
          <table:table-cell table:style-name="ce43" office:value-type="string" calcext:value-type="string">
            <text:p>GRAFIKA KOMPUTEROWA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table:style-name="ce43" office:value-type="string" calcext:value-type="string">
            <text:p>GRAFIKA KOMPUTEROW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table:style-name="ce43" office:value-type="string" calcext:value-type="string">
            <text:p>HACKING SZTUKA PENETRACJ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table:style-name="ce43" office:value-type="string" calcext:value-type="string">
            <text:p>TESTY PENETRACYJNE SIECI WIF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table:style-name="ce43" office:value-type="string" calcext:value-type="string">
            <text:p>FIZYKA TECHNICZNA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KOMPUTEROWA ANALIZA OBRAZOWANIA MEDYCZNEGO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PROGRAMOWANIE MIKROKONTROLEROW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ANSI C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ANSI C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7" calcext:value-type="float">
            <text:p>27</text:p>
          </table:table-cell>
          <table:table-cell table:style-name="ce43" office:value-type="string" calcext:value-type="string">
            <text:p>KOMPUTEROWA ANALIZA OBRAZOWANIA MEDYCZNEGO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7" calcext:value-type="float">
            <text:p>27</text:p>
          </table:table-cell>
          <table:table-cell table:style-name="ce43" office:value-type="string" calcext:value-type="string">
            <text:p>FLASH I PHP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7" calcext:value-type="float">
            <text:p>27</text:p>
          </table:table-cell>
          <table:table-cell table:style-name="ce43" office:value-type="string" calcext:value-type="string">
            <text:p>KATALOG CYFROWYCH UKLADOW SCALONYCH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7" calcext:value-type="float">
            <text:p>27</text:p>
          </table:table-cell>
          <table:table-cell table:style-name="ce43" office:value-type="string" calcext:value-type="string">
            <text:p>JEZYKI PROGRAMOWANI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7" calcext:value-type="float">
            <text:p>27</text:p>
          </table:table-cell>
          <table:table-cell table:style-name="ce43" office:value-type="string" calcext:value-type="string">
            <text:p>PROGRAMOWANIE MIKROKONTROLEROW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7" calcext:value-type="float">
            <text:p>27</text:p>
          </table:table-cell>
          <table:table-cell table:style-name="ce43" office:value-type="string" calcext:value-type="string">
            <text:p>SIECI NEURONOWE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7" calcext:value-type="float">
            <text:p>27</text:p>
          </table:table-cell>
          <table:table-cell table:style-name="ce43" office:value-type="string" calcext:value-type="string">
            <text:p>ANSI C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7" calcext:value-type="float">
            <text:p>27</text:p>
          </table:table-cell>
          <table:table-cell table:style-name="ce43" office:value-type="string" calcext:value-type="string">
            <text:p>AUTOMATYK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8" calcext:value-type="float">
            <text:p>28</text:p>
          </table:table-cell>
          <table:table-cell table:style-name="ce43" office:value-type="string" calcext:value-type="string">
            <text:p>TECHNOLOGIA LITOGRAFII 20NM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8" calcext:value-type="float">
            <text:p>28</text:p>
          </table:table-cell>
          <table:table-cell table:style-name="ce43" office:value-type="string" calcext:value-type="string">
            <text:p>MATEMATYKA DYSKRET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8" calcext:value-type="float">
            <text:p>28</text:p>
          </table:table-cell>
          <table:table-cell table:style-name="ce43" office:value-type="string" calcext:value-type="string">
            <text:p>ELEKTRONIKA ANALOGOW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8" calcext:value-type="float">
            <text:p>28</text:p>
          </table:table-cell>
          <table:table-cell table:style-name="ce43" office:value-type="string" calcext:value-type="string">
            <text:p>OPTYMALIZACJA ALGORYTMOW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9" calcext:value-type="float">
            <text:p>29</text:p>
          </table:table-cell>
          <table:table-cell table:style-name="ce43" office:value-type="string" calcext:value-type="string">
            <text:p>ANSI C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29" calcext:value-type="float">
            <text:p>29</text:p>
          </table:table-cell>
          <table:table-cell table:style-name="ce43" office:value-type="string" calcext:value-type="string">
            <text:p>ROBOTYK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ALGERB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ANALIZA ZLOZONYCH PROCESOW TECHNOLOGICZNYCH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RELACYJNE BAZY DANYCH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TEORIA GRAFOW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0" calcext:value-type="float">
            <text:p>30</text:p>
          </table:table-cell>
          <table:table-cell table:style-name="ce43" office:value-type="string" calcext:value-type="string">
            <text:p>BIBLIA ASSEMBLER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0" calcext:value-type="float">
            <text:p>30</text:p>
          </table:table-cell>
          <table:table-cell table:style-name="ce43" office:value-type="string" calcext:value-type="string">
            <text:p>RELACYJNE BAZY DANYCH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1" calcext:value-type="float">
            <text:p>31</text:p>
          </table:table-cell>
          <table:table-cell table:style-name="ce43" office:value-type="string" calcext:value-type="string">
            <text:p>FIZYKA CIALA STALEGO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1" calcext:value-type="float">
            <text:p>31</text:p>
          </table:table-cell>
          <table:table-cell table:style-name="ce43" office:value-type="string" calcext:value-type="string">
            <text:p>TEORIA GIER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1" calcext:value-type="float">
            <text:p>31</text:p>
          </table:table-cell>
          <table:table-cell table:style-name="ce43" office:value-type="string" calcext:value-type="string">
            <text:p>OPTYMALIZACJA ALGORYTMOW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PODSTAWY KRYPTOGRAFII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TESTY PENETRACYJNE SIECI WIF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RELACYJNE BAZY DANYCH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TEORIA GIER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PROGRAMOWANIE URZADZEN MOBILNYCH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TESTY PENETRACYJNE SIECI WIF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TESTY PENETRACYJNE SIECI WIF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ZLACZA ELEKTRYCZNE I ELEKTRONICZNE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TESTY PENETRACYJNE SIECI WIF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APARATURA POMIAROWA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TESTY PENETRACYJNE SIECI WIF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RELACYJNE BAZY DANYCH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ANSI C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MATEMATYKA DYSKRETN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3" calcext:value-type="float">
            <text:p>33</text:p>
          </table:table-cell>
          <table:table-cell table:style-name="ce43" office:value-type="string" calcext:value-type="string">
            <text:p>C# I .NET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3" calcext:value-type="float">
            <text:p>33</text:p>
          </table:table-cell>
          <table:table-cell table:style-name="ce43" office:value-type="string" calcext:value-type="string">
            <text:p>AUTOCAD DOBRE PRAKTYK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3" calcext:value-type="float">
            <text:p>33</text:p>
          </table:table-cell>
          <table:table-cell table:style-name="ce43" office:value-type="string" calcext:value-type="string">
            <text:p>AUTOCAD DOBRE PRAKTYK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3" calcext:value-type="float">
            <text:p>33</text:p>
          </table:table-cell>
          <table:table-cell table:style-name="ce43" office:value-type="string" calcext:value-type="string">
            <text:p>AUTOMATYK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3" calcext:value-type="float">
            <text:p>33</text:p>
          </table:table-cell>
          <table:table-cell table:style-name="ce43" office:value-type="string" calcext:value-type="string">
            <text:p>GRAFIKA KOMPUTEROWA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4" calcext:value-type="float">
            <text:p>34</text:p>
          </table:table-cell>
          <table:table-cell table:style-name="ce43" office:value-type="string" calcext:value-type="string">
            <text:p>ROBOTYK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4" calcext:value-type="float">
            <text:p>34</text:p>
          </table:table-cell>
          <table:table-cell table:style-name="ce43" office:value-type="string" calcext:value-type="string">
            <text:p>ALGORYTMY GENETYCZNE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4" calcext:value-type="float">
            <text:p>34</text:p>
          </table:table-cell>
          <table:table-cell table:style-name="ce43" office:value-type="string" calcext:value-type="string">
            <text:p>ALGORYTMY GENETYCZNE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4" calcext:value-type="float">
            <text:p>34</text:p>
          </table:table-cell>
          <table:table-cell table:style-name="ce43" office:value-type="string" calcext:value-type="string">
            <text:p>MIKROKONTROLERY AVR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4" calcext:value-type="float">
            <text:p>34</text:p>
          </table:table-cell>
          <table:table-cell table:style-name="ce43" office:value-type="string" calcext:value-type="string">
            <text:p>ANSI C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4" calcext:value-type="float">
            <text:p>34</text:p>
          </table:table-cell>
          <table:table-cell table:style-name="ce43" office:value-type="string" calcext:value-type="string">
            <text:p>AUTOMATYKA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4" calcext:value-type="float">
            <text:p>34</text:p>
          </table:table-cell>
          <table:table-cell table:style-name="ce43" office:value-type="string" calcext:value-type="string">
            <text:p>ANALIZA ZLOZONYCH PROCESOW TECHNOLOGICZNYCH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4" calcext:value-type="float">
            <text:p>34</text:p>
          </table:table-cell>
          <table:table-cell table:style-name="ce43" office:value-type="string" calcext:value-type="string">
            <text:p>ANALIZA MATEMATYCZ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5" calcext:value-type="float">
            <text:p>35</text:p>
          </table:table-cell>
          <table:table-cell table:style-name="ce43" office:value-type="string" calcext:value-type="string">
            <text:p>AUDYT BEZPIECZENSTWA SIEC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5" calcext:value-type="float">
            <text:p>35</text:p>
          </table:table-cell>
          <table:table-cell table:style-name="ce43" office:value-type="string" calcext:value-type="string">
            <text:p>ALGERBA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5" calcext:value-type="float">
            <text:p>35</text:p>
          </table:table-cell>
          <table:table-cell table:style-name="ce43" office:value-type="string" calcext:value-type="string">
            <text:p>PROGRAMOWANIE MIKROKONTROLEROW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6" calcext:value-type="float">
            <text:p>36</text:p>
          </table:table-cell>
          <table:table-cell table:style-name="ce43" office:value-type="string" calcext:value-type="string">
            <text:p>TEORIA GRAFOW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6" calcext:value-type="float">
            <text:p>36</text:p>
          </table:table-cell>
          <table:table-cell table:style-name="ce43" office:value-type="string" calcext:value-type="string">
            <text:p>JEZYKI PROGRAMOWANI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6" calcext:value-type="float">
            <text:p>36</text:p>
          </table:table-cell>
          <table:table-cell table:style-name="ce43" office:value-type="string" calcext:value-type="string">
            <text:p>AUTOMATYK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6" calcext:value-type="float">
            <text:p>36</text:p>
          </table:table-cell>
          <table:table-cell table:style-name="ce43" office:value-type="string" calcext:value-type="string">
            <text:p>ELEKTRONIKA ANALOGOW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7" calcext:value-type="float">
            <text:p>37</text:p>
          </table:table-cell>
          <table:table-cell table:style-name="ce43" office:value-type="string" calcext:value-type="string">
            <text:p>OPTYMALIZACJA ALGORYTMOW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7" calcext:value-type="float">
            <text:p>37</text:p>
          </table:table-cell>
          <table:table-cell table:style-name="ce43" office:value-type="string" calcext:value-type="string">
            <text:p>MATEMATYKA DYSKRET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7" calcext:value-type="float">
            <text:p>37</text:p>
          </table:table-cell>
          <table:table-cell table:style-name="ce43" office:value-type="string" calcext:value-type="string">
            <text:p>KATALOG CYFROWYCH UKLADOW SCALONYCH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9" calcext:value-type="float">
            <text:p>39</text:p>
          </table:table-cell>
          <table:table-cell table:style-name="ce43" office:value-type="string" calcext:value-type="string">
            <text:p>OPTYMALIZACJA ALGORYTMOW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9" calcext:value-type="float">
            <text:p>39</text:p>
          </table:table-cell>
          <table:table-cell table:style-name="ce43" office:value-type="string" calcext:value-type="string">
            <text:p>PHP I MYSQL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9" calcext:value-type="float">
            <text:p>39</text:p>
          </table:table-cell>
          <table:table-cell table:style-name="ce43" office:value-type="string" calcext:value-type="string">
            <text:p>ANALIZA MATEMATYCZ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39" calcext:value-type="float">
            <text:p>39</text:p>
          </table:table-cell>
          <table:table-cell table:style-name="ce43" office:value-type="string" calcext:value-type="string">
            <text:p>AUTOMATYK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ALGERB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JAK DZIALA LINUX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ECHNOLOGIA LITOGRAFII 20NM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APARATURA POMIAROWA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PROGRAMOWANIE URZADZEN MOBILNYCH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FIZYKA CIALA STALEGO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C# I .NET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0" calcext:value-type="float">
            <text:p>40</text:p>
          </table:table-cell>
          <table:table-cell table:style-name="ce43" office:value-type="string" calcext:value-type="string">
            <text:p>CHEMIA KWANTOW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0" calcext:value-type="float">
            <text:p>40</text:p>
          </table:table-cell>
          <table:table-cell table:style-name="ce43" office:value-type="string" calcext:value-type="string">
            <text:p>MATEMATYKA DYSKRET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1" calcext:value-type="float">
            <text:p>41</text:p>
          </table:table-cell>
          <table:table-cell table:style-name="ce43" office:value-type="string" calcext:value-type="string">
            <text:p>ELEKTRONIKA ANALOGOW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1" calcext:value-type="float">
            <text:p>41</text:p>
          </table:table-cell>
          <table:table-cell table:style-name="ce43" office:value-type="string" calcext:value-type="string">
            <text:p>MERNICTWO ELEKTRYCZNE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1" calcext:value-type="float">
            <text:p>41</text:p>
          </table:table-cell>
          <table:table-cell table:style-name="ce43" office:value-type="string" calcext:value-type="string">
            <text:p>KOMPUTEROWA ANALIZA OBRAZOWANIA MEDYCZNEGO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2" calcext:value-type="float">
            <text:p>42</text:p>
          </table:table-cell>
          <table:table-cell table:style-name="ce43" office:value-type="string" calcext:value-type="string">
            <text:p>C# I .NET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2" calcext:value-type="float">
            <text:p>42</text:p>
          </table:table-cell>
          <table:table-cell table:style-name="ce43" office:value-type="string" calcext:value-type="string">
            <text:p>ELEKTRONIKA CYFROW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2" calcext:value-type="float">
            <text:p>42</text:p>
          </table:table-cell>
          <table:table-cell table:style-name="ce43" office:value-type="string" calcext:value-type="string">
            <text:p>FIZYKA CIALA STALEGO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2" calcext:value-type="float">
            <text:p>42</text:p>
          </table:table-cell>
          <table:table-cell table:style-name="ce43" office:value-type="string" calcext:value-type="string">
            <text:p>SIECI NEURONOWE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43" office:value-type="string" calcext:value-type="string">
            <text:p>ELEKTRONIKA CYFROW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43" office:value-type="string" calcext:value-type="string">
            <text:p>FIZYKA CIALA STALEGO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43" office:value-type="string" calcext:value-type="string">
            <text:p>PODSTAWY KRYPTOGRAFII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43" office:value-type="string" calcext:value-type="string">
            <text:p>OPTYMALIZACJA ALGORYTMOW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43" office:value-type="string" calcext:value-type="string">
            <text:p>CHEMIA FIZYCZNA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43" office:value-type="string" calcext:value-type="string">
            <text:p>FLASH I PHP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43" office:value-type="string" calcext:value-type="string">
            <text:p>RELACYJNE BAZY DANYCH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43" office:value-type="string" calcext:value-type="string">
            <text:p>KANONY WIEDZY PROGRAMISTYCZNEJ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43" office:value-type="string" calcext:value-type="string">
            <text:p>MERNICTWO ELEKTRYCZNE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43" office:value-type="string" calcext:value-type="string">
            <text:p>KANONY WIEDZY PROGRAMISTYCZNEJ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43" office:value-type="string" calcext:value-type="string">
            <text:p>WSTEP DO CSS3 I HTML5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43" office:value-type="string" calcext:value-type="string">
            <text:p>PODSTAWY KRYPTOGRAFII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43" office:value-type="string" calcext:value-type="string">
            <text:p>PROGRAMOWANIE WSPOLBIEZNE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43" office:value-type="string" calcext:value-type="string">
            <text:p>LINUX KSIEGA ADMINISTRATOR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43" office:value-type="string" calcext:value-type="string">
            <text:p>TEORIA GRAFOW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43" office:value-type="string" calcext:value-type="string">
            <text:p>TESTY PENETRACYJNE SIECI WIF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43" office:value-type="string" calcext:value-type="string">
            <text:p>PROGRAMOWANIE MIKROKONTROLEROW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43" office:value-type="string" calcext:value-type="string">
            <text:p>METODY NUMERYCZNE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43" office:value-type="string" calcext:value-type="string">
            <text:p>FIZYKA CIALA STALEGO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6" calcext:value-type="float">
            <text:p>46</text:p>
          </table:table-cell>
          <table:table-cell table:style-name="ce43" office:value-type="string" calcext:value-type="string">
            <text:p>PODSTAWY KRYPTOGRAFII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6" calcext:value-type="float">
            <text:p>46</text:p>
          </table:table-cell>
          <table:table-cell table:style-name="ce43" office:value-type="string" calcext:value-type="string">
            <text:p>ROBOTYK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6" calcext:value-type="float">
            <text:p>46</text:p>
          </table:table-cell>
          <table:table-cell table:style-name="ce43" office:value-type="string" calcext:value-type="string">
            <text:p>AUDYT BEZPIECZENSTWA SIEC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6" calcext:value-type="float">
            <text:p>46</text:p>
          </table:table-cell>
          <table:table-cell table:style-name="ce43" office:value-type="string" calcext:value-type="string">
            <text:p>FIZYKA TECHNICZN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7" calcext:value-type="float">
            <text:p>47</text:p>
          </table:table-cell>
          <table:table-cell table:style-name="ce43" office:value-type="string" calcext:value-type="string">
            <text:p>JAK DZIALA LINUX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7" calcext:value-type="float">
            <text:p>47</text:p>
          </table:table-cell>
          <table:table-cell table:style-name="ce43" office:value-type="string" calcext:value-type="string">
            <text:p>TEORIA GRAFOW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7" calcext:value-type="float">
            <text:p>47</text:p>
          </table:table-cell>
          <table:table-cell table:style-name="ce43" office:value-type="string" calcext:value-type="string">
            <text:p>STEROWNIKI PRZEMYSLOWE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7" calcext:value-type="float">
            <text:p>47</text:p>
          </table:table-cell>
          <table:table-cell table:style-name="ce43" office:value-type="string" calcext:value-type="string">
            <text:p>WSTEP DO INFORMATYK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7" calcext:value-type="float">
            <text:p>47</text:p>
          </table:table-cell>
          <table:table-cell table:style-name="ce43" office:value-type="string" calcext:value-type="string">
            <text:p>ZLACZA ELEKTRYCZNE I ELEKTRONICZNE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8" calcext:value-type="float">
            <text:p>48</text:p>
          </table:table-cell>
          <table:table-cell table:style-name="ce43" office:value-type="string" calcext:value-type="string">
            <text:p>KATALOG CYFROWYCH UKLADOW SCALONYCH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8" calcext:value-type="float">
            <text:p>48</text:p>
          </table:table-cell>
          <table:table-cell table:style-name="ce43" office:value-type="string" calcext:value-type="string">
            <text:p>ANALIZA MATEMATYCZ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8" calcext:value-type="float">
            <text:p>48</text:p>
          </table:table-cell>
          <table:table-cell table:style-name="ce43" office:value-type="string" calcext:value-type="string">
            <text:p>BIBLIA ASSEMBLER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8" calcext:value-type="float">
            <text:p>48</text:p>
          </table:table-cell>
          <table:table-cell table:style-name="ce43" office:value-type="string" calcext:value-type="string">
            <text:p>PROGRAMOWANIE MIKROKONTROLEROW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8" calcext:value-type="float">
            <text:p>48</text:p>
          </table:table-cell>
          <table:table-cell table:style-name="ce43" office:value-type="string" calcext:value-type="string">
            <text:p>CHEMIA KWANTOW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ELEKTRONIKA CYFROW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ANALIZA I KOREKCJA BLEDOW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EORIA GRAFOW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ESTOWANIE UKLADOW VLS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JEZYKI PROGRAMOWANI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CHEMIA KWANTOW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AUTOMATYKA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TESTOWANIE UKLADOW VLS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LINUX KSIEGA ADMINISTRATOR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AUTOMATYK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TESTOWANIE UKLADOW VLS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AUTOCAD DOBRE PRAKTYK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TESTY PENETRACYJNE SIECI WIF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3" office:value-type="string" calcext:value-type="string">
            <text:p>WSTEP DO CSS3 I HTML5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3" office:value-type="string" calcext:value-type="string">
            <text:p>WSTEP DO TEORII LICZB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3" office:value-type="string" calcext:value-type="string">
            <text:p>KANONY WIEDZY PROGRAMISTYCZNEJ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3" office:value-type="string" calcext:value-type="string">
            <text:p>ANSI C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3" office:value-type="string" calcext:value-type="string">
            <text:p>AUTOCAD DOBRE PRAKTYK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3" office:value-type="string" calcext:value-type="string">
            <text:p>TEORIA GRAFOW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3" office:value-type="string" calcext:value-type="string">
            <text:p>ALGERB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3" office:value-type="string" calcext:value-type="string">
            <text:p>RELACYJNE BAZY DANYCH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3" office:value-type="string" calcext:value-type="string">
            <text:p>RELACYJNE BAZY DANYCH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3" office:value-type="string" calcext:value-type="string">
            <text:p>CHEMIA KWANTOW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3" office:value-type="string" calcext:value-type="string">
            <text:p>FIZYKA TECHNICZ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2" calcext:value-type="float">
            <text:p>52</text:p>
          </table:table-cell>
          <table:table-cell table:style-name="ce43" office:value-type="string" calcext:value-type="string">
            <text:p>ELEKTRONIKA CYFROW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2" calcext:value-type="float">
            <text:p>52</text:p>
          </table:table-cell>
          <table:table-cell table:style-name="ce43" office:value-type="string" calcext:value-type="string">
            <text:p>TEORIA GIER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2" calcext:value-type="float">
            <text:p>52</text:p>
          </table:table-cell>
          <table:table-cell table:style-name="ce43" office:value-type="string" calcext:value-type="string">
            <text:p>LINUX KSIEGA ADMINISTRATOR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ANALIZA MATEMATYCZN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ELEKTRONIKA CYFROW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LASH I PHP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ALGORYTMY BEZ TAJEMNIC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WSTEP DO CSS3 I HTML5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TRANSMISJA DVB-T DVB-C I DVB-S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KOMPUTEROWA ANALIZA OBRAZOWANIA MEDYCZNEGO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CHEMIA FIZYCZNA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ANALIZA MATEMATYCZN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4" calcext:value-type="float">
            <text:p>54</text:p>
          </table:table-cell>
          <table:table-cell table:style-name="ce43" office:value-type="string" calcext:value-type="string">
            <text:p>ALGORYTMY GENETYCZNE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4" calcext:value-type="float">
            <text:p>54</text:p>
          </table:table-cell>
          <table:table-cell table:style-name="ce43" office:value-type="string" calcext:value-type="string">
            <text:p>KATALOG CYFROWYCH UKLADOW SCALONYCH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4" calcext:value-type="float">
            <text:p>54</text:p>
          </table:table-cell>
          <table:table-cell table:style-name="ce43" office:value-type="string" calcext:value-type="string">
            <text:p>TESTY PENETRACYJNE SIECI WIF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4" calcext:value-type="float">
            <text:p>54</text:p>
          </table:table-cell>
          <table:table-cell table:style-name="ce43" office:value-type="string" calcext:value-type="string">
            <text:p>TRANSMISJA DVB-T DVB-C I DVB-S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AUTOMATYKA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APARATURA POMIAROWA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PROGRAMOWANIE WSPOLBIEZNE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RELACYJNE BAZY DANYCH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JEZYKI PROGRAMOWANI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SIECI NEURONOWE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MERNICTWO ELEKTRYCZNE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6" calcext:value-type="float">
            <text:p>56</text:p>
          </table:table-cell>
          <table:table-cell table:style-name="ce43" office:value-type="string" calcext:value-type="string">
            <text:p>PHP I MYSQL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6" calcext:value-type="float">
            <text:p>56</text:p>
          </table:table-cell>
          <table:table-cell table:style-name="ce43" office:value-type="string" calcext:value-type="string">
            <text:p>MIKROKONTROLERY AVR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6" calcext:value-type="float">
            <text:p>56</text:p>
          </table:table-cell>
          <table:table-cell table:style-name="ce43" office:value-type="string" calcext:value-type="string">
            <text:p>SYSTEMY OPERACYJNE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6" calcext:value-type="float">
            <text:p>56</text:p>
          </table:table-cell>
          <table:table-cell table:style-name="ce43" office:value-type="string" calcext:value-type="string">
            <text:p>KANONY WIEDZY PROGRAMISTYCZNEJ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6" calcext:value-type="float">
            <text:p>56</text:p>
          </table:table-cell>
          <table:table-cell table:style-name="ce43" office:value-type="string" calcext:value-type="string">
            <text:p>PODSTAWY KRYPTOGRAFII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6" calcext:value-type="float">
            <text:p>56</text:p>
          </table:table-cell>
          <table:table-cell table:style-name="ce43" office:value-type="string" calcext:value-type="string">
            <text:p>SIECI NEURONOWE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6" calcext:value-type="float">
            <text:p>56</text:p>
          </table:table-cell>
          <table:table-cell table:style-name="ce43" office:value-type="string" calcext:value-type="string">
            <text:p>FIZYKA CIALA STALEGO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7" calcext:value-type="float">
            <text:p>57</text:p>
          </table:table-cell>
          <table:table-cell table:style-name="ce43" office:value-type="string" calcext:value-type="string">
            <text:p>LINUX KSIEGA ADMINISTRATOR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7" calcext:value-type="float">
            <text:p>57</text:p>
          </table:table-cell>
          <table:table-cell table:style-name="ce43" office:value-type="string" calcext:value-type="string">
            <text:p>ALGERB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8" calcext:value-type="float">
            <text:p>58</text:p>
          </table:table-cell>
          <table:table-cell table:style-name="ce43" office:value-type="string" calcext:value-type="string">
            <text:p>ANALIZA MATEMATYCZ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8" calcext:value-type="float">
            <text:p>58</text:p>
          </table:table-cell>
          <table:table-cell table:style-name="ce43" office:value-type="string" calcext:value-type="string">
            <text:p>AUTOMATYKA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9" calcext:value-type="float">
            <text:p>59</text:p>
          </table:table-cell>
          <table:table-cell table:style-name="ce43" office:value-type="string" calcext:value-type="string">
            <text:p>TESTY PENETRACYJNE SIECI WIF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9" calcext:value-type="float">
            <text:p>59</text:p>
          </table:table-cell>
          <table:table-cell table:style-name="ce43" office:value-type="string" calcext:value-type="string">
            <text:p>FIZYKA CIALA STALEGO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59" calcext:value-type="float">
            <text:p>59</text:p>
          </table:table-cell>
          <table:table-cell table:style-name="ce43" office:value-type="string" calcext:value-type="string">
            <text:p>FIZYKA CIALA STALEGO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WSTEP DO INFORMATYK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RELACYJNE BAZY DANYCH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ESTY PENETRACYJNE SIECI WIF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ESTOWANIE UKLADOW VLS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ALGERB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101 ZABEZPIECZEN PRZED ATAKAMI W SIECI KOMPUTEROWEJ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0" calcext:value-type="float">
            <text:p>60</text:p>
          </table:table-cell>
          <table:table-cell table:style-name="ce43" office:value-type="string" calcext:value-type="string">
            <text:p>CHEMIA KWANTOW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0" calcext:value-type="float">
            <text:p>60</text:p>
          </table:table-cell>
          <table:table-cell table:style-name="ce43" office:value-type="string" calcext:value-type="string">
            <text:p>FIZYKA TECHNICZN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1" calcext:value-type="float">
            <text:p>61</text:p>
          </table:table-cell>
          <table:table-cell table:style-name="ce43" office:value-type="string" calcext:value-type="string">
            <text:p>MATEMATYKA DYSKRET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1" calcext:value-type="float">
            <text:p>61</text:p>
          </table:table-cell>
          <table:table-cell table:style-name="ce43" office:value-type="string" calcext:value-type="string">
            <text:p>OPTYMALIZACJA ALGORYTMOW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3" office:value-type="string" calcext:value-type="string">
            <text:p>WSTEP DO TEORII LICZB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3" office:value-type="string" calcext:value-type="string">
            <text:p>PODSTAWY KRYPTOGRAFII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3" office:value-type="string" calcext:value-type="string">
            <text:p>BIBLIA ASSEMBLER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3" office:value-type="string" calcext:value-type="string">
            <text:p>ANALIZA MATEMATYCZN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3" office:value-type="string" calcext:value-type="string">
            <text:p>ALGORYTMY BEZ TAJEMNIC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3" office:value-type="string" calcext:value-type="string">
            <text:p>STEROWNIKI PRZEMYSLOWE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3" office:value-type="string" calcext:value-type="string">
            <text:p>FIZYKA TECHNICZ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3" office:value-type="string" calcext:value-type="string">
            <text:p>TEORIA GRAFOW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3" office:value-type="string" calcext:value-type="string">
            <text:p>PODSTAWY KRYPTOGRAFII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3" office:value-type="string" calcext:value-type="string">
            <text:p>ELEKTRONIKA CYFROW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3" calcext:value-type="float">
            <text:p>63</text:p>
          </table:table-cell>
          <table:table-cell table:style-name="ce43" office:value-type="string" calcext:value-type="string">
            <text:p>STEROWNIKI PRZEMYSLOWE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3" calcext:value-type="float">
            <text:p>63</text:p>
          </table:table-cell>
          <table:table-cell table:style-name="ce43" office:value-type="string" calcext:value-type="string">
            <text:p>ALGORYTMY KOMPRESJI STRATNEJ I BEZSTRATNEJ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3" calcext:value-type="float">
            <text:p>63</text:p>
          </table:table-cell>
          <table:table-cell table:style-name="ce43" office:value-type="string" calcext:value-type="string">
            <text:p>AUDYT BEZPIECZENSTWA SIEC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3" calcext:value-type="float">
            <text:p>63</text:p>
          </table:table-cell>
          <table:table-cell table:style-name="ce43" office:value-type="string" calcext:value-type="string">
            <text:p>MATEMATYKA DYSKRETN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3" calcext:value-type="float">
            <text:p>63</text:p>
          </table:table-cell>
          <table:table-cell table:style-name="ce43" office:value-type="string" calcext:value-type="string">
            <text:p>CHEMIA KWANTOW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4" calcext:value-type="float">
            <text:p>64</text:p>
          </table:table-cell>
          <table:table-cell table:style-name="ce43" office:value-type="string" calcext:value-type="string">
            <text:p>ANALIZA MATEMATYCZN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4" calcext:value-type="float">
            <text:p>64</text:p>
          </table:table-cell>
          <table:table-cell table:style-name="ce43" office:value-type="string" calcext:value-type="string">
            <text:p>FIZYKA CIALA STALEGO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4" calcext:value-type="float">
            <text:p>64</text:p>
          </table:table-cell>
          <table:table-cell table:style-name="ce43" office:value-type="string" calcext:value-type="string">
            <text:p>WSTEP DO CSS3 I HTML5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5" calcext:value-type="float">
            <text:p>65</text:p>
          </table:table-cell>
          <table:table-cell table:style-name="ce43" office:value-type="string" calcext:value-type="string">
            <text:p>CHEMIA FIZYCZNA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5" calcext:value-type="float">
            <text:p>65</text:p>
          </table:table-cell>
          <table:table-cell table:style-name="ce43" office:value-type="string" calcext:value-type="string">
            <text:p>OPTYMALIZACJA ALGORYTMOW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5" calcext:value-type="float">
            <text:p>65</text:p>
          </table:table-cell>
          <table:table-cell table:style-name="ce43" office:value-type="string" calcext:value-type="string">
            <text:p>ALGERB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5" calcext:value-type="float">
            <text:p>65</text:p>
          </table:table-cell>
          <table:table-cell table:style-name="ce43" office:value-type="string" calcext:value-type="string">
            <text:p>GRAFIKA KOMPUTEROWA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6" calcext:value-type="float">
            <text:p>66</text:p>
          </table:table-cell>
          <table:table-cell table:style-name="ce43" office:value-type="string" calcext:value-type="string">
            <text:p>ANSI C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6" calcext:value-type="float">
            <text:p>66</text:p>
          </table:table-cell>
          <table:table-cell table:style-name="ce43" office:value-type="string" calcext:value-type="string">
            <text:p>AUTOCAD DOBRE PRAKTYK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6" calcext:value-type="float">
            <text:p>66</text:p>
          </table:table-cell>
          <table:table-cell table:style-name="ce43" office:value-type="string" calcext:value-type="string">
            <text:p>MERNICTWO ELEKTRYCZNE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7" calcext:value-type="float">
            <text:p>67</text:p>
          </table:table-cell>
          <table:table-cell table:style-name="ce43" office:value-type="string" calcext:value-type="string">
            <text:p>KATALOG CYFROWYCH UKLADOW SCALONYCH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7" calcext:value-type="float">
            <text:p>67</text:p>
          </table:table-cell>
          <table:table-cell table:style-name="ce43" office:value-type="string" calcext:value-type="string">
            <text:p>ALGERB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7" calcext:value-type="float">
            <text:p>67</text:p>
          </table:table-cell>
          <table:table-cell table:style-name="ce43" office:value-type="string" calcext:value-type="string">
            <text:p>ALGERB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7" calcext:value-type="float">
            <text:p>67</text:p>
          </table:table-cell>
          <table:table-cell table:style-name="ce43" office:value-type="string" calcext:value-type="string">
            <text:p>APARATURA POMIAROWA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7" calcext:value-type="float">
            <text:p>67</text:p>
          </table:table-cell>
          <table:table-cell table:style-name="ce43" office:value-type="string" calcext:value-type="string">
            <text:p>101 ZABEZPIECZEN PRZED ATAKAMI W SIECI KOMPUTEROWEJ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7" calcext:value-type="float">
            <text:p>67</text:p>
          </table:table-cell>
          <table:table-cell table:style-name="ce43" office:value-type="string" calcext:value-type="string">
            <text:p>PODSTAWY KRYPTOGRAFII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7" calcext:value-type="float">
            <text:p>67</text:p>
          </table:table-cell>
          <table:table-cell table:style-name="ce43" office:value-type="string" calcext:value-type="string">
            <text:p>BIBLIA ASSEMBLER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8" calcext:value-type="float">
            <text:p>68</text:p>
          </table:table-cell>
          <table:table-cell table:style-name="ce43" office:value-type="string" calcext:value-type="string">
            <text:p>MATEMATYKA DYSKRET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8" calcext:value-type="float">
            <text:p>68</text:p>
          </table:table-cell>
          <table:table-cell table:style-name="ce43" office:value-type="string" calcext:value-type="string">
            <text:p>CHEMIA FIZYCZNA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8" calcext:value-type="float">
            <text:p>68</text:p>
          </table:table-cell>
          <table:table-cell table:style-name="ce43" office:value-type="string" calcext:value-type="string">
            <text:p>LINUX KSIEGA ADMINISTRATOR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8" calcext:value-type="float">
            <text:p>68</text:p>
          </table:table-cell>
          <table:table-cell table:style-name="ce43" office:value-type="string" calcext:value-type="string">
            <text:p>TECHNOLOGIA LITOGRAFII 20NM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8" calcext:value-type="float">
            <text:p>68</text:p>
          </table:table-cell>
          <table:table-cell table:style-name="ce43" office:value-type="string" calcext:value-type="string">
            <text:p>ALGERB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8" calcext:value-type="float">
            <text:p>68</text:p>
          </table:table-cell>
          <table:table-cell table:style-name="ce43" office:value-type="string" calcext:value-type="string">
            <text:p>SIECI NEURONOWE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8" calcext:value-type="float">
            <text:p>68</text:p>
          </table:table-cell>
          <table:table-cell table:style-name="ce43" office:value-type="string" calcext:value-type="string">
            <text:p>ALGERB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9" calcext:value-type="float">
            <text:p>69</text:p>
          </table:table-cell>
          <table:table-cell table:style-name="ce43" office:value-type="string" calcext:value-type="string">
            <text:p>OPTYMALIZACJA ALGORYTMOW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9" calcext:value-type="float">
            <text:p>69</text:p>
          </table:table-cell>
          <table:table-cell table:style-name="ce43" office:value-type="string" calcext:value-type="string">
            <text:p>LINUX KSIEGA ADMINISTRATOR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9" calcext:value-type="float">
            <text:p>69</text:p>
          </table:table-cell>
          <table:table-cell table:style-name="ce43" office:value-type="string" calcext:value-type="string">
            <text:p>STEROWNIKI PRZEMYSLOWE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9" calcext:value-type="float">
            <text:p>69</text:p>
          </table:table-cell>
          <table:table-cell table:style-name="ce43" office:value-type="string" calcext:value-type="string">
            <text:p>AUTOCAD DOBRE PRAKTYK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9" calcext:value-type="float">
            <text:p>69</text:p>
          </table:table-cell>
          <table:table-cell table:style-name="ce43" office:value-type="string" calcext:value-type="string">
            <text:p>WSTEP DO TEORII LICZB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9" calcext:value-type="float">
            <text:p>69</text:p>
          </table:table-cell>
          <table:table-cell table:style-name="ce43" office:value-type="string" calcext:value-type="string">
            <text:p>MATEMATYKA DYSKRET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69" calcext:value-type="float">
            <text:p>69</text:p>
          </table:table-cell>
          <table:table-cell table:style-name="ce43" office:value-type="string" calcext:value-type="string">
            <text:p>OPTYMALIZACJA ALGORYTMOW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KATALOG CYFROWYCH UKLADOW SCALONYCH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MERNICTWO ELEKTRYCZNE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FIZYKA CIALA STALEGO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ANALIZA ZLOZONYCH PROCESOW TECHNOLOGICZNYCH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70" calcext:value-type="float">
            <text:p>70</text:p>
          </table:table-cell>
          <table:table-cell table:style-name="ce43" office:value-type="string" calcext:value-type="string">
            <text:p>CHEMIA KWANTOW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70" calcext:value-type="float">
            <text:p>70</text:p>
          </table:table-cell>
          <table:table-cell table:style-name="ce43" office:value-type="string" calcext:value-type="string">
            <text:p>METODY NUMERYCZNE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ELEKTRONIKA CYFROWA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101 ZABEZPIECZEN PRZED ATAKAMI W SIECI KOMPUTEROWEJ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RELACYJNE BAZY DANYCH 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AUTOMATYK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TECHNOLOGIA LITOGRAFII 20NM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JEZYKI PROGRAMOWANIA I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ANALIZA MATEMATYCZN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JEZYKI PROGRAMOWANIA II</text:p>
          </table:table-cell>
          <table:table-cell table:style-name="ce19" table:number-columns-repeated="3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SIECI NEURONOWE</text:p>
          </table:table-cell>
          <table:table-cell table:style-name="ce19" table:number-columns-repeated="3"/>
        </table:table-row>
        <table:table-row table:style-name="ro1" table:number-rows-repeated="104824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-pilot-tables>
        <table:data-pilot-table table:name="DataPilot1" table:application-data="" table:target-range-address="'zadanie 5.2'.C1:'zadanie 5.2'.D71" table:buttons="'zadanie 5.2'.C1" table:show-filter-button="false" table:drill-down-on-double-click="false">
          <table:source-cell-range table:cell-range-address="'zadanie 5.2'.A1:'zadanie 5.2'.B3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d_pok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sel" table:orientation="data" table:used-hierarchy="0" table:function="count">
            <table:data-pilot-level table:show-empty="false" calcext:repeat-item-labels="false">
              <table:data-pilot-members>
                <table:data-pilot-member table:name="92051048757" table:display="true" table:show-details="true"/>
                <table:data-pilot-member table:name="92051861424" table:display="true" table:show-details="true"/>
                <table:data-pilot-member table:name="92052033215" table:display="true" table:show-details="true"/>
                <table:data-pilot-member table:name="92052877491" table:display="true" table:show-details="true"/>
                <table:data-pilot-member table:name="92052999663" table:display="true" table:show-details="true"/>
                <table:data-pilot-member table:name="92060349478" table:display="true" table:show-details="true"/>
                <table:data-pilot-member table:name="92060618813" table:display="true" table:show-details="true"/>
                <table:data-pilot-member table:name="92060816563" table:display="true" table:show-details="true"/>
                <table:data-pilot-member table:name="92060863855" table:display="true" table:show-details="true"/>
                <table:data-pilot-member table:name="92061083359" table:display="true" table:show-details="true"/>
                <table:data-pilot-member table:name="92061754985" table:display="true" table:show-details="true"/>
                <table:data-pilot-member table:name="92061937214" table:display="true" table:show-details="true"/>
                <table:data-pilot-member table:name="92062548936" table:display="true" table:show-details="true"/>
                <table:data-pilot-member table:name="92062762152" table:display="true" table:show-details="true"/>
                <table:data-pilot-member table:name="92062962545" table:display="true" table:show-details="true"/>
                <table:data-pilot-member table:name="92070111188" table:display="true" table:show-details="true"/>
                <table:data-pilot-member table:name="92070336152" table:display="true" table:show-details="true"/>
                <table:data-pilot-member table:name="92070952712" table:display="true" table:show-details="true"/>
                <table:data-pilot-member table:name="92071176944" table:display="true" table:show-details="true"/>
                <table:data-pilot-member table:name="92072355391" table:display="true" table:show-details="true"/>
                <table:data-pilot-member table:name="92072589329" table:display="true" table:show-details="true"/>
                <table:data-pilot-member table:name="92080361249" table:display="true" table:show-details="true"/>
                <table:data-pilot-member table:name="92080864292" table:display="true" table:show-details="true"/>
                <table:data-pilot-member table:name="92081076313" table:display="true" table:show-details="true"/>
                <table:data-pilot-member table:name="92081119933" table:display="true" table:show-details="true"/>
                <table:data-pilot-member table:name="92081817558" table:display="true" table:show-details="true"/>
                <table:data-pilot-member table:name="92081982469" table:display="true" table:show-details="true"/>
                <table:data-pilot-member table:name="92090349976" table:display="true" table:show-details="true"/>
                <table:data-pilot-member table:name="92100661849" table:display="true" table:show-details="true"/>
                <table:data-pilot-member table:name="92101543816" table:display="true" table:show-details="true"/>
                <table:data-pilot-member table:name="92103163461" table:display="true" table:show-details="true"/>
                <table:data-pilot-member table:name="92111027117" table:display="true" table:show-details="true"/>
                <table:data-pilot-member table:name="92111479877" table:display="true" table:show-details="true"/>
                <table:data-pilot-member table:name="92112571134" table:display="true" table:show-details="true"/>
                <table:data-pilot-member table:name="92112635683" table:display="true" table:show-details="true"/>
                <table:data-pilot-member table:name="92121027392" table:display="true" table:show-details="true"/>
                <table:data-pilot-member table:name="92121586455" table:display="true" table:show-details="true"/>
                <table:data-pilot-member table:name="92122718336" table:display="true" table:show-details="true"/>
                <table:data-pilot-member table:name="92122755816" table:display="true" table:show-details="true"/>
                <table:data-pilot-member table:name="92122899246" table:display="true" table:show-details="true"/>
                <table:data-pilot-member table:name="93010287374" table:display="true" table:show-details="true"/>
                <table:data-pilot-member table:name="93011731988" table:display="true" table:show-details="true"/>
                <table:data-pilot-member table:name="93012248937" table:display="true" table:show-details="true"/>
                <table:data-pilot-member table:name="93012423916" table:display="true" table:show-details="true"/>
                <table:data-pilot-member table:name="93013078979" table:display="true" table:show-details="true"/>
                <table:data-pilot-member table:name="93020294887" table:display="true" table:show-details="true"/>
                <table:data-pilot-member table:name="93020344452" table:display="true" table:show-details="true"/>
                <table:data-pilot-member table:name="93020492353" table:display="true" table:show-details="true"/>
                <table:data-pilot-member table:name="93020984197" table:display="true" table:show-details="true"/>
                <table:data-pilot-member table:name="93021324462" table:display="true" table:show-details="true"/>
                <table:data-pilot-member table:name="93021966581" table:display="true" table:show-details="true"/>
                <table:data-pilot-member table:name="93022138167" table:display="true" table:show-details="true"/>
                <table:data-pilot-member table:name="93031176282" table:display="true" table:show-details="true"/>
                <table:data-pilot-member table:name="93031426752" table:display="true" table:show-details="true"/>
                <table:data-pilot-member table:name="93031439697" table:display="true" table:show-details="true"/>
                <table:data-pilot-member table:name="93031562344" table:display="true" table:show-details="true"/>
                <table:data-pilot-member table:name="93031853565" table:display="true" table:show-details="true"/>
                <table:data-pilot-member table:name="93031922166" table:display="true" table:show-details="true"/>
                <table:data-pilot-member table:name="93032549924" table:display="true" table:show-details="true"/>
                <table:data-pilot-member table:name="93041061585" table:display="true" table:show-details="true"/>
                <table:data-pilot-member table:name="93041252815" table:display="true" table:show-details="true"/>
                <table:data-pilot-member table:name="93041271841" table:display="true" table:show-details="true"/>
                <table:data-pilot-member table:name="93041329773" table:display="true" table:show-details="true"/>
                <table:data-pilot-member table:name="93041967867" table:display="true" table:show-details="true"/>
                <table:data-pilot-member table:name="93042094111" table:display="true" table:show-details="true"/>
                <table:data-pilot-member table:name="93042372947" table:display="true" table:show-details="true"/>
                <table:data-pilot-member table:name="93042594253" table:display="true" table:show-details="true"/>
                <table:data-pilot-member table:name="93051494722" table:display="true" table:show-details="true"/>
                <table:data-pilot-member table:name="93052164592" table:display="true" table:show-details="true"/>
                <table:data-pilot-member table:name="93052321317" table:display="true" table:show-details="true"/>
                <table:data-pilot-member table:name="93052712924" table:display="true" table:show-details="true"/>
                <table:data-pilot-member table:name="93052759398" table:display="true" table:show-details="true"/>
                <table:data-pilot-member table:name="93060314174" table:display="true" table:show-details="true"/>
                <table:data-pilot-member table:name="93060626866" table:display="true" table:show-details="true"/>
                <table:data-pilot-member table:name="93060757559" table:display="true" table:show-details="true"/>
                <table:data-pilot-member table:name="93061087466" table:display="true" table:show-details="true"/>
                <table:data-pilot-member table:name="93061243679" table:display="true" table:show-details="true"/>
                <table:data-pilot-member table:name="93061564929" table:display="true" table:show-details="true"/>
                <table:data-pilot-member table:name="93062061135" table:display="true" table:show-details="true"/>
                <table:data-pilot-member table:name="93070995479" table:display="true" table:show-details="true"/>
                <table:data-pilot-member table:name="93071912839" table:display="true" table:show-details="true"/>
                <table:data-pilot-member table:name="93072382295" table:display="true" table:show-details="true"/>
                <table:data-pilot-member table:name="93080133818" table:display="true" table:show-details="true"/>
                <table:data-pilot-member table:name="93080136224" table:display="true" table:show-details="true"/>
                <table:data-pilot-member table:name="93080261416" table:display="true" table:show-details="true"/>
                <table:data-pilot-member table:name="93080464147" table:display="true" table:show-details="true"/>
                <table:data-pilot-member table:name="93081269666" table:display="true" table:show-details="true"/>
                <table:data-pilot-member table:name="93081336463" table:display="true" table:show-details="true"/>
                <table:data-pilot-member table:name="93081892851" table:display="true" table:show-details="true"/>
                <table:data-pilot-member table:name="93082456168" table:display="true" table:show-details="true"/>
                <table:data-pilot-member table:name="93090575941" table:display="true" table:show-details="true"/>
                <table:data-pilot-member table:name="93090925753" table:display="true" table:show-details="true"/>
                <table:data-pilot-member table:name="93091115319" table:display="true" table:show-details="true"/>
                <table:data-pilot-member table:name="93091278935" table:display="true" table:show-details="true"/>
                <table:data-pilot-member table:name="93091575513" table:display="true" table:show-details="true"/>
                <table:data-pilot-member table:name="93091812971" table:display="true" table:show-details="true"/>
                <table:data-pilot-member table:name="93092337785" table:display="true" table:show-details="true"/>
                <table:data-pilot-member table:name="93092435575" table:display="true" table:show-details="true"/>
                <table:data-pilot-member table:name="93092663774" table:display="true" table:show-details="true"/>
                <table:data-pilot-member table:name="93101369477" table:display="true" table:show-details="true"/>
                <table:data-pilot-member table:name="93101749226" table:display="true" table:show-details="true"/>
                <table:data-pilot-member table:name="93102056134" table:display="true" table:show-details="true"/>
                <table:data-pilot-member table:name="93102651636" table:display="true" table:show-details="true"/>
                <table:data-pilot-member table:name="93110169918" table:display="true" table:show-details="true"/>
                <table:data-pilot-member table:name="93110195784" table:display="true" table:show-details="true"/>
                <table:data-pilot-member table:name="93110591337" table:display="true" table:show-details="true"/>
                <table:data-pilot-member table:name="93111079234" table:display="true" table:show-details="true"/>
                <table:data-pilot-member table:name="93111422865" table:display="true" table:show-details="true"/>
                <table:data-pilot-member table:name="93112296421" table:display="true" table:show-details="true"/>
                <table:data-pilot-member table:name="93112747286" table:display="true" table:show-details="true"/>
                <table:data-pilot-member table:name="93120854668" table:display="true" table:show-details="true"/>
                <table:data-pilot-member table:name="93120948925" table:display="true" table:show-details="true"/>
                <table:data-pilot-member table:name="93122038392" table:display="true" table:show-details="true"/>
                <table:data-pilot-member table:name="93122174335" table:display="true" table:show-details="true"/>
                <table:data-pilot-member table:name="93123086325" table:display="true" table:show-details="true"/>
                <table:data-pilot-member table:name="94010593869" table:display="true" table:show-details="true"/>
                <table:data-pilot-member table:name="94011095964" table:display="true" table:show-details="true"/>
                <table:data-pilot-member table:name="94012177294" table:display="true" table:show-details="true"/>
                <table:data-pilot-member table:name="94012331191" table:display="true" table:show-details="true"/>
                <table:data-pilot-member table:name="94012833877" table:display="true" table:show-details="true"/>
                <table:data-pilot-member table:name="94020179251" table:display="true" table:show-details="true"/>
                <table:data-pilot-member table:name="94020355996" table:display="true" table:show-details="true"/>
                <table:data-pilot-member table:name="94020368381" table:display="true" table:show-details="true"/>
                <table:data-pilot-member table:name="94020462177" table:display="true" table:show-details="true"/>
                <table:data-pilot-member table:name="94020859896" table:display="true" table:show-details="true"/>
                <table:data-pilot-member table:name="94021031192" table:display="true" table:show-details="true"/>
                <table:data-pilot-member table:name="94022461945" table:display="true" table:show-details="true"/>
                <table:data-pilot-member table:name="94030283737" table:display="true" table:show-details="true"/>
                <table:data-pilot-member table:name="94030588351" table:display="true" table:show-details="true"/>
                <table:data-pilot-member table:name="94031061512" table:display="true" table:show-details="true"/>
                <table:data-pilot-member table:name="94031766363" table:display="true" table:show-details="true"/>
                <table:data-pilot-member table:name="94031972793" table:display="true" table:show-details="true"/>
                <table:data-pilot-member table:name="94032585554" table:display="true" table:show-details="true"/>
                <table:data-pilot-member table:name="94032747169" table:display="true" table:show-details="true"/>
                <table:data-pilot-member table:name="94040669736" table:display="true" table:show-details="true"/>
                <table:data-pilot-member table:name="94041273536" table:display="true" table:show-details="true"/>
                <table:data-pilot-member table:name="94041715238" table:display="true" table:show-details="true"/>
                <table:data-pilot-member table:name="94042061826" table:display="true" table:show-details="true"/>
                <table:data-pilot-member table:name="94042538867" table:display="true" table:show-details="true"/>
                <table:data-pilot-member table:name="94050341862" table:display="true" table:show-details="true"/>
                <table:data-pilot-member table:name="94050415987" table:display="true" table:show-details="true"/>
                <table:data-pilot-member table:name="94050582715" table:display="true" table:show-details="true"/>
                <table:data-pilot-member table:name="94051599561" table:display="true" table:show-details="true"/>
                <table:data-pilot-member table:name="94051786439" table:display="true" table:show-details="true"/>
                <table:data-pilot-member table:name="94051886221" table:display="true" table:show-details="true"/>
                <table:data-pilot-member table:name="94051893894" table:display="true" table:show-details="true"/>
                <table:data-pilot-member table:name="94052013633" table:display="true" table:show-details="true"/>
                <table:data-pilot-member table:name="94052063812" table:display="true" table:show-details="true"/>
                <table:data-pilot-member table:name="94052327952" table:display="true" table:show-details="true"/>
                <table:data-pilot-member table:name="94052812232" table:display="true" table:show-details="true"/>
                <table:data-pilot-member table:name="94060394564" table:display="true" table:show-details="true"/>
                <table:data-pilot-member table:name="94062364747" table:display="true" table:show-details="true"/>
                <table:data-pilot-member table:name="94062767281" table:display="true" table:show-details="true"/>
                <table:data-pilot-member table:name="94062811591" table:display="true" table:show-details="true"/>
                <table:data-pilot-member table:name="94070167664" table:display="true" table:show-details="true"/>
                <table:data-pilot-member table:name="94070444888" table:display="true" table:show-details="true"/>
                <table:data-pilot-member table:name="94072349563" table:display="true" table:show-details="true"/>
                <table:data-pilot-member table:name="94072628581" table:display="true" table:show-details="true"/>
                <table:data-pilot-member table:name="94080228692" table:display="true" table:show-details="true"/>
                <table:data-pilot-member table:name="94080448661" table:display="true" table:show-details="true"/>
                <table:data-pilot-member table:name="94080681844" table:display="true" table:show-details="true"/>
                <table:data-pilot-member table:name="94080977152" table:display="true" table:show-details="true"/>
                <table:data-pilot-member table:name="94081134358" table:display="true" table:show-details="true"/>
                <table:data-pilot-member table:name="94081268846" table:display="true" table:show-details="true"/>
                <table:data-pilot-member table:name="94082215991" table:display="true" table:show-details="true"/>
                <table:data-pilot-member table:name="94082711312" table:display="true" table:show-details="true"/>
                <table:data-pilot-member table:name="94083048134" table:display="true" table:show-details="true"/>
                <table:data-pilot-member table:name="94091089918" table:display="true" table:show-details="true"/>
                <table:data-pilot-member table:name="94091411788" table:display="true" table:show-details="true"/>
                <table:data-pilot-member table:name="94091495359" table:display="true" table:show-details="true"/>
                <table:data-pilot-member table:name="94091517385" table:display="true" table:show-details="true"/>
                <table:data-pilot-member table:name="94091751347" table:display="true" table:show-details="true"/>
                <table:data-pilot-member table:name="94092286956" table:display="true" table:show-details="true"/>
                <table:data-pilot-member table:name="94093037193" table:display="true" table:show-details="true"/>
                <table:data-pilot-member table:name="94100357838" table:display="true" table:show-details="true"/>
                <table:data-pilot-member table:name="94100835552" table:display="true" table:show-details="true"/>
                <table:data-pilot-member table:name="94102052458" table:display="true" table:show-details="true"/>
                <table:data-pilot-member table:name="94103033254" table:display="true" table:show-details="true"/>
                <table:data-pilot-member table:name="94111993425" table:display="true" table:show-details="true"/>
                <table:data-pilot-member table:name="94112234831" table:display="true" table:show-details="true"/>
                <table:data-pilot-member table:name="94112973718" table:display="true" table:show-details="true"/>
                <table:data-pilot-member table:name="94121421336" table:display="true" table:show-details="true"/>
                <table:data-pilot-member table:name="94121925755" table:display="true" table:show-details="true"/>
                <table:data-pilot-member table:name="94122135195" table:display="true" table:show-details="true"/>
                <table:data-pilot-member table:name="94123156375" table:display="true" table:show-details="true"/>
                <table:data-pilot-member table:name="95010144314" table:display="true" table:show-details="true"/>
                <table:data-pilot-member table:name="95010286766" table:display="true" table:show-details="true"/>
                <table:data-pilot-member table:name="95010919439" table:display="true" table:show-details="true"/>
                <table:data-pilot-member table:name="95010931895" table:display="true" table:show-details="true"/>
                <table:data-pilot-member table:name="95011221717" table:display="true" table:show-details="true"/>
                <table:data-pilot-member table:name="95011368836" table:display="true" table:show-details="true"/>
                <table:data-pilot-member table:name="95012344439" table:display="true" table:show-details="true"/>
                <table:data-pilot-member table:name="95012636248" table:display="true" table:show-details="true"/>
                <table:data-pilot-member table:name="95020584568" table:display="true" table:show-details="true"/>
                <table:data-pilot-member table:name="95021137376" table:display="true" table:show-details="true"/>
                <table:data-pilot-member table:name="95022151559" table:display="true" table:show-details="true"/>
                <table:data-pilot-member table:name="95022812243" table:display="true" table:show-details="true"/>
                <table:data-pilot-member table:name="95030373332" table:display="true" table:show-details="true"/>
                <table:data-pilot-member table:name="95030438448" table:display="true" table:show-details="true"/>
                <table:data-pilot-member table:name="95031582894" table:display="true" table:show-details="true"/>
                <table:data-pilot-member table:name="95040576286" table:display="true" table:show-details="true"/>
                <table:data-pilot-member table:name="95041132892" table:display="true" table:show-details="true"/>
                <table:data-pilot-member table:name="95041645299" table:display="true" table:show-details="true"/>
                <table:data-pilot-member table:name="95042088338" table:display="true" table:show-details="true"/>
                <table:data-pilot-member table:name="95042249539" table:display="true" table:show-details="true"/>
                <table:data-pilot-member table:name="95042653121" table:display="true" table:show-details="true"/>
                <table:data-pilot-member table:name="95050162572" table:display="true" table:show-details="true"/>
                <table:data-pilot-member table:name="95050294464" table:display="true" table:show-details="true"/>
                <table:data-pilot-member table:name="95051277866" table:display="true" table:show-details="true"/>
                <table:data-pilot-member table:name="95051878845" table:display="true" table:show-details="true"/>
                <table:data-pilot-member table:name="95052836383" table:display="true" table:show-details="true"/>
                <table:data-pilot-member table:name="95052939154" table:display="true" table:show-details="true"/>
                <table:data-pilot-member table:name="95053039198" table:display="true" table:show-details="true"/>
                <table:data-pilot-member table:name="95060298582" table:display="true" table:show-details="true"/>
                <table:data-pilot-member table:name="95061884197" table:display="true" table:show-details="true"/>
                <table:data-pilot-member table:name="95062252193" table:display="true" table:show-details="true"/>
                <table:data-pilot-member table:name="95062355629" table:display="true" table:show-details="true"/>
                <table:data-pilot-member table:name="95071044176" table:display="true" table:show-details="true"/>
                <table:data-pilot-member table:name="95071489133" table:display="true" table:show-details="true"/>
                <table:data-pilot-member table:name="95071627434" table:display="true" table:show-details="true"/>
                <table:data-pilot-member table:name="95071674573" table:display="true" table:show-details="true"/>
                <table:data-pilot-member table:name="95080577175" table:display="true" table:show-details="true"/>
                <table:data-pilot-member table:name="95081712847" table:display="true" table:show-details="true"/>
                <table:data-pilot-member table:name="95082916158" table:display="true" table:show-details="true"/>
                <table:data-pilot-member table:name="95090322493" table:display="true" table:show-details="true"/>
                <table:data-pilot-member table:name="95091292595" table:display="true" table:show-details="true"/>
                <table:data-pilot-member table:name="95091617358" table:display="true" table:show-details="true"/>
                <table:data-pilot-member table:name="95092124468" table:display="true" table:show-details="true"/>
                <table:data-pilot-member table:name="95092172959" table:display="true" table:show-details="true"/>
                <table:data-pilot-member table:name="95092264276" table:display="true" table:show-details="true"/>
                <table:data-pilot-member table:name="95092628511" table:display="true" table:show-details="true"/>
                <table:data-pilot-member table:name="95101084297" table:display="true" table:show-details="true"/>
                <table:data-pilot-member table:name="95101667241" table:display="true" table:show-details="true"/>
                <table:data-pilot-member table:name="95103086594" table:display="true" table:show-details="true"/>
                <table:data-pilot-member table:name="95111035621" table:display="true" table:show-details="true"/>
                <table:data-pilot-member table:name="95111457382" table:display="true" table:show-details="true"/>
                <table:data-pilot-member table:name="95111492877" table:display="true" table:show-details="true"/>
                <table:data-pilot-member table:name="95111824241" table:display="true" table:show-details="true"/>
                <table:data-pilot-member table:name="95112489689" table:display="true" table:show-details="true"/>
                <table:data-pilot-member table:name="95112894814" table:display="true" table:show-details="true"/>
                <table:data-pilot-member table:name="95120191648" table:display="true" table:show-details="true"/>
                <table:data-pilot-member table:name="95120487536" table:display="true" table:show-details="true"/>
                <table:data-pilot-member table:name="95120591417" table:display="true" table:show-details="true"/>
                <table:data-pilot-member table:name="95120745656" table:display="true" table:show-details="true"/>
                <table:data-pilot-member table:name="95122261156" table:display="true" table:show-details="true"/>
                <table:data-pilot-member table:name="95122344488" table:display="true" table:show-details="true"/>
                <table:data-pilot-member table:name="95122598863" table:display="true" table:show-details="true"/>
                <table:data-pilot-member table:name="95123151452" table:display="true" table:show-details="true"/>
                <table:data-pilot-member table:name="96011223945" table:display="true" table:show-details="true"/>
                <table:data-pilot-member table:name="96011338285" table:display="true" table:show-details="true"/>
                <table:data-pilot-member table:name="96011788721" table:display="true" table:show-details="true"/>
                <table:data-pilot-member table:name="96012247623" table:display="true" table:show-details="true"/>
                <table:data-pilot-member table:name="96021765853" table:display="true" table:show-details="true"/>
                <table:data-pilot-member table:name="96022049899" table:display="true" table:show-details="true"/>
                <table:data-pilot-member table:name="96022327144" table:display="true" table:show-details="true"/>
                <table:data-pilot-member table:name="96030997362" table:display="true" table:show-details="true"/>
                <table:data-pilot-member table:name="96031551327" table:display="true" table:show-details="true"/>
                <table:data-pilot-member table:name="96032965482" table:display="true" table:show-details="true"/>
                <table:data-pilot-member table:name="96040333314" table:display="true" table:show-details="true"/>
                <table:data-pilot-member table:name="96041586933" table:display="true" table:show-details="true"/>
                <table:data-pilot-member table:name="96041717944" table:display="true" table:show-details="true"/>
                <table:data-pilot-member table:name="96042084485" table:display="true" table:show-details="true"/>
                <table:data-pilot-member table:name="96042123681" table:display="true" table:show-details="true"/>
                <table:data-pilot-member table:name="96043095419" table:display="true" table:show-details="true"/>
                <table:data-pilot-member table:name="96050286545" table:display="true" table:show-details="true"/>
                <table:data-pilot-member table:name="96050379498" table:display="true" table:show-details="true"/>
                <table:data-pilot-member table:name="96050419725" table:display="true" table:show-details="true"/>
                <table:data-pilot-member table:name="96050641553" table:display="true" table:show-details="true"/>
                <table:data-pilot-member table:name="96051078792" table:display="true" table:show-details="true"/>
                <table:data-pilot-member table:name="96051111367" table:display="true" table:show-details="true"/>
                <table:data-pilot-member table:name="96051135916" table:display="true" table:show-details="true"/>
                <table:data-pilot-member table:name="96051572319" table:display="true" table:show-details="true"/>
                <table:data-pilot-member table:name="96051865921" table:display="true" table:show-details="true"/>
                <table:data-pilot-member table:name="96052561949" table:display="true" table:show-details="true"/>
                <table:data-pilot-member table:name="96052982418" table:display="true" table:show-details="true"/>
                <table:data-pilot-member table:name="96060783968" table:display="true" table:show-details="true"/>
                <table:data-pilot-member table:name="96061044486" table:display="true" table:show-details="true"/>
                <table:data-pilot-member table:name="96061094795" table:display="true" table:show-details="true"/>
                <table:data-pilot-member table:name="96061777722" table:display="true" table:show-details="true"/>
                <table:data-pilot-member table:name="96062773598" table:display="true" table:show-details="true"/>
                <table:data-pilot-member table:name="96070166834" table:display="true" table:show-details="true"/>
                <table:data-pilot-member table:name="96070825977" table:display="true" table:show-details="true"/>
                <table:data-pilot-member table:name="96072293545" table:display="true" table:show-details="true"/>
                <table:data-pilot-member table:name="96080514843" table:display="true" table:show-details="true"/>
                <table:data-pilot-member table:name="96081092979" table:display="true" table:show-details="true"/>
                <table:data-pilot-member table:name="96081684932" table:display="true" table:show-details="true"/>
                <table:data-pilot-member table:name="96081771827" table:display="true" table:show-details="true"/>
                <table:data-pilot-member table:name="96081928342" table:display="true" table:show-details="true"/>
                <table:data-pilot-member table:name="96082398784" table:display="true" table:show-details="true"/>
                <table:data-pilot-member table:name="96082593622" table:display="true" table:show-details="true"/>
                <table:data-pilot-member table:name="96090264886" table:display="true" table:show-details="true"/>
                <table:data-pilot-member table:name="96090634229" table:display="true" table:show-details="true"/>
                <table:data-pilot-member table:name="96090866484" table:display="true" table:show-details="true"/>
                <table:data-pilot-member table:name="96090923899" table:display="true" table:show-details="true"/>
                <table:data-pilot-member table:name="96091269286" table:display="true" table:show-details="true"/>
                <table:data-pilot-member table:name="96092746489" table:display="true" table:show-details="true"/>
                <table:data-pilot-member table:name="96092784458" table:display="true" table:show-details="true"/>
                <table:data-pilot-member table:name="96102819712" table:display="true" table:show-details="true"/>
                <table:data-pilot-member table:name="96110243976" table:display="true" table:show-details="true"/>
                <table:data-pilot-member table:name="96110878613" table:display="true" table:show-details="true"/>
                <table:data-pilot-member table:name="96111514855" table:display="true" table:show-details="true"/>
                <table:data-pilot-member table:name="96111524476" table:display="true" table:show-details="true"/>
                <table:data-pilot-member table:name="96111917733" table:display="true" table:show-details="true"/>
                <table:data-pilot-member table:name="96112171271" table:display="true" table:show-details="true"/>
                <table:data-pilot-member table:name="96112275739" table:display="true" table:show-details="true"/>
                <table:data-pilot-member table:name="96112845442" table:display="true" table:show-details="true"/>
                <table:data-pilot-member table:name="96120158756" table:display="true" table:show-details="true"/>
                <table:data-pilot-member table:name="96120239628" table:display="true" table:show-details="true"/>
                <table:data-pilot-member table:name="96121964255" table:display="true" table:show-details="true"/>
                <table:data-pilot-member table:name="96122014799" table:display="true" table:show-details="true"/>
                <table:data-pilot-member table:name="96122095251" table:display="true" table:show-details="true"/>
                <table:data-pilot-member table:name="96122279451" table:display="true" table:show-details="true"/>
                <table:data-pilot-member table:name="97010159347" table:display="true" table:show-details="true"/>
                <table:data-pilot-member table:name="97010621727" table:display="true" table:show-details="true"/>
                <table:data-pilot-member table:name="97010812385" table:display="true" table:show-details="true"/>
                <table:data-pilot-member table:name="97010983179" table:display="true" table:show-details="true"/>
                <table:data-pilot-member table:name="97011693781" table:display="true" table:show-details="true"/>
                <table:data-pilot-member table:name="97012853362" table:display="true" table:show-details="true"/>
                <table:data-pilot-member table:name="97012894365" table:display="true" table:show-details="true"/>
                <table:data-pilot-member table:name="97020245331" table:display="true" table:show-details="true"/>
                <table:data-pilot-member table:name="97020963358" table:display="true" table:show-details="true"/>
                <table:data-pilot-member table:name="97021392858" table:display="true" table:show-details="true"/>
                <table:data-pilot-member table:name="97021486467" table:display="true" table:show-details="true"/>
                <table:data-pilot-member table:name="97022426727" table:display="true" table:show-details="true"/>
                <table:data-pilot-member table:name="970227844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zadanie 5.3'.F1:'zadanie 5.3'.G4" table:buttons="'zadanie 5.3'.F1" table:show-filter-button="false" table:drill-down-on-double-click="false">
          <table:source-cell-range table:cell-range-address="'zadanie 5.3'.E1:'zadanie 5.3'.E33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obieta czy mężczyzna" table:orientation="row" table:used-hierarchy="0" table:function="auto">
            <table:data-pilot-level table:show-empty="false" calcext:repeat-item-labels="false">
              <table:data-pilot-members>
                <table:data-pilot-member table:name="kobieta" table:display="true" table:show-details="true"/>
                <table:data-pilot-member table:name="mężczyz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obieta czy mężczyzna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08:29:03.449000000</meta:creation-date>
    <dc:date>2022-01-19T20:29:31.007000000</dc:date>
    <meta:editing-duration>PT1H20M39S</meta:editing-duration>
    <meta:editing-cycles>5</meta:editing-cycles>
    <meta:generator>LibreOffice/7.0.1.2$Windows_X86_64 LibreOffice_project/7cbcfc562f6eb6708b5ff7d7397325de9e764452</meta:generator>
    <meta:document-statistic meta:table-count="6" meta:cell-count="5750" meta:object-count="0"/>
  </office:meta>
</office:document-meta>
</file>